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5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1.568cm"/>
    </style:style>
    <style:style style:name="co4" style:family="table-column">
      <style:table-column-properties fo:break-before="auto" style:column-width="1.646cm"/>
    </style:style>
    <style:style style:name="co5" style:family="table-column">
      <style:table-column-properties fo:break-before="auto" style:column-width="2.621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1.67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1.961cm"/>
    </style:style>
    <style:style style:name="co12" style:family="table-column">
      <style:table-column-properties fo:break-before="auto" style:column-width="1.937cm"/>
    </style:style>
    <style:style style:name="co13" style:family="table-column">
      <style:table-column-properties fo:break-before="auto" style:column-width="2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ORTS_DATA" table:style-name="ta1">
        <table:table-source xlink:type="simple" xlink:href="../gt/output/sports/sports_serie.csv" table:table-name="Sheet1" table:filter-name="Text - txt - csv (StarCalc)" table:filter-options="59,34,76,1,,0,false,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  <table:table-cell office:value-type="float" office:value="11.6666666666667">
            <text:p>11.6666666667</text:p>
          </table:table-cell>
          <table:table-cell office:value-type="float" office:value="5">
            <text:p>5</text:p>
          </table:table-cell>
          <table:table-cell office:value-type="float" office:value="5.66666666666667">
            <text:p>5.6666666667</text:p>
          </table:table-cell>
          <table:table-cell office:value-type="float" office:value="14.3333333333333">
            <text:p>14.3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  <table:table-cell office:value-type="float" office:value="8.66666666666667">
            <text:p>8.6666666667</text:p>
          </table:table-cell>
          <table:table-cell office:value-type="float" office:value="5.16666666666667">
            <text:p>5.1666666667</text:p>
          </table:table-cell>
          <table:table-cell office:value-type="float" office:value="5.66666666666667">
            <text:p>5.6666666667</text:p>
          </table:table-cell>
          <table:table-cell office:value-type="float" office:value="10.1666666666667">
            <text:p>10.1666666667</text:p>
          </table:table-cell>
          <table:table-cell office:value-type="float" office:value="0.0294117647058823">
            <text:p>0.0294117647</text:p>
          </table:table-cell>
          <table:table-cell office:value-type="float" office:value="0.00198281559814937">
            <text:p>0.00198281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66666666666667">
            <text:p>1.6666666667</text:p>
          </table:table-cell>
          <table:table-cell office:value-type="float" office:value="3.66666666666667">
            <text:p>3.6666666667</text:p>
          </table:table-cell>
          <table:table-cell office:value-type="float" office:value="0">
            <text:p>0</text:p>
          </table:table-cell>
          <table:table-cell office:value-type="float" office:value="2.33333333333333">
            <text:p>2.3333333333</text:p>
          </table:table-cell>
          <table:table-cell office:value-type="float" office:value="0">
            <text:p>0</text:p>
          </table:table-cell>
          <table:table-cell office:value-type="float" office:value="6.66666666666667">
            <text:p>6.6666666667</text:p>
          </table:table-cell>
          <table:table-cell office:value-type="float" office:value="1.66666666666667">
            <text:p>1.6666666667</text:p>
          </table:table-cell>
          <table:table-cell office:value-type="float" office:value="5.66666666666667">
            <text:p>5.6666666667</text:p>
          </table:table-cell>
          <table:table-cell office:value-type="float" office:value="14.3333333333333">
            <text:p>14.3333333333</text:p>
          </table:table-cell>
          <table:table-cell office:value-type="float" office:value="0.294117647058824">
            <text:p>0.2941176471</text:p>
          </table:table-cell>
          <table:table-cell office:value-type="float" office:value="0.0245098039215686">
            <text:p>0.0245098039</text:p>
          </table:table-cell>
          <table:table-cell office:value-type="float" office:value="1.16666666666667">
            <text:p>1.1666666667</text:p>
          </table:table-cell>
          <table:table-cell office:value-type="float" office:value="1.83333333333333">
            <text:p>1.8333333333</text:p>
          </table:table-cell>
          <table:table-cell office:value-type="float" office:value="0">
            <text:p>0</text:p>
          </table:table-cell>
          <table:table-cell office:value-type="float" office:value="1.16666666666667">
            <text:p>1.166666666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33333333333333">
            <text:p>3.3333333333</text:p>
          </table:table-cell>
          <table:table-cell office:value-type="float" office:value="5.66666666666667">
            <text:p>5.6666666667</text:p>
          </table:table-cell>
          <table:table-cell office:value-type="float" office:value="10.1666666666667">
            <text:p>10.1666666667</text:p>
          </table:table-cell>
          <table:table-cell office:value-type="float" office:value="0.205882352941176">
            <text:p>0.2058823529</text:p>
          </table:table-cell>
          <table:table-cell office:value-type="float" office:value="0.0184372256365233">
            <text:p>0.01843722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.66666666666667">
            <text:p>3.6666666667</text:p>
          </table:table-cell>
          <table:table-cell office:value-type="float" office:value="0">
            <text:p>0</text:p>
          </table:table-cell>
          <table:table-cell office:value-type="float" office:value="2.33333333333333">
            <text:p>2.3333333333</text:p>
          </table:table-cell>
          <table:table-cell office:value-type="float" office:value="0">
            <text:p>0</text:p>
          </table:table-cell>
          <table:table-cell office:value-type="float" office:value="6.33333333333333">
            <text:p>6.3333333333</text:p>
          </table:table-cell>
          <table:table-cell office:value-type="float" office:value="1.33333333333333">
            <text:p>1.3333333333</text:p>
          </table:table-cell>
          <table:table-cell office:value-type="float" office:value="5.66666666666667">
            <text:p>5.6666666667</text:p>
          </table:table-cell>
          <table:table-cell office:value-type="float" office:value="14.3333333333333">
            <text:p>14.3333333333</text:p>
          </table:table-cell>
          <table:table-cell office:value-type="float" office:value="0.352941176470588">
            <text:p>0.3529411765</text:p>
          </table:table-cell>
          <table:table-cell office:value-type="float" office:value="0.0311418685121107">
            <text:p>0.0311418685</text:p>
          </table:table-cell>
          <table:table-cell office:value-type="float" office:value="1.66666666666667">
            <text:p>1.6666666667</text:p>
          </table:table-cell>
          <table:table-cell office:value-type="float" office:value="1.83333333333333">
            <text:p>1.8333333333</text:p>
          </table:table-cell>
          <table:table-cell office:value-type="float" office:value="0">
            <text:p>0</text:p>
          </table:table-cell>
          <table:table-cell office:value-type="float" office:value="1.16666666666667">
            <text:p>1.1666666667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2.83333333333333">
            <text:p>2.8333333333</text:p>
          </table:table-cell>
          <table:table-cell office:value-type="float" office:value="5.66666666666667">
            <text:p>5.6666666667</text:p>
          </table:table-cell>
          <table:table-cell office:value-type="float" office:value="10.1666666666667">
            <text:p>10.1666666667</text:p>
          </table:table-cell>
          <table:table-cell office:value-type="float" office:value="0.294117647058824">
            <text:p>0.2941176471</text:p>
          </table:table-cell>
          <table:table-cell office:value-type="float" office:value="0.0289296046287367">
            <text:p>0.02892960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33333333333333">
            <text:p>2.3333333333</text:p>
          </table:table-cell>
          <table:table-cell office:value-type="float" office:value="3.66666666666667">
            <text:p>3.6666666667</text:p>
          </table:table-cell>
          <table:table-cell office:value-type="float" office:value="0">
            <text:p>0</text:p>
          </table:table-cell>
          <table:table-cell office:value-type="float" office:value="2.33333333333333">
            <text:p>2.33333333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66666666666667">
            <text:p>5.6666666667</text:p>
          </table:table-cell>
          <table:table-cell office:value-type="float" office:value="14.3333333333333">
            <text:p>14.3333333333</text:p>
          </table:table-cell>
          <table:table-cell office:value-type="float" office:value="0.411764705882353">
            <text:p>0.4117647059</text:p>
          </table:table-cell>
          <table:table-cell office:value-type="float" office:value="0.0386029411764706">
            <text:p>0.0386029412</text:p>
          </table:table-cell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3333333333333">
            <text:p>1.3333333333</text:p>
          </table:table-cell>
          <table:table-cell office:value-type="float" office:value="0">
            <text:p>0</text:p>
          </table:table-cell>
          <table:table-cell office:value-type="float" office:value="5.16666666666667">
            <text:p>5.1666666667</text:p>
          </table:table-cell>
          <table:table-cell office:value-type="float" office:value="2.66666666666667">
            <text:p>2.6666666667</text:p>
          </table:table-cell>
          <table:table-cell office:value-type="float" office:value="5.66666666666667">
            <text:p>5.6666666667</text:p>
          </table:table-cell>
          <table:table-cell office:value-type="float" office:value="10.1666666666667">
            <text:p>10.1666666667</text:p>
          </table:table-cell>
          <table:table-cell office:value-type="float" office:value="0.294117647058824">
            <text:p>0.2941176471</text:p>
          </table:table-cell>
          <table:table-cell office:value-type="float" office:value="0.0299102691924227">
            <text:p>0.02991026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66666666666667">
            <text:p>2.6666666667</text:p>
          </table:table-cell>
          <table:table-cell office:value-type="float" office:value="4.33333333333333">
            <text:p>4.3333333333</text:p>
          </table:table-cell>
          <table:table-cell office:value-type="float" office:value="0">
            <text:p>0</text:p>
          </table:table-cell>
          <table:table-cell office:value-type="float" office:value="2.33333333333333">
            <text:p>2.33333333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666666666666667">
            <text:p>0.6666666667</text:p>
          </table:table-cell>
          <table:table-cell office:value-type="float" office:value="5.66666666666667">
            <text:p>5.6666666667</text:p>
          </table:table-cell>
          <table:table-cell office:value-type="float" office:value="14.3333333333333">
            <text:p>14.3333333333</text:p>
          </table:table-cell>
          <table:table-cell office:value-type="float" office:value="0.470588235294118">
            <text:p>0.4705882353</text:p>
          </table:table-cell>
          <table:table-cell office:value-type="float" office:value="0.0470588235294118">
            <text:p>0.0470588235</text:p>
          </table:table-cell>
          <table:table-cell office:value-type="float" office:value="2">
            <text:p>2</text:p>
          </table:table-cell>
          <table:table-cell office:value-type="float" office:value="2.33333333333333">
            <text:p>2.3333333333</text:p>
          </table:table-cell>
          <table:table-cell office:value-type="float" office:value="0">
            <text:p>0</text:p>
          </table:table-cell>
          <table:table-cell office:value-type="float" office:value="1.33333333333333">
            <text:p>1.3333333333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2.33333333333333">
            <text:p>2.3333333333</text:p>
          </table:table-cell>
          <table:table-cell office:value-type="float" office:value="5.66666666666667">
            <text:p>5.6666666667</text:p>
          </table:table-cell>
          <table:table-cell office:value-type="float" office:value="10.1666666666667">
            <text:p>10.1666666667</text:p>
          </table:table-cell>
          <table:table-cell office:value-type="float" office:value="0.352941176470588">
            <text:p>0.3529411765</text:p>
          </table:table-cell>
          <table:table-cell office:value-type="float" office:value="0.0385026737967914">
            <text:p>0.038502673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33333333333333">
            <text:p>2.3333333333</text:p>
          </table:table-cell>
          <table:table-cell office:value-type="float" office:value="4.66666666666667">
            <text:p>4.6666666667</text:p>
          </table:table-cell>
          <table:table-cell office:value-type="float" office:value="0">
            <text:p>0</text:p>
          </table:table-cell>
          <table:table-cell office:value-type="float" office:value="2.66666666666667">
            <text:p>2.6666666667</text:p>
          </table:table-cell>
          <table:table-cell office:value-type="float" office:value="0">
            <text:p>0</text:p>
          </table:table-cell>
          <table:table-cell office:value-type="float" office:value="4.66666666666667">
            <text:p>4.6666666667</text:p>
          </table:table-cell>
          <table:table-cell office:value-type="float" office:value="0.666666666666667">
            <text:p>0.6666666667</text:p>
          </table:table-cell>
          <table:table-cell office:value-type="float" office:value="5.66666666666667">
            <text:p>5.6666666667</text:p>
          </table:table-cell>
          <table:table-cell office:value-type="float" office:value="14.3333333333333">
            <text:p>14.3333333333</text:p>
          </table:table-cell>
          <table:table-cell office:value-type="float" office:value="0.411764705882353">
            <text:p>0.4117647059</text:p>
          </table:table-cell>
          <table:table-cell office:value-type="float" office:value="0.0411764705882353">
            <text:p>0.0411764706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4.16666666666667">
            <text:p>4.1666666667</text:p>
          </table:table-cell>
          <table:table-cell office:value-type="float" office:value="2.16666666666667">
            <text:p>2.1666666667</text:p>
          </table:table-cell>
          <table:table-cell office:value-type="float" office:value="5.66666666666667">
            <text:p>5.6666666667</text:p>
          </table:table-cell>
          <table:table-cell office:value-type="float" office:value="10.1666666666667">
            <text:p>10.1666666667</text:p>
          </table:table-cell>
          <table:table-cell office:value-type="float" office:value="0.352941176470588">
            <text:p>0.3529411765</text:p>
          </table:table-cell>
          <table:table-cell office:value-type="float" office:value="0.0399556048834628">
            <text:p>0.0399556049</text:p>
          </table:table-cell>
        </table:table-row>
      </table:table>
      <table:table table:name="ARTS_DATA" table:style-name="ta1">
        <table:table-source xlink:type="simple" xlink:href="../gt/output/arts/arts_serie.csv" table:table-name="Sheet1" table:filter-name="Text - txt - csv (StarCalc)" table:filter-options="59,34,76,1,,0,false,"/>
        <table:table-column table:style-name="co1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2.83333333333333">
            <text:p>2.8333333333</text:p>
          </table:table-cell>
          <table:table-cell office:value-type="float" office:value="0">
            <text:p>0</text:p>
          </table:table-cell>
          <table:table-cell office:value-type="float" office:value="0.416666666666667">
            <text:p>0.4166666667</text:p>
          </table:table-cell>
          <table:table-cell office:value-type="float" office:value="0">
            <text:p>0</text:p>
          </table:table-cell>
          <table:table-cell office:value-type="float" office:value="5.91666666666667">
            <text:p>5.9166666667</text:p>
          </table:table-cell>
          <table:table-cell office:value-type="float" office:value="4.58333333333333">
            <text:p>4.5833333333</text:p>
          </table:table-cell>
          <table:table-cell office:value-type="float" office:value="5.25">
            <text:p>5.25</text:p>
          </table:table-cell>
          <table:table-cell office:value-type="float" office:value="9.41666666666667">
            <text:p>9.4166666667</text:p>
          </table:table-cell>
          <table:table-cell office:value-type="float" office:value="0.0476190476190476">
            <text:p>0.0476190476</text:p>
          </table:table-cell>
          <table:table-cell office:value-type="float" office:value="0.00357142857142857">
            <text:p>0.0035714286</text:p>
          </table:table-cell>
          <table:table-cell office:value-type="float" office:value="0.208333333333333">
            <text:p>0.2083333333</text:p>
          </table:table-cell>
          <table:table-cell office:value-type="float" office:value="1.54166666666667">
            <text:p>1.5416666667</text:p>
          </table:table-cell>
          <table:table-cell office:value-type="float" office:value="0">
            <text:p>0</text:p>
          </table:table-cell>
          <table:table-cell office:value-type="float" office:value="0.291666666666667">
            <text:p>0.2916666667</text:p>
          </table:table-cell>
          <table:table-cell office:value-type="float" office:value="0">
            <text:p>0</text:p>
          </table:table-cell>
          <table:table-cell office:value-type="float" office:value="5.58333333333333">
            <text:p>5.5833333333</text:p>
          </table:table-cell>
          <table:table-cell office:value-type="float" office:value="4.83333333333333">
            <text:p>4.8333333333</text:p>
          </table:table-cell>
          <table:table-cell office:value-type="float" office:value="5.33333333333333">
            <text:p>5.3333333333</text:p>
          </table:table-cell>
          <table:table-cell office:value-type="float" office:value="7.625">
            <text:p>7.625</text:p>
          </table:table-cell>
          <table:table-cell office:value-type="float" office:value="0.0390625">
            <text:p>0.0390625</text:p>
          </table:table-cell>
          <table:table-cell office:value-type="float" office:value="0.00326655052264808">
            <text:p>0.00326655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83333333333333">
            <text:p>2.8333333333</text:p>
          </table:table-cell>
          <table:table-cell office:value-type="float" office:value="0">
            <text:p>0</text:p>
          </table:table-cell>
          <table:table-cell office:value-type="float" office:value="0.416666666666667">
            <text:p>0.4166666667</text:p>
          </table:table-cell>
          <table:table-cell office:value-type="float" office:value="0">
            <text:p>0</text:p>
          </table:table-cell>
          <table:table-cell office:value-type="float" office:value="4.16666666666667">
            <text:p>4.1666666667</text:p>
          </table:table-cell>
          <table:table-cell office:value-type="float" office:value="2.83333333333333">
            <text:p>2.8333333333</text:p>
          </table:table-cell>
          <table:table-cell office:value-type="float" office:value="5.25">
            <text:p>5.25</text:p>
          </table:table-cell>
          <table:table-cell office:value-type="float" office:value="9.41666666666667">
            <text:p>9.4166666667</text:p>
          </table:table-cell>
          <table:table-cell office:value-type="float" office:value="0.380952380952381">
            <text:p>0.380952381</text:p>
          </table:table-cell>
          <table:table-cell office:value-type="float" office:value="0.0387409200968523">
            <text:p>0.0387409201</text:p>
          </table:table-cell>
          <table:table-cell office:value-type="float" office:value="1.25">
            <text:p>1.25</text:p>
          </table:table-cell>
          <table:table-cell office:value-type="float" office:value="1.54166666666667">
            <text:p>1.5416666667</text:p>
          </table:table-cell>
          <table:table-cell office:value-type="float" office:value="0">
            <text:p>0</text:p>
          </table:table-cell>
          <table:table-cell office:value-type="float" office:value="0.291666666666667">
            <text:p>0.2916666667</text:p>
          </table:table-cell>
          <table:table-cell office:value-type="float" office:value="0">
            <text:p>0</text:p>
          </table:table-cell>
          <table:table-cell office:value-type="float" office:value="4.54166666666667">
            <text:p>4.5416666667</text:p>
          </table:table-cell>
          <table:table-cell office:value-type="float" office:value="3.79166666666667">
            <text:p>3.7916666667</text:p>
          </table:table-cell>
          <table:table-cell office:value-type="float" office:value="5.33333333333333">
            <text:p>5.3333333333</text:p>
          </table:table-cell>
          <table:table-cell office:value-type="float" office:value="7.625">
            <text:p>7.625</text:p>
          </table:table-cell>
          <table:table-cell office:value-type="float" office:value="0.234375">
            <text:p>0.234375</text:p>
          </table:table-cell>
          <table:table-cell office:value-type="float" office:value="0.0237341772151899">
            <text:p>0.02373417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2.91666666666667">
            <text:p>2.916666666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2.25">
            <text:p>2.25</text:p>
          </table:table-cell>
          <table:table-cell office:value-type="float" office:value="5.25">
            <text:p>5.25</text:p>
          </table:table-cell>
          <table:table-cell office:value-type="float" office:value="9.41666666666667">
            <text:p>9.4166666667</text:p>
          </table:table-cell>
          <table:table-cell office:value-type="float" office:value="0.476190476190476">
            <text:p>0.4761904762</text:p>
          </table:table-cell>
          <table:table-cell office:value-type="float" office:value="0.054945054945055">
            <text:p>0.0549450549</text:p>
          </table:table-cell>
          <table:table-cell office:value-type="float" office:value="1.5">
            <text:p>1.5</text:p>
          </table:table-cell>
          <table:table-cell office:value-type="float" office:value="1.58333333333333">
            <text:p>1.583333333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  <table:table-cell office:value-type="float" office:value="4.20833333333333">
            <text:p>4.2083333333</text:p>
          </table:table-cell>
          <table:table-cell office:value-type="float" office:value="3.5">
            <text:p>3.5</text:p>
          </table:table-cell>
          <table:table-cell office:value-type="float" office:value="5.33333333333333">
            <text:p>5.3333333333</text:p>
          </table:table-cell>
          <table:table-cell office:value-type="float" office:value="7.625">
            <text:p>7.625</text:p>
          </table:table-cell>
          <table:table-cell office:value-type="float" office:value="0.28125">
            <text:p>0.28125</text:p>
          </table:table-cell>
          <table:table-cell office:value-type="float" office:value="0.0302690582959641">
            <text:p>0.03026905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58333333333333">
            <text:p>2.5833333333</text:p>
          </table:table-cell>
          <table:table-cell office:value-type="float" office:value="2.91666666666667">
            <text:p>2.9166666667</text:p>
          </table:table-cell>
          <table:table-cell office:value-type="float" office:value="0.0833333333333333">
            <text:p>0.0833333333</text:p>
          </table:table-cell>
          <table:table-cell office:value-type="float" office:value="0.5">
            <text:p>0.5</text:p>
          </table:table-cell>
          <table:table-cell office:value-type="float" office:value="0.0833333333333333">
            <text:p>0.0833333333</text:p>
          </table:table-cell>
          <table:table-cell office:value-type="float" office:value="3.33333333333333">
            <text:p>3.3333333333</text:p>
          </table:table-cell>
          <table:table-cell office:value-type="float" office:value="2">
            <text:p>2</text:p>
          </table:table-cell>
          <table:table-cell office:value-type="float" office:value="5.25">
            <text:p>5.25</text:p>
          </table:table-cell>
          <table:table-cell office:value-type="float" office:value="9.41666666666667">
            <text:p>9.4166666667</text:p>
          </table:table-cell>
          <table:table-cell office:value-type="float" office:value="0.492063492063492">
            <text:p>0.4920634921</text:p>
          </table:table-cell>
          <table:table-cell office:value-type="float" office:value="0.0590476190476191">
            <text:p>0.059047619</text:p>
          </table:table-cell>
          <table:table-cell office:value-type="float" office:value="1.79166666666667">
            <text:p>1.7916666667</text:p>
          </table:table-cell>
          <table:table-cell office:value-type="float" office:value="1.58333333333333">
            <text:p>1.5833333333</text:p>
          </table:table-cell>
          <table:table-cell office:value-type="float" office:value="0.0416666666666667">
            <text:p>0.0416666667</text:p>
          </table:table-cell>
          <table:table-cell office:value-type="float" office:value="0.333333333333333">
            <text:p>0.3333333333</text:p>
          </table:table-cell>
          <table:table-cell office:value-type="float" office:value="0.0416666666666667">
            <text:p>0.0416666667</text:p>
          </table:table-cell>
          <table:table-cell office:value-type="float" office:value="3.875">
            <text:p>3.875</text:p>
          </table:table-cell>
          <table:table-cell office:value-type="float" office:value="3.125">
            <text:p>3.125</text:p>
          </table:table-cell>
          <table:table-cell office:value-type="float" office:value="5.33333333333333">
            <text:p>5.3333333333</text:p>
          </table:table-cell>
          <table:table-cell office:value-type="float" office:value="7.625">
            <text:p>7.625</text:p>
          </table:table-cell>
          <table:table-cell office:value-type="float" office:value="0.3359375">
            <text:p>0.3359375</text:p>
          </table:table-cell>
          <table:table-cell office:value-type="float" office:value="0.0389492753623189">
            <text:p>0.03894927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16666666666667">
            <text:p>2.1666666667</text:p>
          </table:table-cell>
          <table:table-cell office:value-type="float" office:value="3.33333333333333">
            <text:p>3.3333333333</text:p>
          </table:table-cell>
          <table:table-cell office:value-type="float" office:value="0.416666666666667">
            <text:p>0.4166666667</text:p>
          </table:table-cell>
          <table:table-cell office:value-type="float" office:value="0.916666666666667">
            <text:p>0.9166666667</text:p>
          </table:table-cell>
          <table:table-cell office:value-type="float" office:value="0.416666666666667">
            <text:p>0.4166666667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office:value-type="float" office:value="5.25">
            <text:p>5.25</text:p>
          </table:table-cell>
          <table:table-cell office:value-type="float" office:value="9.41666666666667">
            <text:p>9.4166666667</text:p>
          </table:table-cell>
          <table:table-cell office:value-type="float" office:value="0.412698412698413">
            <text:p>0.4126984127</text:p>
          </table:table-cell>
          <table:table-cell office:value-type="float" office:value="0.0458553791887125">
            <text:p>0.0458553792</text:p>
          </table:table-cell>
          <table:table-cell office:value-type="float" office:value="1.54166666666667">
            <text:p>1.5416666667</text:p>
          </table:table-cell>
          <table:table-cell office:value-type="float" office:value="1.83333333333333">
            <text:p>1.8333333333</text:p>
          </table:table-cell>
          <table:table-cell office:value-type="float" office:value="0.25">
            <text:p>0.25</text:p>
          </table:table-cell>
          <table:table-cell office:value-type="float" office:value="0.583333333333333">
            <text:p>0.5833333333</text:p>
          </table:table-cell>
          <table:table-cell office:value-type="float" office:value="0.25">
            <text:p>0.25</text:p>
          </table:table-cell>
          <table:table-cell office:value-type="float" office:value="3.79166666666667">
            <text:p>3.7916666667</text:p>
          </table:table-cell>
          <table:table-cell office:value-type="float" office:value="3.08333333333333">
            <text:p>3.0833333333</text:p>
          </table:table-cell>
          <table:table-cell office:value-type="float" office:value="5.33333333333333">
            <text:p>5.3333333333</text:p>
          </table:table-cell>
          <table:table-cell office:value-type="float" office:value="7.625">
            <text:p>7.625</text:p>
          </table:table-cell>
          <table:table-cell office:value-type="float" office:value="0.2890625">
            <text:p>0.2890625</text:p>
          </table:table-cell>
          <table:table-cell office:value-type="float" office:value="0.0322674418604651">
            <text:p>0.03226744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16666666666667">
            <text:p>2.1666666667</text:p>
          </table:table-cell>
          <table:table-cell office:value-type="float" office:value="3.41666666666667">
            <text:p>3.4166666667</text:p>
          </table:table-cell>
          <table:table-cell office:value-type="float" office:value="0.5">
            <text:p>0.5</text:p>
          </table:table-cell>
          <table:table-cell office:value-type="float" office:value="0.916666666666667">
            <text:p>0.9166666667</text:p>
          </table:table-cell>
          <table:table-cell office:value-type="float" office:value="0.5">
            <text:p>0.5</text:p>
          </table:table-cell>
          <table:table-cell office:value-type="float" office:value="3.16666666666667">
            <text:p>3.1666666667</text:p>
          </table:table-cell>
          <table:table-cell office:value-type="float" office:value="1.91666666666667">
            <text:p>1.9166666667</text:p>
          </table:table-cell>
          <table:table-cell office:value-type="float" office:value="5.25">
            <text:p>5.25</text:p>
          </table:table-cell>
          <table:table-cell office:value-type="float" office:value="9.41666666666667">
            <text:p>9.4166666667</text:p>
          </table:table-cell>
          <table:table-cell office:value-type="float" office:value="0.412698412698413">
            <text:p>0.4126984127</text:p>
          </table:table-cell>
          <table:table-cell office:value-type="float" office:value="0.0458553791887125">
            <text:p>0.0458553792</text:p>
          </table:table-cell>
          <table:table-cell office:value-type="float" office:value="1.83333333333333">
            <text:p>1.8333333333</text:p>
          </table:table-cell>
          <table:table-cell office:value-type="float" office:value="1.875">
            <text:p>1.875</text:p>
          </table:table-cell>
          <table:table-cell office:value-type="float" office:value="0.291666666666667">
            <text:p>0.2916666667</text:p>
          </table:table-cell>
          <table:table-cell office:value-type="float" office:value="0.583333333333333">
            <text:p>0.5833333333</text:p>
          </table:table-cell>
          <table:table-cell office:value-type="float" office:value="0.291666666666667">
            <text:p>0.2916666667</text:p>
          </table:table-cell>
          <table:table-cell office:value-type="float" office:value="3.45833333333333">
            <text:p>3.4583333333</text:p>
          </table:table-cell>
          <table:table-cell office:value-type="float" office:value="2.75">
            <text:p>2.75</text:p>
          </table:table-cell>
          <table:table-cell office:value-type="float" office:value="5.33333333333333">
            <text:p>5.3333333333</text:p>
          </table:table-cell>
          <table:table-cell office:value-type="float" office:value="7.625">
            <text:p>7.625</text:p>
          </table:table-cell>
          <table:table-cell office:value-type="float" office:value="0.34375">
            <text:p>0.34375</text:p>
          </table:table-cell>
          <table:table-cell office:value-type="float" office:value="0.041044776119403">
            <text:p>0.0410447761</text:p>
          </table:table-cell>
        </table:table-row>
      </table:table>
      <table:table table:name="SCIENCE_DATA" table:style-name="ta1">
        <table:table-source xlink:type="simple" xlink:href="../gt/output/science/science_serie.csv" table:table-name="Sheet1" table:filter-name="Text - txt - csv (StarCalc)" table:filter-options="59,34,76,1,,0,false,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9.5">
            <text:p>9.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0.333333333333333">
            <text:p>0.3333333333</text:p>
          </table:table-cell>
          <table:table-cell office:value-type="float" office:value="0.0416666666666667">
            <text:p>0.041666666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.5">
            <text:p>8.5</text:p>
          </table:table-cell>
          <table:table-cell office:value-type="float" office:value="9.5">
            <text:p>9.5</text:p>
          </table:table-cell>
          <table:table-cell office:value-type="float" office:value="8">
            <text:p>8</text:p>
          </table:table-cell>
          <table:table-cell office:value-type="float" office:value="0.105263157894737">
            <text:p>0.1052631579</text:p>
          </table:table-cell>
          <table:table-cell office:value-type="float" office:value="0.0067911714770798">
            <text:p>0.00679117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0833333333333333">
            <text:p>0.08333333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9.5">
            <text:p>9.5</text:p>
          </table:table-cell>
          <table:table-cell office:value-type="float" office:value="8">
            <text:p>8</text:p>
          </table:table-cell>
          <table:table-cell office:value-type="float" office:value="0.210526315789474">
            <text:p>0.2105263158</text:p>
          </table:table-cell>
          <table:table-cell office:value-type="float" office:value="0.0168421052631579">
            <text:p>0.016842105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0.666666666666667">
            <text:p>0.6666666667</text:p>
          </table:table-cell>
          <table:table-cell office:value-type="float" office:value="0.166666666666667">
            <text:p>0.166666666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.5">
            <text:p>9.5</text:p>
          </table:table-cell>
          <table:table-cell office:value-type="float" office:value="8">
            <text:p>8</text:p>
          </table:table-cell>
          <table:table-cell office:value-type="float" office:value="0.263157894736842">
            <text:p>0.2631578947</text:p>
          </table:table-cell>
          <table:table-cell office:value-type="float" office:value="0.022883295194508">
            <text:p>0.02288329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125">
            <text:p>0.125</text:p>
          </table:table-cell>
          <table:table-cell office:value-type="float" office:value="3">
            <text:p>3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9.5">
            <text:p>9.5</text:p>
          </table:table-cell>
          <table:table-cell office:value-type="float" office:value="8">
            <text:p>8</text:p>
          </table:table-cell>
          <table:table-cell office:value-type="float" office:value="0.31578947368421">
            <text:p>0.3157894737</text:p>
          </table:table-cell>
          <table:table-cell office:value-type="float" office:value="0.0300751879699248">
            <text:p>0.03007518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0.166666666666667">
            <text:p>0.1666666667</text:p>
          </table:table-cell>
          <table:table-cell office:value-type="float" office:value="0.0277777777777778">
            <text:p>0.0277777778</text:p>
          </table:table-cell>
          <table:table-cell table:number-columns-repeated="3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9.5">
            <text:p>9.5</text:p>
          </table:table-cell>
          <table:table-cell office:value-type="float" office:value="8">
            <text:p>8</text:p>
          </table:table-cell>
          <table:table-cell office:value-type="float" office:value="0.368421052631579">
            <text:p>0.3684210526</text:p>
          </table:table-cell>
          <table:table-cell office:value-type="float" office:value="0.043343653250774">
            <text:p>0.0433436533</text:p>
          </table:table-cell>
        </table:table-row>
      </table:table>
      <table:table table:name="RECREATION_DATA" table:style-name="ta1">
        <table:table-source xlink:type="simple" xlink:href="../gt/output/recreation/recreation_serie.csv" table:table-name="Sheet1" table:filter-name="Text - txt - csv (StarCalc)" table:filter-options="59,34,76,1,,0,false,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.5">
            <text:p>10.5</text:p>
          </table:table-cell>
          <table:table-cell office:value-type="float" office:value="13">
            <text:p>13</text:p>
          </table:table-cell>
          <table:table-cell office:value-type="float" office:value="8.5">
            <text:p>8.5</text:p>
          </table:table-cell>
          <table:table-cell office:value-type="float" office:value="0.0384615384615385">
            <text:p>0.0384615385</text:p>
          </table:table-cell>
          <table:table-cell office:value-type="float" office:value="0.00207900207900208">
            <text:p>0.00207900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.615384615384615">
            <text:p>0.6153846154</text:p>
          </table:table-cell>
          <table:table-cell office:value-type="float" office:value="0.0683760683760684">
            <text:p>0.0683760684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13">
            <text:p>13</text:p>
          </table:table-cell>
          <table:table-cell office:value-type="float" office:value="8.5">
            <text:p>8.5</text:p>
          </table:table-cell>
          <table:table-cell office:value-type="float" office:value="0.346153846153846">
            <text:p>0.3461538462</text:p>
          </table:table-cell>
          <table:table-cell office:value-type="float" office:value="0.032967032967033">
            <text:p>0.0329670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.538461538461538">
            <text:p>0.5384615385</text:p>
          </table:table-cell>
          <table:table-cell office:value-type="float" office:value="0.0598290598290598">
            <text:p>0.059829059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.5">
            <text:p>8.5</text:p>
          </table:table-cell>
          <table:table-cell office:value-type="float" office:value="0.384615384615385">
            <text:p>0.3846153846</text:p>
          </table:table-cell>
          <table:table-cell office:value-type="float" office:value="0.0452488687782806">
            <text:p>0.04524886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.538461538461538">
            <text:p>0.5384615385</text:p>
          </table:table-cell>
          <table:table-cell office:value-type="float" office:value="0.0598290598290598">
            <text:p>0.059829059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.5">
            <text:p>8.5</text:p>
          </table:table-cell>
          <table:table-cell office:value-type="float" office:value="0.384615384615385">
            <text:p>0.3846153846</text:p>
          </table:table-cell>
          <table:table-cell office:value-type="float" office:value="0.0452488687782806">
            <text:p>0.0452488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.615384615384615">
            <text:p>0.6153846154</text:p>
          </table:table-cell>
          <table:table-cell office:value-type="float" office:value="0.0879120879120879">
            <text:p>0.087912087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13">
            <text:p>13</text:p>
          </table:table-cell>
          <table:table-cell office:value-type="float" office:value="8.5">
            <text:p>8.5</text:p>
          </table:table-cell>
          <table:table-cell office:value-type="float" office:value="0.423076923076923">
            <text:p>0.4230769231</text:p>
          </table:table-cell>
          <table:table-cell office:value-type="float" office:value="0.0564102564102564">
            <text:p>0.056410256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.615384615384615">
            <text:p>0.6153846154</text:p>
          </table:table-cell>
          <table:table-cell office:value-type="float" office:value="0.0879120879120879">
            <text:p>0.087912087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13">
            <text:p>13</text:p>
          </table:table-cell>
          <table:table-cell office:value-type="float" office:value="8.5">
            <text:p>8.5</text:p>
          </table:table-cell>
          <table:table-cell office:value-type="float" office:value="0.423076923076923">
            <text:p>0.4230769231</text:p>
          </table:table-cell>
          <table:table-cell office:value-type="float" office:value="0.0564102564102564">
            <text:p>0.0564102564</text:p>
          </table:table-cell>
        </table:table-row>
      </table:table>
      <table:table table:name="HOME_DATA" table:style-name="ta1">
        <table:table-source xlink:type="simple" xlink:href="../gt/output/home/home_serie.csv" table:table-name="Sheet1" table:filter-name="Text - txt - csv (StarCalc)" table:filter-options="59,34,76,1,,0,false,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0.142857142857143">
            <text:p>0.1428571429</text:p>
          </table:table-cell>
          <table:table-cell office:value-type="float" office:value="0.021978021978022">
            <text:p>0.021978022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3.25">
            <text:p>3.25</text:p>
          </table:table-cell>
          <table:table-cell office:value-type="float" office:value="3.5">
            <text:p>3.5</text:p>
          </table:table-cell>
          <table:table-cell office:value-type="float" office:value="3.75">
            <text:p>3.75</text:p>
          </table:table-cell>
          <table:table-cell office:value-type="float" office:value="0.0714285714285714">
            <text:p>0.0714285714</text:p>
          </table:table-cell>
          <table:table-cell office:value-type="float" office:value="0.0105820105820106">
            <text:p>0.01058201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table:number-columns-repeated="4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0.714285714285714">
            <text:p>0.7142857143</text:p>
          </table:table-cell>
          <table:table-cell office:value-type="float" office:value="0.285714285714286">
            <text:p>0.2857142857</text:p>
          </table:table-cell>
          <table:table-cell office:value-type="float" office:value="1.25">
            <text:p>1.25</text:p>
          </table:table-cell>
          <table:table-cell table:number-columns-repeated="4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3.5">
            <text:p>3.5</text:p>
          </table:table-cell>
          <table:table-cell office:value-type="float" office:value="3.75">
            <text:p>3.75</text:p>
          </table:table-cell>
          <table:table-cell office:value-type="float" office:value="0.357142857142857">
            <text:p>0.3571428571</text:p>
          </table:table-cell>
          <table:table-cell office:value-type="float" office:value="0.075187969924812">
            <text:p>0.07518796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table:number-columns-repeated="4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0.714285714285714">
            <text:p>0.7142857143</text:p>
          </table:table-cell>
          <table:table-cell office:value-type="float" office:value="0.285714285714286">
            <text:p>0.2857142857</text:p>
          </table:table-cell>
          <table:table-cell office:value-type="float" office:value="1.25">
            <text:p>1.25</text:p>
          </table:table-cell>
          <table:table-cell table:number-columns-repeated="4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3.5">
            <text:p>3.5</text:p>
          </table:table-cell>
          <table:table-cell office:value-type="float" office:value="3.75">
            <text:p>3.75</text:p>
          </table:table-cell>
          <table:table-cell office:value-type="float" office:value="0.357142857142857">
            <text:p>0.3571428571</text:p>
          </table:table-cell>
          <table:table-cell office:value-type="float" office:value="0.075187969924812">
            <text:p>0.07518796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5">
            <text:p>2.5</text:p>
          </table:table-cell>
          <table:table-cell table:number-columns-repeated="4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0.714285714285714">
            <text:p>0.7142857143</text:p>
          </table:table-cell>
          <table:table-cell office:value-type="float" office:value="0.285714285714286">
            <text:p>0.2857142857</text:p>
          </table:table-cell>
          <table:table-cell office:value-type="float" office:value="1.25">
            <text:p>1.25</text:p>
          </table:table-cell>
          <table:table-cell table:number-columns-repeated="4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3.5">
            <text:p>3.5</text:p>
          </table:table-cell>
          <table:table-cell office:value-type="float" office:value="3.75">
            <text:p>3.75</text:p>
          </table:table-cell>
          <table:table-cell office:value-type="float" office:value="0.357142857142857">
            <text:p>0.3571428571</text:p>
          </table:table-cell>
          <table:table-cell office:value-type="float" office:value="0.075187969924812">
            <text:p>0.07518796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table:number-columns-repeated="4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0.714285714285714">
            <text:p>0.7142857143</text:p>
          </table:table-cell>
          <table:table-cell office:value-type="float" office:value="0.285714285714286">
            <text:p>0.2857142857</text:p>
          </table:table-cell>
          <table:table-cell office:value-type="float" office:value="1.25">
            <text:p>1.25</text:p>
          </table:table-cell>
          <table:table-cell table:number-columns-repeated="4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3.5">
            <text:p>3.5</text:p>
          </table:table-cell>
          <table:table-cell office:value-type="float" office:value="3.75">
            <text:p>3.75</text:p>
          </table:table-cell>
          <table:table-cell office:value-type="float" office:value="0.357142857142857">
            <text:p>0.3571428571</text:p>
          </table:table-cell>
          <table:table-cell office:value-type="float" office:value="0.075187969924812">
            <text:p>0.075187969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5">
            <text:p>2.5</text:p>
          </table:table-cell>
          <table:table-cell table:number-columns-repeated="4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0.714285714285714">
            <text:p>0.7142857143</text:p>
          </table:table-cell>
          <table:table-cell office:value-type="float" office:value="0.285714285714286">
            <text:p>0.2857142857</text:p>
          </table:table-cell>
          <table:table-cell office:value-type="float" office:value="1.75">
            <text:p>1.7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</text:p>
          </table:table-cell>
          <table:table-cell office:value-type="float" office:value="3.75">
            <text:p>3.75</text:p>
          </table:table-cell>
          <table:table-cell office:value-type="float" office:value="0.5">
            <text:p>0.5</text:p>
          </table:table-cell>
          <table:table-cell office:value-type="float" office:value="0.133333333333333">
            <text:p>0.1333333333</text:p>
          </table:table-cell>
        </table:table-row>
      </table:table>
      <table:table table:name="COMPUTERS_DATA" table:style-name="ta1">
        <table:table-source xlink:type="simple" xlink:href="../gt/output/computers/computers_serie.csv" table:table-name="Sheet1" table:filter-name="Text - txt - csv (StarCalc)" table:filter-options="59,34,76,1,,0,false,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0714285714285714">
            <text:p>0.0714285714</text:p>
          </table:table-cell>
          <table:table-cell office:value-type="float" office:value="0.00420168067226891">
            <text:p>0.004201680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0714285714285714">
            <text:p>0.0714285714</text:p>
          </table:table-cell>
          <table:table-cell office:value-type="float" office:value="0.00420168067226891">
            <text:p>0.00420168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142857142857143">
            <text:p>0.1428571429</text:p>
          </table:table-cell>
          <table:table-cell office:value-type="float" office:value="0.00952380952380952">
            <text:p>0.00952380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214285714285714">
            <text:p>0.2142857143</text:p>
          </table:table-cell>
          <table:table-cell office:value-type="float" office:value="0.0164835164835165">
            <text:p>0.016483516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142857142857143">
            <text:p>0.1428571429</text:p>
          </table:table-cell>
          <table:table-cell office:value-type="float" office:value="0.010989010989011">
            <text:p>0.0109890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285714285714286">
            <text:p>0.2857142857</text:p>
          </table:table-cell>
          <table:table-cell office:value-type="float" office:value="0.0317460317460317">
            <text:p>0.0317460317</text:p>
          </table:table-cell>
        </table:table-row>
      </table:table>
      <table:table table:name="REGIONAL_DATA" table:style-name="ta1">
        <table:table-source xlink:type="simple" xlink:href="../gt/output/regional/regional_serie.csv" table:table-name="Sheet1" table:filter-name="Text - txt - csv (StarCalc)" table:filter-options="59,34,76,1,,0,false,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0.0357142857142857">
            <text:p>0.035714285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0.125">
            <text:p>0.125</text:p>
          </table:table-cell>
          <table:table-cell office:value-type="float" office:value="0.0166666666666667">
            <text:p>0.01666666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0.111111111111111">
            <text:p>0.11111111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0.111111111111111">
            <text:p>0.11111111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0.111111111111111">
            <text:p>0.11111111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0.75">
            <text:p>0.75</text:p>
          </table:table-cell>
          <table:table-cell office:value-type="float" office:value="0.3">
            <text:p>0.3</text:p>
          </table:table-cell>
        </table:table-row>
      </table:table>
      <table:table table:name="NEWS_DATA" table:style-name="ta1">
        <table:table-source xlink:type="simple" xlink:href="../gt/output/news/news_serie.csv" table:table-name="Sheet1" table:filter-name="Text - txt - csv (StarCalc)" table:filter-options="59,34,76,1,,0,false,"/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363636363636">
            <text:p>0.6363636364</text:p>
          </table:table-cell>
          <table:table-cell office:value-type="float" office:value="0">
            <text:p>0</text:p>
          </table:table-cell>
          <table:table-cell office:value-type="float" office:value="1.72727272727273">
            <text:p>1.7272727273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5.63636363636364">
            <text:p>5.6363636364</text:p>
          </table:table-cell>
          <table:table-cell office:value-type="float" office:value="7.09090909090909">
            <text:p>7.0909090909</text:p>
          </table:table-cell>
          <table:table-cell office:value-type="float" office:value="9.72727272727273">
            <text:p>9.7272727273</text:p>
          </table:table-cell>
          <table:table-cell office:value-type="float" office:value="6.54545454545455">
            <text:p>6.5454545455</text:p>
          </table:table-cell>
          <table:table-cell office:value-type="float" office:value="0.0654205607476636">
            <text:p>0.0654205607</text:p>
          </table:table-cell>
          <table:table-cell office:value-type="float" office:value="0.00452595074354905">
            <text:p>0.0045259507</text:p>
          </table:table-cell>
          <table:table-cell office:value-type="float" office:value="0.727272727272727">
            <text:p>0.7272727273</text:p>
          </table:table-cell>
          <table:table-cell office:value-type="float" office:value="0.181818181818182">
            <text:p>0.1818181818</text:p>
          </table:table-cell>
          <table:table-cell office:value-type="float" office:value="1.36363636363636">
            <text:p>1.3636363636</text:p>
          </table:table-cell>
          <table:table-cell office:value-type="float" office:value="0.0909090909090909">
            <text:p>0.0909090909</text:p>
          </table:table-cell>
          <table:table-cell office:value-type="float" office:value="0.272727272727273">
            <text:p>0.2727272727</text:p>
          </table:table-cell>
          <table:table-cell office:value-type="float" office:value="6.31818181818182">
            <text:p>6.3181818182</text:p>
          </table:table-cell>
          <table:table-cell office:value-type="float" office:value="7.45454545454545">
            <text:p>7.4545454545</text:p>
          </table:table-cell>
          <table:table-cell office:value-type="float" office:value="9.90909090909091">
            <text:p>9.9090909091</text:p>
          </table:table-cell>
          <table:table-cell office:value-type="float" office:value="7.59090909090909">
            <text:p>7.5909090909</text:p>
          </table:table-cell>
          <table:table-cell office:value-type="float" office:value="0.073394495412844">
            <text:p>0.0733944954</text:p>
          </table:table-cell>
          <table:table-cell office:value-type="float" office:value="0.0047913320447554">
            <text:p>0.0047913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63636363636364">
            <text:p>2.6363636364</text:p>
          </table:table-cell>
          <table:table-cell office:value-type="float" office:value="0.272727272727273">
            <text:p>0.2727272727</text:p>
          </table:table-cell>
          <table:table-cell office:value-type="float" office:value="2.09090909090909">
            <text:p>2.0909090909</text:p>
          </table:table-cell>
          <table:table-cell office:value-type="float" office:value="0.272727272727273">
            <text:p>0.2727272727</text:p>
          </table:table-cell>
          <table:table-cell office:value-type="float" office:value="0.454545454545455">
            <text:p>0.4545454545</text:p>
          </table:table-cell>
          <table:table-cell office:value-type="float" office:value="3.45454545454545">
            <text:p>3.4545454545</text:p>
          </table:table-cell>
          <table:table-cell office:value-type="float" office:value="4.81818181818182">
            <text:p>4.8181818182</text:p>
          </table:table-cell>
          <table:table-cell office:value-type="float" office:value="9.72727272727273">
            <text:p>9.7272727273</text:p>
          </table:table-cell>
          <table:table-cell office:value-type="float" office:value="6.54545454545455">
            <text:p>6.5454545455</text:p>
          </table:table-cell>
          <table:table-cell office:value-type="float" office:value="0.271028037383178">
            <text:p>0.2710280374</text:p>
          </table:table-cell>
          <table:table-cell office:value-type="float" office:value="0.0254812684719227">
            <text:p>0.0254812685</text:p>
          </table:table-cell>
          <table:table-cell office:value-type="float" office:value="2.09090909090909">
            <text:p>2.0909090909</text:p>
          </table:table-cell>
          <table:table-cell office:value-type="float" office:value="0.409090909090909">
            <text:p>0.4090909091</text:p>
          </table:table-cell>
          <table:table-cell office:value-type="float" office:value="1.63636363636364">
            <text:p>1.6363636364</text:p>
          </table:table-cell>
          <table:table-cell office:value-type="float" office:value="0.318181818181818">
            <text:p>0.3181818182</text:p>
          </table:table-cell>
          <table:table-cell office:value-type="float" office:value="0.454545454545455">
            <text:p>0.4545454545</text:p>
          </table:table-cell>
          <table:table-cell office:value-type="float" office:value="4.59090909090909">
            <text:p>4.5909090909</text:p>
          </table:table-cell>
          <table:table-cell office:value-type="float" office:value="5.68181818181818">
            <text:p>5.6818181818</text:p>
          </table:table-cell>
          <table:table-cell office:value-type="float" office:value="9.90909090909091">
            <text:p>9.9090909091</text:p>
          </table:table-cell>
          <table:table-cell office:value-type="float" office:value="7.59090909090909">
            <text:p>7.5909090909</text:p>
          </table:table-cell>
          <table:table-cell office:value-type="float" office:value="0.211009174311927">
            <text:p>0.2110091743</text:p>
          </table:table-cell>
          <table:table-cell office:value-type="float" office:value="0.0171298960696029">
            <text:p>0.01712989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90909090909091">
            <text:p>2.9090909091</text:p>
          </table:table-cell>
          <table:table-cell office:value-type="float" office:value="1.45454545454545">
            <text:p>1.4545454545</text:p>
          </table:table-cell>
          <table:table-cell office:value-type="float" office:value="2.72727272727273">
            <text:p>2.7272727273</text:p>
          </table:table-cell>
          <table:table-cell office:value-type="float" office:value="1.09090909090909">
            <text:p>1.0909090909</text:p>
          </table:table-cell>
          <table:table-cell office:value-type="float" office:value="0.727272727272727">
            <text:p>0.7272727273</text:p>
          </table:table-cell>
          <table:table-cell office:value-type="float" office:value="2">
            <text:p>2</text:p>
          </table:table-cell>
          <table:table-cell office:value-type="float" office:value="3.90909090909091">
            <text:p>3.9090909091</text:p>
          </table:table-cell>
          <table:table-cell office:value-type="float" office:value="9.72727272727273">
            <text:p>9.7272727273</text:p>
          </table:table-cell>
          <table:table-cell office:value-type="float" office:value="6.54545454545455">
            <text:p>6.5454545455</text:p>
          </table:table-cell>
          <table:table-cell office:value-type="float" office:value="0.299065420560748">
            <text:p>0.2990654206</text:p>
          </table:table-cell>
          <table:table-cell office:value-type="float" office:value="0.0296371137492633">
            <text:p>0.0296371137</text:p>
          </table:table-cell>
          <table:table-cell office:value-type="float" office:value="2.63636363636364">
            <text:p>2.6363636364</text:p>
          </table:table-cell>
          <table:table-cell office:value-type="float" office:value="1.04545454545455">
            <text:p>1.0454545455</text:p>
          </table:table-cell>
          <table:table-cell office:value-type="float" office:value="2.04545454545455">
            <text:p>2.0454545455</text:p>
          </table:table-cell>
          <table:table-cell office:value-type="float" office:value="0.772727272727273">
            <text:p>0.7727272727</text:p>
          </table:table-cell>
          <table:table-cell office:value-type="float" office:value="0.636363636363636">
            <text:p>0.6363636364</text:p>
          </table:table-cell>
          <table:table-cell office:value-type="float" office:value="3.31818181818182">
            <text:p>3.3181818182</text:p>
          </table:table-cell>
          <table:table-cell office:value-type="float" office:value="4.63636363636364">
            <text:p>4.6363636364</text:p>
          </table:table-cell>
          <table:table-cell office:value-type="float" office:value="9.90909090909091">
            <text:p>9.9090909091</text:p>
          </table:table-cell>
          <table:table-cell office:value-type="float" office:value="7.59090909090909">
            <text:p>7.5909090909</text:p>
          </table:table-cell>
          <table:table-cell office:value-type="float" office:value="0.26605504587156">
            <text:p>0.2660550459</text:p>
          </table:table-cell>
          <table:table-cell office:value-type="float" office:value="0.024087288103598">
            <text:p>0.02408728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63636363636364">
            <text:p>2.6363636364</text:p>
          </table:table-cell>
          <table:table-cell office:value-type="float" office:value="3.27272727272727">
            <text:p>3.2727272727</text:p>
          </table:table-cell>
          <table:table-cell office:value-type="float" office:value="4.54545454545455">
            <text:p>4.5454545455</text:p>
          </table:table-cell>
          <table:table-cell table:number-columns-repeated="2" office:value-type="float" office:value="1.54545454545455">
            <text:p>1.5454545455</text:p>
          </table:table-cell>
          <table:table-cell office:value-type="float" office:value="1.72727272727273">
            <text:p>1.7272727273</text:p>
          </table:table-cell>
          <table:table-cell office:value-type="float" office:value="3.63636363636364">
            <text:p>3.6363636364</text:p>
          </table:table-cell>
          <table:table-cell office:value-type="float" office:value="9.72727272727273">
            <text:p>9.7272727273</text:p>
          </table:table-cell>
          <table:table-cell office:value-type="float" office:value="6.54545454545455">
            <text:p>6.5454545455</text:p>
          </table:table-cell>
          <table:table-cell office:value-type="float" office:value="0.271028037383178">
            <text:p>0.2710280374</text:p>
          </table:table-cell>
          <table:table-cell office:value-type="float" office:value="0.0205607476635514">
            <text:p>0.0205607477</text:p>
          </table:table-cell>
          <table:table-cell office:value-type="float" office:value="2.27272727272727">
            <text:p>2.2727272727</text:p>
          </table:table-cell>
          <table:table-cell office:value-type="float" office:value="2.68181818181818">
            <text:p>2.6818181818</text:p>
          </table:table-cell>
          <table:table-cell office:value-type="float" office:value="3.68181818181818">
            <text:p>3.6818181818</text:p>
          </table:table-cell>
          <table:table-cell office:value-type="float" office:value="1.54545454545455">
            <text:p>1.5454545455</text:p>
          </table:table-cell>
          <table:table-cell office:value-type="float" office:value="1.45454545454545">
            <text:p>1.4545454545</text:p>
          </table:table-cell>
          <table:table-cell office:value-type="float" office:value="2.90909090909091">
            <text:p>2.9090909091</text:p>
          </table:table-cell>
          <table:table-cell office:value-type="float" office:value="4.22727272727273">
            <text:p>4.2272727273</text:p>
          </table:table-cell>
          <table:table-cell office:value-type="float" office:value="9.90909090909091">
            <text:p>9.9090909091</text:p>
          </table:table-cell>
          <table:table-cell office:value-type="float" office:value="7.59090909090909">
            <text:p>7.5909090909</text:p>
          </table:table-cell>
          <table:table-cell office:value-type="float" office:value="0.229357798165138">
            <text:p>0.2293577982</text:p>
          </table:table-cell>
          <table:table-cell office:value-type="float" office:value="0.0169894665307509">
            <text:p>0.016989466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27272727272727">
            <text:p>2.2727272727</text:p>
          </table:table-cell>
          <table:table-cell office:value-type="float" office:value="4">
            <text:p>4</text:p>
          </table:table-cell>
          <table:table-cell office:value-type="float" office:value="5.36363636363636">
            <text:p>5.3636363636</text:p>
          </table:table-cell>
          <table:table-cell office:value-type="float" office:value="2">
            <text:p>2</text:p>
          </table:table-cell>
          <table:table-cell office:value-type="float" office:value="1.81818181818182">
            <text:p>1.8181818182</text:p>
          </table:table-cell>
          <table:table-cell office:value-type="float" office:value="1.54545454545455">
            <text:p>1.5454545455</text:p>
          </table:table-cell>
          <table:table-cell office:value-type="float" office:value="3.36363636363636">
            <text:p>3.3636363636</text:p>
          </table:table-cell>
          <table:table-cell office:value-type="float" office:value="9.72727272727273">
            <text:p>9.7272727273</text:p>
          </table:table-cell>
          <table:table-cell office:value-type="float" office:value="6.54545454545455">
            <text:p>6.5454545455</text:p>
          </table:table-cell>
          <table:table-cell office:value-type="float" office:value="0.233644859813084">
            <text:p>0.2336448598</text:p>
          </table:table-cell>
          <table:table-cell office:value-type="float" office:value="0.0163700220251205">
            <text:p>0.016370022</text:p>
          </table:table-cell>
          <table:table-cell office:value-type="float" office:value="2.18181818181818">
            <text:p>2.1818181818</text:p>
          </table:table-cell>
          <table:table-cell office:value-type="float" office:value="3.59090909090909">
            <text:p>3.5909090909</text:p>
          </table:table-cell>
          <table:table-cell office:value-type="float" office:value="4.54545454545455">
            <text:p>4.5454545455</text:p>
          </table:table-cell>
          <table:table-cell office:value-type="float" office:value="1.86363636363636">
            <text:p>1.8636363636</text:p>
          </table:table-cell>
          <table:table-cell office:value-type="float" office:value="1.72727272727273">
            <text:p>1.7272727273</text:p>
          </table:table-cell>
          <table:table-cell office:value-type="float" office:value="2.63636363636364">
            <text:p>2.6363636364</text:p>
          </table:table-cell>
          <table:table-cell office:value-type="float" office:value="4">
            <text:p>4</text:p>
          </table:table-cell>
          <table:table-cell office:value-type="float" office:value="9.90909090909091">
            <text:p>9.9090909091</text:p>
          </table:table-cell>
          <table:table-cell office:value-type="float" office:value="7.59090909090909">
            <text:p>7.5909090909</text:p>
          </table:table-cell>
          <table:table-cell office:value-type="float" office:value="0.220183486238532">
            <text:p>0.2201834862</text:p>
          </table:table-cell>
          <table:table-cell office:value-type="float" office:value="0.0149047282992237">
            <text:p>0.01490472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45454545454545">
            <text:p>2.4545454545</text:p>
          </table:table-cell>
          <table:table-cell office:value-type="float" office:value="5.18181818181818">
            <text:p>5.1818181818</text:p>
          </table:table-cell>
          <table:table-cell office:value-type="float" office:value="6.54545454545455">
            <text:p>6.5454545455</text:p>
          </table:table-cell>
          <table:table-cell office:value-type="float" office:value="2.27272727272727">
            <text:p>2.2727272727</text:p>
          </table:table-cell>
          <table:table-cell office:value-type="float" office:value="1.90909090909091">
            <text:p>1.9090909091</text:p>
          </table:table-cell>
          <table:table-cell office:value-type="float" office:value="1.36363636363636">
            <text:p>1.3636363636</text:p>
          </table:table-cell>
          <table:table-cell office:value-type="float" office:value="3.18181818181818">
            <text:p>3.1818181818</text:p>
          </table:table-cell>
          <table:table-cell office:value-type="float" office:value="9.72727272727273">
            <text:p>9.7272727273</text:p>
          </table:table-cell>
          <table:table-cell office:value-type="float" office:value="6.54545454545455">
            <text:p>6.5454545455</text:p>
          </table:table-cell>
          <table:table-cell office:value-type="float" office:value="0.252336448598131">
            <text:p>0.2523364486</text:p>
          </table:table-cell>
          <table:table-cell office:value-type="float" office:value="0.0155067091317287">
            <text:p>0.0155067091</text:p>
          </table:table-cell>
          <table:table-cell office:value-type="float" office:value="2.04545454545455">
            <text:p>2.0454545455</text:p>
          </table:table-cell>
          <table:table-cell office:value-type="float" office:value="4.54545454545455">
            <text:p>4.5454545455</text:p>
          </table:table-cell>
          <table:table-cell office:value-type="float" office:value="5.59090909090909">
            <text:p>5.5909090909</text:p>
          </table:table-cell>
          <table:table-cell office:value-type="float" office:value="2.18181818181818">
            <text:p>2.1818181818</text:p>
          </table:table-cell>
          <table:table-cell office:value-type="float" office:value="2.04545454545455">
            <text:p>2.0454545455</text:p>
          </table:table-cell>
          <table:table-cell office:value-type="float" office:value="2.31818181818182">
            <text:p>2.3181818182</text:p>
          </table:table-cell>
          <table:table-cell office:value-type="float" office:value="3.59090909090909">
            <text:p>3.5909090909</text:p>
          </table:table-cell>
          <table:table-cell office:value-type="float" office:value="9.90909090909091">
            <text:p>9.9090909091</text:p>
          </table:table-cell>
          <table:table-cell office:value-type="float" office:value="7.59090909090909">
            <text:p>7.5909090909</text:p>
          </table:table-cell>
          <table:table-cell office:value-type="float" office:value="0.206422018348624">
            <text:p>0.2064220183</text:p>
          </table:table-cell>
          <table:table-cell office:value-type="float" office:value="0.0128648283390077">
            <text:p>0.0128648283</text:p>
          </table:table-cell>
        </table:table-row>
      </table:table>
      <table:table table:name="HEALTH_DATA" table:style-name="ta1">
        <table:table-source xlink:type="simple" xlink:href="../gt/output/health/health_serie.csv" table:table-name="Sheet1" table:filter-name="Text - txt - csv (StarCalc)" table:filter-options="59,34,76,1,,0,false,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0.2">
            <text:p>0.2</text:p>
          </table:table-cell>
          <table:table-cell office:value-type="float" office:value="0.0235294117647059">
            <text:p>0.02352941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0.2">
            <text:p>0.2</text:p>
          </table:table-cell>
          <table:table-cell office:value-type="float" office:value="0.0235294117647059">
            <text:p>0.02352941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0.4">
            <text:p>0.4</text:p>
          </table:table-cell>
          <table:table-cell office:value-type="float" office:value="0.0615384615384615">
            <text:p>0.06153846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0.4">
            <text:p>0.4</text:p>
          </table:table-cell>
          <table:table-cell office:value-type="float" office:value="0.0615384615384615">
            <text:p>0.06153846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0.3">
            <text:p>0.3</text:p>
          </table:table-cell>
          <table:table-cell office:value-type="float" office:value="0.0461538461538462">
            <text:p>0.046153846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0.6">
            <text:p>0.6</text:p>
          </table:table-cell>
          <table:table-cell office:value-type="float" office:value="0.171428571428571">
            <text:p>0.1714285714</text:p>
          </table:table-cell>
        </table:table-row>
      </table:table>
      <table:table table:name="BUSINESS_DATA" table:style-name="ta1">
        <table:table-source xlink:type="simple" xlink:href="../gt/output/business/business_serie.csv" table:table-name="Sheet1" table:filter-name="Text - txt - csv (StarCalc)" table:filter-options="59,34,76,1,,0,false,"/>
        <table:table-column table:style-name="co1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10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3333333333333">
            <text:p>1.3333333333</text:p>
          </table:table-cell>
          <table:table-cell table:number-columns-repeated="4" office:value-type="float" office:value="0">
            <text:p>0</text:p>
          </table:table-cell>
          <table:table-cell office:value-type="float" office:value="5.33333333333333">
            <text:p>5.3333333333</text:p>
          </table:table-cell>
          <table:table-cell office:value-type="float" office:value="3.66666666666667">
            <text:p>3.6666666667</text:p>
          </table:table-cell>
          <table:table-cell office:value-type="float" office:value="5">
            <text:p>5</text:p>
          </table:table-cell>
          <table:table-cell office:value-type="float" office:value="6.66666666666667">
            <text:p>6.6666666667</text:p>
          </table:table-cell>
          <table:table-cell office:value-type="float" office:value="0.266666666666667">
            <text:p>0.2666666667</text:p>
          </table:table-cell>
          <table:table-cell office:value-type="float" office:value="0.0296296296296296">
            <text:p>0.0296296296</text:p>
          </table:table-cell>
          <table:table-cell office:value-type="float" office:value="0.833333333333333">
            <text:p>0.8333333333</text:p>
          </table:table-cell>
          <table:table-cell table:number-columns-repeated="4" office:value-type="float" office:value="0">
            <text:p>0</text:p>
          </table:table-cell>
          <table:table-cell office:value-type="float" office:value="6.83333333333333">
            <text:p>6.8333333333</text:p>
          </table:table-cell>
          <table:table-cell office:value-type="float" office:value="4.66666666666667">
            <text:p>4.6666666667</text:p>
          </table:table-cell>
          <table:table-cell office:value-type="float" office:value="5.5">
            <text:p>5.5</text:p>
          </table:table-cell>
          <table:table-cell office:value-type="float" office:value="7.66666666666667">
            <text:p>7.6666666667</text:p>
          </table:table-cell>
          <table:table-cell office:value-type="float" office:value="0.151515151515152">
            <text:p>0.1515151515</text:p>
          </table:table-cell>
          <table:table-cell office:value-type="float" office:value="0.0131752305665349">
            <text:p>0.01317523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66666666666667">
            <text:p>1.6666666667</text:p>
          </table:table-cell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  <table:table-cell office:value-type="float" office:value="3.66666666666667">
            <text:p>3.6666666667</text:p>
          </table:table-cell>
          <table:table-cell office:value-type="float" office:value="2.66666666666667">
            <text:p>2.6666666667</text:p>
          </table:table-cell>
          <table:table-cell office:value-type="float" office:value="5">
            <text:p>5</text:p>
          </table:table-cell>
          <table:table-cell office:value-type="float" office:value="6.66666666666667">
            <text:p>6.6666666667</text:p>
          </table:table-cell>
          <table:table-cell office:value-type="float" office:value="0.333333333333333">
            <text:p>0.3333333333</text:p>
          </table:table-cell>
          <table:table-cell office:value-type="float" office:value="0.0476190476190476">
            <text:p>0.047619047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.16666666666667">
            <text:p>4.1666666667</text:p>
          </table:table-cell>
          <table:table-cell office:value-type="float" office:value="5.5">
            <text:p>5.5</text:p>
          </table:table-cell>
          <table:table-cell office:value-type="float" office:value="7.66666666666667">
            <text:p>7.6666666667</text:p>
          </table:table-cell>
          <table:table-cell office:value-type="float" office:value="0.181818181818182">
            <text:p>0.1818181818</text:p>
          </table:table-cell>
          <table:table-cell office:value-type="float" office:value="0.0173160173160173">
            <text:p>0.01731601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33333333333333">
            <text:p>2.333333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3333333333333">
            <text:p>2.3333333333</text:p>
          </table:table-cell>
          <table:table-cell office:value-type="float" office:value="1.66666666666667">
            <text:p>1.6666666667</text:p>
          </table:table-cell>
          <table:table-cell office:value-type="float" office:value="5">
            <text:p>5</text:p>
          </table:table-cell>
          <table:table-cell office:value-type="float" office:value="6.66666666666667">
            <text:p>6.6666666667</text:p>
          </table:table-cell>
          <table:table-cell office:value-type="float" office:value="0.466666666666667">
            <text:p>0.4666666667</text:p>
          </table:table-cell>
          <table:table-cell office:value-type="float" office:value="0.0933333333333334">
            <text:p>0.0933333333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5.16666666666667">
            <text:p>5.1666666667</text:p>
          </table:table-cell>
          <table:table-cell office:value-type="float" office:value="3.5">
            <text:p>3.5</text:p>
          </table:table-cell>
          <table:table-cell office:value-type="float" office:value="5.5">
            <text:p>5.5</text:p>
          </table:table-cell>
          <table:table-cell office:value-type="float" office:value="7.66666666666667">
            <text:p>7.6666666667</text:p>
          </table:table-cell>
          <table:table-cell office:value-type="float" office:value="0.272727272727273">
            <text:p>0.2727272727</text:p>
          </table:table-cell>
          <table:table-cell office:value-type="float" office:value="0.0297520661157025">
            <text:p>0.02975206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33333333333333">
            <text:p>2.333333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3333333333333">
            <text:p>2.3333333333</text:p>
          </table:table-cell>
          <table:table-cell office:value-type="float" office:value="1.66666666666667">
            <text:p>1.6666666667</text:p>
          </table:table-cell>
          <table:table-cell office:value-type="float" office:value="5">
            <text:p>5</text:p>
          </table:table-cell>
          <table:table-cell office:value-type="float" office:value="6.66666666666667">
            <text:p>6.6666666667</text:p>
          </table:table-cell>
          <table:table-cell office:value-type="float" office:value="0.466666666666667">
            <text:p>0.4666666667</text:p>
          </table:table-cell>
          <table:table-cell office:value-type="float" office:value="0.0933333333333334">
            <text:p>0.0933333333</text:p>
          </table:table-cell>
          <table:table-cell office:value-type="float" office:value="1.66666666666667">
            <text:p>1.666666666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.33333333333333">
            <text:p>3.3333333333</text:p>
          </table:table-cell>
          <table:table-cell office:value-type="float" office:value="5.5">
            <text:p>5.5</text:p>
          </table:table-cell>
          <table:table-cell office:value-type="float" office:value="7.66666666666667">
            <text:p>7.6666666667</text:p>
          </table:table-cell>
          <table:table-cell office:value-type="float" office:value="0.303030303030303">
            <text:p>0.303030303</text:p>
          </table:table-cell>
          <table:table-cell office:value-type="float" office:value="0.0343053173241852">
            <text:p>0.03430531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33333333333333">
            <text:p>2.3333333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3333333333333">
            <text:p>2.3333333333</text:p>
          </table:table-cell>
          <table:table-cell office:value-type="float" office:value="1.66666666666667">
            <text:p>1.6666666667</text:p>
          </table:table-cell>
          <table:table-cell office:value-type="float" office:value="5">
            <text:p>5</text:p>
          </table:table-cell>
          <table:table-cell office:value-type="float" office:value="6.66666666666667">
            <text:p>6.6666666667</text:p>
          </table:table-cell>
          <table:table-cell office:value-type="float" office:value="0.466666666666667">
            <text:p>0.4666666667</text:p>
          </table:table-cell>
          <table:table-cell office:value-type="float" office:value="0.0933333333333334">
            <text:p>0.093333333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4.66666666666667">
            <text:p>4.6666666667</text:p>
          </table:table-cell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office:value-type="float" office:value="7.66666666666667">
            <text:p>7.6666666667</text:p>
          </table:table-cell>
          <table:table-cell office:value-type="float" office:value="0.363636363636364">
            <text:p>0.3636363636</text:p>
          </table:table-cell>
          <table:table-cell office:value-type="float" office:value="0.0445269016697588">
            <text:p>0.044526901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33333333333333">
            <text:p>2.333333333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3333333333333">
            <text:p>2.3333333333</text:p>
          </table:table-cell>
          <table:table-cell office:value-type="float" office:value="1.33333333333333">
            <text:p>1.3333333333</text:p>
          </table:table-cell>
          <table:table-cell office:value-type="float" office:value="5">
            <text:p>5</text:p>
          </table:table-cell>
          <table:table-cell office:value-type="float" office:value="6.66666666666667">
            <text:p>6.6666666667</text:p>
          </table:table-cell>
          <table:table-cell office:value-type="float" office:value="0.466666666666667">
            <text:p>0.4666666667</text:p>
          </table:table-cell>
          <table:table-cell office:value-type="float" office:value="0.0933333333333334">
            <text:p>0.093333333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166666666666667">
            <text:p>0.1666666667</text:p>
          </table:table-cell>
          <table:table-cell office:value-type="float" office:value="0.5">
            <text:p>0.5</text:p>
          </table:table-cell>
          <table:table-cell office:value-type="float" office:value="0.166666666666667">
            <text:p>0.1666666667</text:p>
          </table:table-cell>
          <table:table-cell office:value-type="float" office:value="4.66666666666667">
            <text:p>4.6666666667</text:p>
          </table:table-cell>
          <table:table-cell office:value-type="float" office:value="2.83333333333333">
            <text:p>2.8333333333</text:p>
          </table:table-cell>
          <table:table-cell office:value-type="float" office:value="5.5">
            <text:p>5.5</text:p>
          </table:table-cell>
          <table:table-cell office:value-type="float" office:value="7.66666666666667">
            <text:p>7.6666666667</text:p>
          </table:table-cell>
          <table:table-cell office:value-type="float" office:value="0.363636363636364">
            <text:p>0.3636363636</text:p>
          </table:table-cell>
          <table:table-cell office:value-type="float" office:value="0.0445269016697588">
            <text:p>0.0445269017</text:p>
          </table:table-cell>
        </table:table-row>
      </table:table>
      <table:table table:name="WORLD_DATA" table:style-name="ta1">
        <table:table-source xlink:type="simple" xlink:href="../gt/output/world/world_serie.csv" table:table-name="Sheet1" table:filter-name="Text - txt - csv (StarCalc)" table:filter-options="59,34,76,1,,0,false,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0.0909090909090909">
            <text:p>0.0909090909</text:p>
          </table:table-cell>
          <table:table-cell office:value-type="float" office:value="0.012987012987013">
            <text:p>0.012987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.25">
            <text:p>7.25</text:p>
          </table:table-cell>
          <table:table-cell office:value-type="float" office:value="3.5">
            <text:p>3.5</text:p>
          </table:table-cell>
          <table:table-cell office:value-type="float" office:value="5.5">
            <text:p>5.5</text:p>
          </table:table-cell>
          <table:table-cell office:value-type="float" office:value="8.75">
            <text:p>8.75</text:p>
          </table:table-cell>
          <table:table-cell office:value-type="float" office:value="0.181818181818182">
            <text:p>0.1818181818</text:p>
          </table:table-cell>
          <table:table-cell office:value-type="float" office:value="0.0161616161616162">
            <text:p>0.01616161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0.454545454545455">
            <text:p>0.4545454545</text:p>
          </table:table-cell>
          <table:table-cell office:value-type="float" office:value="0.227272727272727">
            <text:p>0.22727272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office:value-type="float" office:value="8.75">
            <text:p>8.75</text:p>
          </table:table-cell>
          <table:table-cell office:value-type="float" office:value="0.363636363636364">
            <text:p>0.3636363636</text:p>
          </table:table-cell>
          <table:table-cell office:value-type="float" office:value="0.0440771349862259">
            <text:p>0.0440771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0.454545454545455">
            <text:p>0.4545454545</text:p>
          </table:table-cell>
          <table:table-cell office:value-type="float" office:value="0.227272727272727">
            <text:p>0.22727272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office:value-type="float" office:value="8.75">
            <text:p>8.75</text:p>
          </table:table-cell>
          <table:table-cell office:value-type="float" office:value="0.363636363636364">
            <text:p>0.3636363636</text:p>
          </table:table-cell>
          <table:table-cell office:value-type="float" office:value="0.0440771349862259">
            <text:p>0.0440771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0.363636363636364">
            <text:p>0.3636363636</text:p>
          </table:table-cell>
          <table:table-cell office:value-type="float" office:value="0.0727272727272727">
            <text:p>0.0727272727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5.75">
            <text:p>5.75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office:value-type="float" office:value="8.75">
            <text:p>8.75</text:p>
          </table:table-cell>
          <table:table-cell office:value-type="float" office:value="0.272727272727273">
            <text:p>0.2727272727</text:p>
          </table:table-cell>
          <table:table-cell office:value-type="float" office:value="0.0242424242424242">
            <text:p>0.02424242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0.363636363636364">
            <text:p>0.3636363636</text:p>
          </table:table-cell>
          <table:table-cell office:value-type="float" office:value="0.0727272727272727">
            <text:p>0.0727272727</text:p>
          </table:table-cell>
          <table:table-cell office:value-type="float" office:value="1.75">
            <text:p>1.7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5.5">
            <text:p>5.5</text:p>
          </table:table-cell>
          <table:table-cell office:value-type="float" office:value="1.25">
            <text:p>1.25</text:p>
          </table:table-cell>
          <table:table-cell office:value-type="float" office:value="5.5">
            <text:p>5.5</text:p>
          </table:table-cell>
          <table:table-cell office:value-type="float" office:value="8.75">
            <text:p>8.75</text:p>
          </table:table-cell>
          <table:table-cell office:value-type="float" office:value="0.318181818181818">
            <text:p>0.3181818182</text:p>
          </table:table-cell>
          <table:table-cell office:value-type="float" office:value="0.0295983086680761">
            <text:p>0.029598308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0.363636363636364">
            <text:p>0.3636363636</text:p>
          </table:table-cell>
          <table:table-cell office:value-type="float" office:value="0.0727272727272727">
            <text:p>0.0727272727</text:p>
          </table:table-cell>
          <table:table-cell table:number-columns-repeated="2" office:value-type="float" office:value="1.75">
            <text:p>1.7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5.25">
            <text:p>5.25</text:p>
          </table:table-cell>
          <table:table-cell office:value-type="float" office:value="1.25">
            <text:p>1.25</text:p>
          </table:table-cell>
          <table:table-cell office:value-type="float" office:value="5.5">
            <text:p>5.5</text:p>
          </table:table-cell>
          <table:table-cell office:value-type="float" office:value="8.75">
            <text:p>8.75</text:p>
          </table:table-cell>
          <table:table-cell office:value-type="float" office:value="0.318181818181818">
            <text:p>0.3181818182</text:p>
          </table:table-cell>
          <table:table-cell office:value-type="float" office:value="0.0295983086680761">
            <text:p>0.0295983087</text:p>
          </table:table-cell>
        </table:table-row>
      </table:table>
      <table:table table:name="SHOPPING_DATA" table:style-name="ta1">
        <table:table-source xlink:type="simple" xlink:href="../gt/output/shopping/shopping_serie.csv" table:table-name="Sheet1" table:filter-name="Text - txt - csv (StarCalc)" table:filter-options="59,34,76,1,,0,false,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 office:value-type="float" office:value="0.125">
            <text:p>0.125</text:p>
          </table:table-cell>
          <table:table-cell office:value-type="float" office:value="0.0119047619047619">
            <text:p>0.0119047619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75">
            <text:p>0.075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 office:value-type="float" office:value="0.125">
            <text:p>0.125</text:p>
          </table:table-cell>
          <table:table-cell office:value-type="float" office:value="0.0131578947368421">
            <text:p>0.0131578947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3.25">
            <text:p>3.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0.0181818181818182">
            <text:p>0.01818181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 office:value-type="float" office:value="0.125">
            <text:p>0.125</text:p>
          </table:table-cell>
          <table:table-cell office:value-type="float" office:value="0.0119047619047619">
            <text:p>0.0119047619</text:p>
          </table:table-cell>
          <table:table-cell office:value-type="float" office:value="2">
            <text:p>2</text:p>
          </table:table-cell>
          <table:table-cell table:number-columns-repeated="2" office:value-type="float" office:value="2.25">
            <text:p>2.25</text:p>
          </table:table-cell>
          <table:table-cell office:value-type="float" office:value="1.75">
            <text:p>1.75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 office:value-type="float" office:value="0.125">
            <text:p>0.125</text:p>
          </table:table-cell>
          <table:table-cell office:value-type="float" office:value="0.0119047619047619">
            <text:p>0.0119047619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0115384615384615">
            <text:p>0.01153846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 office:value-type="float" office:value="0.125">
            <text:p>0.125</text:p>
          </table:table-cell>
          <table:table-cell office:value-type="float" office:value="0.0131578947368421">
            <text:p>0.0131578947</text:p>
          </table:table-cell>
          <table:table-cell office:value-type="float" office:value="1.5">
            <text:p>1.5</text:p>
          </table:table-cell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4.5">
            <text:p>4.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0115384615384615">
            <text:p>0.01153846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 office:value-type="float" office:value="0.125">
            <text:p>0.125</text:p>
          </table:table-cell>
          <table:table-cell office:value-type="float" office:value="0.0131578947368421">
            <text:p>0.0131578947</text:p>
          </table:table-cell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table:number-columns-repeated="3" office:value-type="float" office:value="2.25">
            <text:p>2.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175">
            <text:p>0.175</text:p>
          </table:table-cell>
          <table:table-cell office:value-type="float" office:value="0.014">
            <text:p>0.014</text:p>
          </table:table-cell>
        </table:table-row>
      </table:table>
      <table:table table:name="REFERENCE_DATA" table:style-name="ta1">
        <table:table-source xlink:type="simple" xlink:href="../gt/output/reference/reference_serie.csv" table:table-name="Sheet1" table:filter-name="Text - txt - csv (StarCalc)" table:filter-options="59,34,76,1,,0,false,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4" office:value-type="float" office:value="0">
            <text:p>0</text:p>
          </table:table-cell>
          <table:table-cell office:value-type="float" office:value="4.66666666666667">
            <text:p>4.6666666667</text:p>
          </table:table-cell>
          <table:table-cell office:value-type="float" office:value="5.33333333333333">
            <text:p>5.3333333333</text:p>
          </table:table-cell>
          <table:table-cell office:value-type="float" office:value="5.66666666666667">
            <text:p>5.6666666667</text:p>
          </table:table-cell>
          <table:table-cell office:value-type="float" office:value="5">
            <text:p>5</text:p>
          </table:table-cell>
          <table:table-cell office:value-type="float" office:value="0.0588235294117647">
            <text:p>0.0588235294</text:p>
          </table:table-cell>
          <table:table-cell office:value-type="float" office:value="0.00588235294117647">
            <text:p>0.0058823529</text:p>
          </table:table-cell>
          <table:table-cell office:value-type="float" office:value="0.333333333333333">
            <text:p>0.333333333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33333333333333">
            <text:p>5.3333333333</text:p>
          </table:table-cell>
          <table:table-cell office:value-type="float" office:value="5.66666666666667">
            <text:p>5.6666666667</text:p>
          </table:table-cell>
          <table:table-cell office:value-type="float" office:value="5.33333333333333">
            <text:p>5.3333333333</text:p>
          </table:table-cell>
          <table:table-cell office:value-type="float" office:value="0.0588235294117647">
            <text:p>0.0588235294</text:p>
          </table:table-cell>
          <table:table-cell office:value-type="float" office:value="0.00569259962049336">
            <text:p>0.00569259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66666666666667">
            <text:p>1.666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3.33333333333333">
            <text:p>3.3333333333</text:p>
          </table:table-cell>
          <table:table-cell office:value-type="float" office:value="4">
            <text:p>4</text:p>
          </table:table-cell>
          <table:table-cell office:value-type="float" office:value="5.66666666666667">
            <text:p>5.6666666667</text:p>
          </table:table-cell>
          <table:table-cell office:value-type="float" office:value="5">
            <text:p>5</text:p>
          </table:table-cell>
          <table:table-cell office:value-type="float" office:value="0.294117647058824">
            <text:p>0.2941176471</text:p>
          </table:table-cell>
          <table:table-cell office:value-type="float" office:value="0.0401069518716578">
            <text:p>0.040106951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.33333333333333">
            <text:p>4.3333333333</text:p>
          </table:table-cell>
          <table:table-cell office:value-type="float" office:value="4.66666666666667">
            <text:p>4.6666666667</text:p>
          </table:table-cell>
          <table:table-cell office:value-type="float" office:value="5.66666666666667">
            <text:p>5.6666666667</text:p>
          </table:table-cell>
          <table:table-cell office:value-type="float" office:value="5.33333333333333">
            <text:p>5.3333333333</text:p>
          </table:table-cell>
          <table:table-cell office:value-type="float" office:value="0.176470588235294">
            <text:p>0.1764705882</text:p>
          </table:table-cell>
          <table:table-cell office:value-type="float" office:value="0.0196078431372549">
            <text:p>0.01960784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66666666666667">
            <text:p>1.666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3.33333333333333">
            <text:p>3.3333333333</text:p>
          </table:table-cell>
          <table:table-cell office:value-type="float" office:value="4">
            <text:p>4</text:p>
          </table:table-cell>
          <table:table-cell office:value-type="float" office:value="5.66666666666667">
            <text:p>5.6666666667</text:p>
          </table:table-cell>
          <table:table-cell office:value-type="float" office:value="5">
            <text:p>5</text:p>
          </table:table-cell>
          <table:table-cell office:value-type="float" office:value="0.294117647058824">
            <text:p>0.2941176471</text:p>
          </table:table-cell>
          <table:table-cell office:value-type="float" office:value="0.0401069518716578">
            <text:p>0.040106951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.33333333333333">
            <text:p>4.3333333333</text:p>
          </table:table-cell>
          <table:table-cell office:value-type="float" office:value="4.66666666666667">
            <text:p>4.6666666667</text:p>
          </table:table-cell>
          <table:table-cell office:value-type="float" office:value="5.66666666666667">
            <text:p>5.6666666667</text:p>
          </table:table-cell>
          <table:table-cell office:value-type="float" office:value="5.33333333333333">
            <text:p>5.3333333333</text:p>
          </table:table-cell>
          <table:table-cell office:value-type="float" office:value="0.176470588235294">
            <text:p>0.1764705882</text:p>
          </table:table-cell>
          <table:table-cell office:value-type="float" office:value="0.0196078431372549">
            <text:p>0.01960784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66666666666667">
            <text:p>1.666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3.33333333333333">
            <text:p>3.3333333333</text:p>
          </table:table-cell>
          <table:table-cell office:value-type="float" office:value="4">
            <text:p>4</text:p>
          </table:table-cell>
          <table:table-cell office:value-type="float" office:value="5.66666666666667">
            <text:p>5.6666666667</text:p>
          </table:table-cell>
          <table:table-cell office:value-type="float" office:value="5">
            <text:p>5</text:p>
          </table:table-cell>
          <table:table-cell office:value-type="float" office:value="0.294117647058824">
            <text:p>0.2941176471</text:p>
          </table:table-cell>
          <table:table-cell office:value-type="float" office:value="0.0401069518716578">
            <text:p>0.040106951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.33333333333333">
            <text:p>4.3333333333</text:p>
          </table:table-cell>
          <table:table-cell office:value-type="float" office:value="4.66666666666667">
            <text:p>4.6666666667</text:p>
          </table:table-cell>
          <table:table-cell office:value-type="float" office:value="5.66666666666667">
            <text:p>5.6666666667</text:p>
          </table:table-cell>
          <table:table-cell office:value-type="float" office:value="5.33333333333333">
            <text:p>5.3333333333</text:p>
          </table:table-cell>
          <table:table-cell office:value-type="float" office:value="0.176470588235294">
            <text:p>0.1764705882</text:p>
          </table:table-cell>
          <table:table-cell office:value-type="float" office:value="0.0196078431372549">
            <text:p>0.01960784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66666666666667">
            <text:p>2.666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2.33333333333333">
            <text:p>2.3333333333</text:p>
          </table:table-cell>
          <table:table-cell office:value-type="float" office:value="3">
            <text:p>3</text:p>
          </table:table-cell>
          <table:table-cell office:value-type="float" office:value="5.66666666666667">
            <text:p>5.6666666667</text:p>
          </table:table-cell>
          <table:table-cell office:value-type="float" office:value="5">
            <text:p>5</text:p>
          </table:table-cell>
          <table:table-cell office:value-type="float" office:value="0.470588235294118">
            <text:p>0.4705882353</text:p>
          </table:table-cell>
          <table:table-cell office:value-type="float" office:value="0.0882352941176471">
            <text:p>0.0882352941</text:p>
          </table:table-cell>
          <table:table-cell office:value-type="float" office:value="1.66666666666667">
            <text:p>1.666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3.66666666666667">
            <text:p>3.6666666667</text:p>
          </table:table-cell>
          <table:table-cell office:value-type="float" office:value="4">
            <text:p>4</text:p>
          </table:table-cell>
          <table:table-cell office:value-type="float" office:value="5.66666666666667">
            <text:p>5.6666666667</text:p>
          </table:table-cell>
          <table:table-cell office:value-type="float" office:value="5.33333333333333">
            <text:p>5.3333333333</text:p>
          </table:table-cell>
          <table:table-cell office:value-type="float" office:value="0.294117647058824">
            <text:p>0.2941176471</text:p>
          </table:table-cell>
          <table:table-cell office:value-type="float" office:value="0.0383631713554987">
            <text:p>0.038363171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66666666666667">
            <text:p>2.6666666667</text:p>
          </table:table-cell>
          <table:table-cell office:value-type="float" office:value="5.66666666666667">
            <text:p>5.6666666667</text:p>
          </table:table-cell>
          <table:table-cell office:value-type="float" office:value="5">
            <text:p>5</text:p>
          </table:table-cell>
          <table:table-cell office:value-type="float" office:value="0.529411764705882">
            <text:p>0.5294117647</text:p>
          </table:table-cell>
          <table:table-cell office:value-type="float" office:value="0.113445378151261">
            <text:p>0.1134453782</text:p>
          </table:table-cell>
          <table:table-cell office:value-type="float" office:value="1.83333333333333">
            <text:p>1.8333333333</text:p>
          </table:table-cell>
          <table:table-cell table:number-columns-repeated="4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3.83333333333333">
            <text:p>3.8333333333</text:p>
          </table:table-cell>
          <table:table-cell office:value-type="float" office:value="5.66666666666667">
            <text:p>5.6666666667</text:p>
          </table:table-cell>
          <table:table-cell office:value-type="float" office:value="5.33333333333333">
            <text:p>5.3333333333</text:p>
          </table:table-cell>
          <table:table-cell office:value-type="float" office:value="0.323529411764706">
            <text:p>0.3235294118</text:p>
          </table:table-cell>
          <table:table-cell office:value-type="float" office:value="0.0441176470588235">
            <text:p>0.0441176471</text:p>
          </table:table-cell>
        </table:table-row>
      </table:table>
      <table:table table:name="KIDS_AND_TEENS_DATA" table:style-name="ta1">
        <table:table-source xlink:type="simple" xlink:href="../gt/output/kids_and_teens/kids_and_teens_serie.csv" table:table-name="Sheet1" table:filter-name="Text - txt - csv (StarCalc)" table:filter-options="59,34,76,1,,0,false,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  <table:table-cell office:value-type="float" office:value="3.75">
            <text:p>3.75</text:p>
          </table:table-cell>
          <table:table-cell office:value-type="float" office:value="4.5">
            <text:p>4.5</text:p>
          </table:table-cell>
          <table:table-cell office:value-type="float" office:value="7.75">
            <text:p>7.75</text:p>
          </table:table-cell>
          <table:table-cell office:value-type="float" office:value="0.111111111111111">
            <text:p>0.1111111111</text:p>
          </table:table-cell>
          <table:table-cell office:value-type="float" office:value="0.0103359173126615">
            <text:p>0.0103359173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4.375">
            <text:p>4.375</text:p>
          </table:table-cell>
          <table:table-cell office:value-type="float" office:value="3.625">
            <text:p>3.625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0.111111111111111">
            <text:p>0.1111111111</text:p>
          </table:table-cell>
          <table:table-cell office:value-type="float" office:value="0.0123456790123457">
            <text:p>0.0123456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3.75">
            <text:p>3.75</text:p>
          </table:table-cell>
          <table:table-cell office:value-type="float" office:value="2.25">
            <text:p>2.25</text:p>
          </table:table-cell>
          <table:table-cell office:value-type="float" office:value="4.5">
            <text:p>4.5</text:p>
          </table:table-cell>
          <table:table-cell office:value-type="float" office:value="7.75">
            <text:p>7.75</text:p>
          </table:table-cell>
          <table:table-cell office:value-type="float" office:value="0.444444444444444">
            <text:p>0.4444444444</text:p>
          </table:table-cell>
          <table:table-cell office:value-type="float" office:value="0.0573476702508961">
            <text:p>0.0573476703</text:p>
          </table:table-cell>
          <table:table-cell office:value-type="float" office:value="1.125">
            <text:p>1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125">
            <text:p>0.125</text:p>
          </table:table-cell>
          <table:table-cell office:value-type="float" office:value="3.5">
            <text:p>3.5</text:p>
          </table:table-cell>
          <table:table-cell office:value-type="float" office:value="2.875">
            <text:p>2.875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0.0333333333333333">
            <text:p>0.033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4.5">
            <text:p>4.5</text:p>
          </table:table-cell>
          <table:table-cell office:value-type="float" office:value="7.75">
            <text:p>7.75</text:p>
          </table:table-cell>
          <table:table-cell office:value-type="float" office:value="0.5">
            <text:p>0.5</text:p>
          </table:table-cell>
          <table:table-cell office:value-type="float" office:value="0.0740740740740741">
            <text:p>0.0740740741</text:p>
          </table:table-cell>
          <table:table-cell office:value-type="float" office:value="1.25">
            <text:p>1.25</text:p>
          </table:table-cell>
          <table:table-cell office:value-type="float" office:value="1.125">
            <text:p>1.12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3.125">
            <text:p>3.125</text:p>
          </table:table-cell>
          <table:table-cell office:value-type="float" office:value="2.625">
            <text:p>2.625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0.277777777777778">
            <text:p>0.2777777778</text:p>
          </table:table-cell>
          <table:table-cell office:value-type="float" office:value="0.0396825396825397">
            <text:p>0.039682539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1.25">
            <text:p>1.25</text:p>
          </table:table-cell>
          <table:table-cell office:value-type="float" office:value="4.5">
            <text:p>4.5</text:p>
          </table:table-cell>
          <table:table-cell office:value-type="float" office:value="7.75">
            <text:p>7.75</text:p>
          </table:table-cell>
          <table:table-cell office:value-type="float" office:value="0.611111111111111">
            <text:p>0.6111111111</text:p>
          </table:table-cell>
          <table:table-cell office:value-type="float" office:value="0.106280193236715">
            <text:p>0.1062801932</text:p>
          </table:table-cell>
          <table:table-cell office:value-type="float" office:value="1.625">
            <text:p>1.625</text:p>
          </table:table-cell>
          <table:table-cell office:value-type="float" office:value="1.125">
            <text:p>1.125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25">
            <text:p>0.25</text:p>
          </table:table-cell>
          <table:table-cell office:value-type="float" office:value="2.75">
            <text:p>2.75</text:p>
          </table:table-cell>
          <table:table-cell office:value-type="float" office:value="2.125">
            <text:p>2.125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0.361111111111111">
            <text:p>0.3611111111</text:p>
          </table:table-cell>
          <table:table-cell office:value-type="float" office:value="0.0577777777777778">
            <text:p>0.057777777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7.75">
            <text:p>7.75</text:p>
          </table:table-cell>
          <table:table-cell office:value-type="float" office:value="0.611111111111111">
            <text:p>0.6111111111</text:p>
          </table:table-cell>
          <table:table-cell office:value-type="float" office:value="0.116402116402116">
            <text:p>0.1164021164</text:p>
          </table:table-cell>
          <table:table-cell office:value-type="float" office:value="1.75">
            <text:p>1.75</text:p>
          </table:table-cell>
          <table:table-cell office:value-type="float" office:value="1.25">
            <text:p>1.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.375">
            <text:p>2.375</text:p>
          </table:table-cell>
          <table:table-cell office:value-type="float" office:value="1.875">
            <text:p>1.875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0.388888888888889">
            <text:p>0.3888888889</text:p>
          </table:table-cell>
          <table:table-cell office:value-type="float" office:value="0.0676328502415459">
            <text:p>0.06763285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7.75">
            <text:p>7.75</text:p>
          </table:table-cell>
          <table:table-cell office:value-type="float" office:value="0.611111111111111">
            <text:p>0.6111111111</text:p>
          </table:table-cell>
          <table:table-cell office:value-type="float" office:value="0.116402116402116">
            <text:p>0.1164021164</text:p>
          </table:table-cell>
          <table:table-cell office:value-type="float" office:value="1.75">
            <text:p>1.75</text:p>
          </table:table-cell>
          <table:table-cell office:value-type="float" office:value="1.25">
            <text:p>1.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.375">
            <text:p>2.375</text:p>
          </table:table-cell>
          <table:table-cell office:value-type="float" office:value="1.875">
            <text:p>1.875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0.388888888888889">
            <text:p>0.3888888889</text:p>
          </table:table-cell>
          <table:table-cell office:value-type="float" office:value="0.0676328502415459">
            <text:p>0.0676328502</text:p>
          </table:table-cell>
        </table:table-row>
      </table:table>
      <table:table table:name="GAMES_DATA" table:style-name="ta1">
        <table:table-source xlink:type="simple" xlink:href="../gt/output/games/games_serie.csv" table:table-name="Sheet1" table:filter-name="Text - txt - csv (StarCalc)" table:filter-options="59,34,76,1,,0,false,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22">
            <text:p>22</text:p>
          </table:table-cell>
          <table:table-cell office:value-type="float" office:value="1.14285714285714">
            <text:p>1.1428571429</text:p>
          </table:table-cell>
          <table:table-cell office:value-type="float" office:value="0.857142857142857">
            <text:p>0.8571428571</text:p>
          </table:table-cell>
          <table:table-cell office:value-type="float" office:value="0.428571428571429">
            <text:p>0.4285714286</text:p>
          </table:table-cell>
          <table:table-cell office:value-type="float" office:value="4.28571428571429">
            <text:p>4.2857142857</text:p>
          </table:table-cell>
          <table:table-cell office:value-type="float" office:value="3.57142857142857">
            <text:p>3.5714285714</text:p>
          </table:table-cell>
          <table:table-cell office:value-type="float" office:value="4.71428571428571">
            <text:p>4.7142857143</text:p>
          </table:table-cell>
          <table:table-cell office:value-type="float" office:value="26.4285714285714">
            <text:p>26.4285714286</text:p>
          </table:table-cell>
          <table:table-cell office:value-type="float" office:value="0.0606060606060606">
            <text:p>0.0606060606</text:p>
          </table:table-cell>
          <table:table-cell office:value-type="float" office:value="0.00195503421309873">
            <text:p>0.0019550342</text:p>
          </table:table-cell>
          <table:table-cell office:value-type="float" office:value="0.142857142857143">
            <text:p>0.1428571429</text:p>
          </table:table-cell>
          <table:table-cell office:value-type="float" office:value="11.1428571428571">
            <text:p>11.1428571429</text:p>
          </table:table-cell>
          <table:table-cell office:value-type="float" office:value="0.642857142857143">
            <text:p>0.6428571429</text:p>
          </table:table-cell>
          <table:table-cell office:value-type="float" office:value="0.5">
            <text:p>0.5</text:p>
          </table:table-cell>
          <table:table-cell office:value-type="float" office:value="0.285714285714286">
            <text:p>0.2857142857</text:p>
          </table:table-cell>
          <table:table-cell office:value-type="float" office:value="5.28571428571429">
            <text:p>5.2857142857</text:p>
          </table:table-cell>
          <table:table-cell office:value-type="float" office:value="4.57142857142857">
            <text:p>4.5714285714</text:p>
          </table:table-cell>
          <table:table-cell office:value-type="float" office:value="5.35714285714286">
            <text:p>5.3571428571</text:p>
          </table:table-cell>
          <table:table-cell office:value-type="float" office:value="16.6428571428571">
            <text:p>16.6428571429</text:p>
          </table:table-cell>
          <table:table-cell office:value-type="float" office:value="0.0266666666666667">
            <text:p>0.0266666667</text:p>
          </table:table-cell>
          <table:table-cell office:value-type="float" office:value="0.00123212321232123">
            <text:p>0.00123212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1428571428571">
            <text:p>1.7142857143</text:p>
          </table:table-cell>
          <table:table-cell office:value-type="float" office:value="22.2857142857143">
            <text:p>22.2857142857</text:p>
          </table:table-cell>
          <table:table-cell office:value-type="float" office:value="1.71428571428571">
            <text:p>1.7142857143</text:p>
          </table:table-cell>
          <table:table-cell office:value-type="float" office:value="1.14285714285714">
            <text:p>1.1428571429</text:p>
          </table:table-cell>
          <table:table-cell office:value-type="float" office:value="0.714285714285714">
            <text:p>0.7142857143</text:p>
          </table:table-cell>
          <table:table-cell office:value-type="float" office:value="2.85714285714286">
            <text:p>2.8571428571</text:p>
          </table:table-cell>
          <table:table-cell office:value-type="float" office:value="1.85714285714286">
            <text:p>1.8571428571</text:p>
          </table:table-cell>
          <table:table-cell office:value-type="float" office:value="4.71428571428571">
            <text:p>4.7142857143</text:p>
          </table:table-cell>
          <table:table-cell office:value-type="float" office:value="26.4285714285714">
            <text:p>26.4285714286</text:p>
          </table:table-cell>
          <table:table-cell office:value-type="float" office:value="0.363636363636364">
            <text:p>0.3636363636</text:p>
          </table:table-cell>
          <table:table-cell office:value-type="float" office:value="0.0126639529624604">
            <text:p>0.012663953</text:p>
          </table:table-cell>
          <table:table-cell office:value-type="float" office:value="1.14285714285714">
            <text:p>1.1428571429</text:p>
          </table:table-cell>
          <table:table-cell office:value-type="float" office:value="11.2857142857143">
            <text:p>11.2857142857</text:p>
          </table:table-cell>
          <table:table-cell office:value-type="float" office:value="0.928571428571429">
            <text:p>0.9285714286</text:p>
          </table:table-cell>
          <table:table-cell office:value-type="float" office:value="0.642857142857143">
            <text:p>0.6428571429</text:p>
          </table:table-cell>
          <table:table-cell office:value-type="float" office:value="0.428571428571429">
            <text:p>0.4285714286</text:p>
          </table:table-cell>
          <table:table-cell office:value-type="float" office:value="4.28571428571429">
            <text:p>4.2857142857</text:p>
          </table:table-cell>
          <table:table-cell office:value-type="float" office:value="3.42857142857143">
            <text:p>3.4285714286</text:p>
          </table:table-cell>
          <table:table-cell office:value-type="float" office:value="5.35714285714286">
            <text:p>5.3571428571</text:p>
          </table:table-cell>
          <table:table-cell office:value-type="float" office:value="16.6428571428571">
            <text:p>16.6428571429</text:p>
          </table:table-cell>
          <table:table-cell office:value-type="float" office:value="0.213333333333333">
            <text:p>0.2133333333</text:p>
          </table:table-cell>
          <table:table-cell office:value-type="float" office:value="0.0107048984468339">
            <text:p>0.01070489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3.4285714285714">
            <text:p>23.4285714286</text:p>
          </table:table-cell>
          <table:table-cell office:value-type="float" office:value="2.57142857142857">
            <text:p>2.5714285714</text:p>
          </table:table-cell>
          <table:table-cell office:value-type="float" office:value="1.57142857142857">
            <text:p>1.5714285714</text:p>
          </table:table-cell>
          <table:table-cell office:value-type="float" office:value="1">
            <text:p>1</text:p>
          </table:table-cell>
          <table:table-cell office:value-type="float" office:value="1.85714285714286">
            <text:p>1.8571428571</text:p>
          </table:table-cell>
          <table:table-cell office:value-type="float" office:value="1.14285714285714">
            <text:p>1.1428571429</text:p>
          </table:table-cell>
          <table:table-cell office:value-type="float" office:value="4.71428571428571">
            <text:p>4.7142857143</text:p>
          </table:table-cell>
          <table:table-cell office:value-type="float" office:value="26.4285714285714">
            <text:p>26.4285714286</text:p>
          </table:table-cell>
          <table:table-cell office:value-type="float" office:value="0.424242424242424">
            <text:p>0.4242424242</text:p>
          </table:table-cell>
          <table:table-cell office:value-type="float" office:value="0.0146290491118077">
            <text:p>0.0146290491</text:p>
          </table:table-cell>
          <table:table-cell office:value-type="float" office:value="1.57142857142857">
            <text:p>1.5714285714</text:p>
          </table:table-cell>
          <table:table-cell office:value-type="float" office:value="12.0714285714286">
            <text:p>12.0714285714</text:p>
          </table:table-cell>
          <table:table-cell office:value-type="float" office:value="1.57142857142857">
            <text:p>1.5714285714</text:p>
          </table:table-cell>
          <table:table-cell office:value-type="float" office:value="1.07142857142857">
            <text:p>1.0714285714</text:p>
          </table:table-cell>
          <table:table-cell office:value-type="float" office:value="0.785714285714286">
            <text:p>0.7857142857</text:p>
          </table:table-cell>
          <table:table-cell office:value-type="float" office:value="3.21428571428571">
            <text:p>3.2142857143</text:p>
          </table:table-cell>
          <table:table-cell office:value-type="float" office:value="2.5">
            <text:p>2.5</text:p>
          </table:table-cell>
          <table:table-cell office:value-type="float" office:value="5.35714285714286">
            <text:p>5.3571428571</text:p>
          </table:table-cell>
          <table:table-cell office:value-type="float" office:value="16.6428571428571">
            <text:p>16.6428571429</text:p>
          </table:table-cell>
          <table:table-cell office:value-type="float" office:value="0.293333333333333">
            <text:p>0.2933333333</text:p>
          </table:table-cell>
          <table:table-cell office:value-type="float" office:value="0.0151537515375154">
            <text:p>0.01515375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14285714285714">
            <text:p>2.1428571429</text:p>
          </table:table-cell>
          <table:table-cell office:value-type="float" office:value="25.1428571428571">
            <text:p>25.1428571429</text:p>
          </table:table-cell>
          <table:table-cell office:value-type="float" office:value="4.28571428571429">
            <text:p>4.2857142857</text:p>
          </table:table-cell>
          <table:table-cell office:value-type="float" office:value="1.71428571428571">
            <text:p>1.7142857143</text:p>
          </table:table-cell>
          <table:table-cell office:value-type="float" office:value="2.42857142857143">
            <text:p>2.4285714286</text:p>
          </table:table-cell>
          <table:table-cell office:value-type="float" office:value="1.57142857142857">
            <text:p>1.5714285714</text:p>
          </table:table-cell>
          <table:table-cell office:value-type="float" office:value="0.857142857142857">
            <text:p>0.8571428571</text:p>
          </table:table-cell>
          <table:table-cell office:value-type="float" office:value="4.71428571428571">
            <text:p>4.7142857143</text:p>
          </table:table-cell>
          <table:table-cell office:value-type="float" office:value="26.4285714285714">
            <text:p>26.4285714286</text:p>
          </table:table-cell>
          <table:table-cell office:value-type="float" office:value="0.454545454545455">
            <text:p>0.4545454545</text:p>
          </table:table-cell>
          <table:table-cell office:value-type="float" office:value="0.0142682429677945">
            <text:p>0.014268243</text:p>
          </table:table-cell>
          <table:table-cell office:value-type="float" office:value="2.5">
            <text:p>2.5</text:p>
          </table:table-cell>
          <table:table-cell office:value-type="float" office:value="13.0714285714286">
            <text:p>13.0714285714</text:p>
          </table:table-cell>
          <table:table-cell office:value-type="float" office:value="2.64285714285714">
            <text:p>2.6428571429</text:p>
          </table:table-cell>
          <table:table-cell office:value-type="float" office:value="1.21428571428571">
            <text:p>1.2142857143</text:p>
          </table:table-cell>
          <table:table-cell office:value-type="float" office:value="1.71428571428571">
            <text:p>1.7142857143</text:p>
          </table:table-cell>
          <table:table-cell office:value-type="float" office:value="2.14285714285714">
            <text:p>2.1428571429</text:p>
          </table:table-cell>
          <table:table-cell office:value-type="float" office:value="1.35714285714286">
            <text:p>1.3571428571</text:p>
          </table:table-cell>
          <table:table-cell office:value-type="float" office:value="5.35714285714286">
            <text:p>5.3571428571</text:p>
          </table:table-cell>
          <table:table-cell office:value-type="float" office:value="16.6428571428571">
            <text:p>16.6428571429</text:p>
          </table:table-cell>
          <table:table-cell office:value-type="float" office:value="0.466666666666667">
            <text:p>0.4666666667</text:p>
          </table:table-cell>
          <table:table-cell office:value-type="float" office:value="0.0242874845105328">
            <text:p>0.02428748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5.8571428571429">
            <text:p>25.8571428571</text:p>
          </table:table-cell>
          <table:table-cell office:value-type="float" office:value="4.85714285714286">
            <text:p>4.8571428571</text:p>
          </table:table-cell>
          <table:table-cell office:value-type="float" office:value="1.85714285714286">
            <text:p>1.8571428571</text:p>
          </table:table-cell>
          <table:table-cell office:value-type="float" office:value="2.42857142857143">
            <text:p>2.4285714286</text:p>
          </table:table-cell>
          <table:table-cell office:value-type="float" office:value="1.42857142857143">
            <text:p>1.4285714286</text:p>
          </table:table-cell>
          <table:table-cell office:value-type="float" office:value="0.857142857142857">
            <text:p>0.8571428571</text:p>
          </table:table-cell>
          <table:table-cell office:value-type="float" office:value="4.71428571428571">
            <text:p>4.7142857143</text:p>
          </table:table-cell>
          <table:table-cell office:value-type="float" office:value="26.4285714285714">
            <text:p>26.4285714286</text:p>
          </table:table-cell>
          <table:table-cell office:value-type="float" office:value="0.424242424242424">
            <text:p>0.4242424242</text:p>
          </table:table-cell>
          <table:table-cell office:value-type="float" office:value="0.0128558310376492">
            <text:p>0.012855831</text:p>
          </table:table-cell>
          <table:table-cell office:value-type="float" office:value="2.35714285714286">
            <text:p>2.3571428571</text:p>
          </table:table-cell>
          <table:table-cell office:value-type="float" office:value="13.8571428571429">
            <text:p>13.8571428571</text:p>
          </table:table-cell>
          <table:table-cell office:value-type="float" office:value="3.35714285714286">
            <text:p>3.3571428571</text:p>
          </table:table-cell>
          <table:table-cell office:value-type="float" office:value="1.64285714285714">
            <text:p>1.6428571429</text:p>
          </table:table-cell>
          <table:table-cell office:value-type="float" office:value="2">
            <text:p>2</text:p>
          </table:table-cell>
          <table:table-cell office:value-type="float" office:value="1.85714285714286">
            <text:p>1.8571428571</text:p>
          </table:table-cell>
          <table:table-cell office:value-type="float" office:value="1.14285714285714">
            <text:p>1.1428571429</text:p>
          </table:table-cell>
          <table:table-cell office:value-type="float" office:value="5.35714285714286">
            <text:p>5.3571428571</text:p>
          </table:table-cell>
          <table:table-cell office:value-type="float" office:value="16.6428571428571">
            <text:p>16.6428571429</text:p>
          </table:table-cell>
          <table:table-cell office:value-type="float" office:value="0.44">
            <text:p>0.44</text:p>
          </table:table-cell>
          <table:table-cell office:value-type="float" office:value="0.0217667844522968">
            <text:p>0.02176678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71428571428571">
            <text:p>1.7142857143</text:p>
          </table:table-cell>
          <table:table-cell office:value-type="float" office:value="26.4285714285714">
            <text:p>26.4285714286</text:p>
          </table:table-cell>
          <table:table-cell office:value-type="float" office:value="5.14285714285714">
            <text:p>5.1428571429</text:p>
          </table:table-cell>
          <table:table-cell office:value-type="float" office:value="2.28571428571429">
            <text:p>2.2857142857</text:p>
          </table:table-cell>
          <table:table-cell office:value-type="float" office:value="2.71428571428571">
            <text:p>2.7142857143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4.71428571428571">
            <text:p>4.7142857143</text:p>
          </table:table-cell>
          <table:table-cell office:value-type="float" office:value="26.4285714285714">
            <text:p>26.4285714286</text:p>
          </table:table-cell>
          <table:table-cell office:value-type="float" office:value="0.363636363636364">
            <text:p>0.3636363636</text:p>
          </table:table-cell>
          <table:table-cell office:value-type="float" office:value="0.0109246976199766">
            <text:p>0.0109246976</text:p>
          </table:table-cell>
          <table:table-cell office:value-type="float" office:value="2.5">
            <text:p>2.5</text:p>
          </table:table-cell>
          <table:table-cell office:value-type="float" office:value="14.2857142857143">
            <text:p>14.2857142857</text:p>
          </table:table-cell>
          <table:table-cell office:value-type="float" office:value="3.64285714285714">
            <text:p>3.6428571429</text:p>
          </table:table-cell>
          <table:table-cell office:value-type="float" office:value="1.92857142857143">
            <text:p>1.9285714286</text:p>
          </table:table-cell>
          <table:table-cell office:value-type="float" office:value="2.14285714285714">
            <text:p>2.1428571429</text:p>
          </table:table-cell>
          <table:table-cell office:value-type="float" office:value="1.28571428571429">
            <text:p>1.2857142857</text:p>
          </table:table-cell>
          <table:table-cell office:value-type="float" office:value="0.714285714285714">
            <text:p>0.7142857143</text:p>
          </table:table-cell>
          <table:table-cell office:value-type="float" office:value="5.35714285714286">
            <text:p>5.3571428571</text:p>
          </table:table-cell>
          <table:table-cell office:value-type="float" office:value="16.6428571428571">
            <text:p>16.6428571429</text:p>
          </table:table-cell>
          <table:table-cell office:value-type="float" office:value="0.466666666666667">
            <text:p>0.4666666667</text:p>
          </table:table-cell>
          <table:table-cell office:value-type="float" office:value="0.0234169653524492">
            <text:p>0.0234169654</text:p>
          </table:table-cell>
        </table:table-row>
      </table:table>
      <table:table table:name="SOCIETY_DATA" table:style-name="ta1">
        <table:table-source xlink:type="simple" xlink:href="../gt/output/society/society_serie.csv" table:table-name="Sheet1" table:filter-name="Text - txt - csv (StarCalc)" table:filter-options="59,34,76,1,,0,false,"/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>
            <text:p>tt</text:p>
          </table:table-cell>
          <table:table-cell office:value-type="string">
            <text:p>BOM_tc</text:p>
          </table:table-cell>
          <table:table-cell office:value-type="string">
            <text:p>BOM_to</text:p>
          </table:table-cell>
          <table:table-cell office:value-type="string">
            <text:p>BOM_tu</text:p>
          </table:table-cell>
          <table:table-cell office:value-type="string">
            <text:p>BOM_co</text:p>
          </table:table-cell>
          <table:table-cell office:value-type="string">
            <text:p>BOM_cu</text:p>
          </table:table-cell>
          <table:table-cell office:value-type="string">
            <text:p>BOM_cm</text:p>
          </table:table-cell>
          <table:table-cell office:value-type="string">
            <text:p>BOM_cf</text:p>
          </table:table-cell>
          <table:table-cell office:value-type="string">
            <text:p>BOM_gtb</text:p>
          </table:table-cell>
          <table:table-cell office:value-type="string">
            <text:p>BOM_stb</text:p>
          </table:table-cell>
          <table:table-cell office:value-type="string">
            <text:p>BOM_prec</text:p>
          </table:table-cell>
          <table:table-cell office:value-type="string">
            <text:p>BOM_score</text:p>
          </table:table-cell>
          <table:table-cell office:value-type="string">
            <text:p>VIPS_tc</text:p>
          </table:table-cell>
          <table:table-cell office:value-type="string">
            <text:p>VIPS_to</text:p>
          </table:table-cell>
          <table:table-cell office:value-type="string">
            <text:p>VIPS_tu</text:p>
          </table:table-cell>
          <table:table-cell office:value-type="string">
            <text:p>VIPS_co</text:p>
          </table:table-cell>
          <table:table-cell office:value-type="string">
            <text:p>VIPS_cu</text:p>
          </table:table-cell>
          <table:table-cell office:value-type="string">
            <text:p>VIPS_cm</text:p>
          </table:table-cell>
          <table:table-cell office:value-type="string">
            <text:p>VIPS_cf</text:p>
          </table:table-cell>
          <table:table-cell office:value-type="string">
            <text:p>VIPS_gtb</text:p>
          </table:table-cell>
          <table:table-cell office:value-type="string">
            <text:p>VIPS_stb</text:p>
          </table:table-cell>
          <table:table-cell office:value-type="string">
            <text:p>VIPS_prec</text:p>
          </table:table-cell>
          <table:table-cell office:value-type="string">
            <text:p>VIPS_sc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55555555555556">
            <text:p>0.5555555556</text:p>
          </table:table-cell>
          <table:table-cell office:value-type="float" office:value="0.888888888888889">
            <text:p>0.888888888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.88888888888889">
            <text:p>3.8888888889</text:p>
          </table:table-cell>
          <table:table-cell office:value-type="float" office:value="4.66666666666667">
            <text:p>4.6666666667</text:p>
          </table:table-cell>
          <table:table-cell office:value-type="float" office:value="6.66666666666667">
            <text:p>6.6666666667</text:p>
          </table:table-cell>
          <table:table-cell office:value-type="float" office:value="0.119047619047619">
            <text:p>0.119047619</text:p>
          </table:table-cell>
          <table:table-cell office:value-type="float" office:value="0.0121753246753247">
            <text:p>0.0121753247</text:p>
          </table:table-cell>
          <table:table-cell office:value-type="float" office:value="0.411764705882353">
            <text:p>0.4117647059</text:p>
          </table:table-cell>
          <table:table-cell office:value-type="float" office:value="0.529411764705882">
            <text:p>0.5294117647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0">
            <text:p>0</text:p>
          </table:table-cell>
          <table:table-cell office:value-type="float" office:value="4.47058823529412">
            <text:p>4.4705882353</text:p>
          </table:table-cell>
          <table:table-cell office:value-type="float" office:value="3.94117647058824">
            <text:p>3.9411764706</text:p>
          </table:table-cell>
          <table:table-cell office:value-type="float" office:value="4.52941176470588">
            <text:p>4.5294117647</text:p>
          </table:table-cell>
          <table:table-cell office:value-type="float" office:value="5.58823529411765">
            <text:p>5.5882352941</text:p>
          </table:table-cell>
          <table:table-cell office:value-type="float" office:value="0.0909090909090909">
            <text:p>0.0909090909</text:p>
          </table:table-cell>
          <table:table-cell office:value-type="float" office:value="0.0101674641148325">
            <text:p>0.01016746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66666666666667">
            <text:p>2.6666666667</text:p>
          </table:table-cell>
          <table:table-cell office:value-type="float" office:value="0.888888888888889">
            <text:p>0.8888888889</text:p>
          </table:table-cell>
          <table:table-cell office:value-type="float" office:value="0.111111111111111">
            <text:p>0.1111111111</text:p>
          </table:table-cell>
          <table:table-cell office:value-type="float" office:value="0.222222222222222">
            <text:p>0.2222222222</text:p>
          </table:table-cell>
          <table:table-cell office:value-type="float" office:value="0.111111111111111">
            <text:p>0.1111111111</text:p>
          </table:table-cell>
          <table:table-cell office:value-type="float" office:value="2.77777777777778">
            <text:p>2.7777777778</text:p>
          </table:table-cell>
          <table:table-cell office:value-type="float" office:value="1.55555555555556">
            <text:p>1.5555555556</text:p>
          </table:table-cell>
          <table:table-cell office:value-type="float" office:value="4.66666666666667">
            <text:p>4.6666666667</text:p>
          </table:table-cell>
          <table:table-cell office:value-type="float" office:value="6.66666666666667">
            <text:p>6.6666666667</text:p>
          </table:table-cell>
          <table:table-cell office:value-type="float" office:value="0.571428571428571">
            <text:p>0.5714285714</text:p>
          </table:table-cell>
          <table:table-cell office:value-type="float" office:value="0.107142857142857">
            <text:p>0.1071428571</text:p>
          </table:table-cell>
          <table:table-cell office:value-type="float" office:value="1.52941176470588">
            <text:p>1.5294117647</text:p>
          </table:table-cell>
          <table:table-cell office:value-type="float" office:value="0.529411764705882">
            <text:p>0.5294117647</text:p>
          </table:table-cell>
          <table:table-cell office:value-type="float" office:value="0.0588235294117647">
            <text:p>0.0588235294</text:p>
          </table:table-cell>
          <table:table-cell office:value-type="float" office:value="0.176470588235294">
            <text:p>0.1764705882</text:p>
          </table:table-cell>
          <table:table-cell office:value-type="float" office:value="0.0588235294117647">
            <text:p>0.0588235294</text:p>
          </table:table-cell>
          <table:table-cell office:value-type="float" office:value="3.29411764705882">
            <text:p>3.2941176471</text:p>
          </table:table-cell>
          <table:table-cell office:value-type="float" office:value="2.70588235294118">
            <text:p>2.7058823529</text:p>
          </table:table-cell>
          <table:table-cell office:value-type="float" office:value="4.52941176470588">
            <text:p>4.5294117647</text:p>
          </table:table-cell>
          <table:table-cell office:value-type="float" office:value="5.58823529411765">
            <text:p>5.5882352941</text:p>
          </table:table-cell>
          <table:table-cell office:value-type="float" office:value="0.337662337662338">
            <text:p>0.3376623377</text:p>
          </table:table-cell>
          <table:table-cell office:value-type="float" office:value="0.051252319109462">
            <text:p>0.05125231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22222222222222">
            <text:p>3.2222222222</text:p>
          </table:table-cell>
          <table:table-cell office:value-type="float" office:value="0.888888888888889">
            <text:p>0.8888888889</text:p>
          </table:table-cell>
          <table:table-cell office:value-type="float" office:value="0.111111111111111">
            <text:p>0.1111111111</text:p>
          </table:table-cell>
          <table:table-cell office:value-type="float" office:value="0.222222222222222">
            <text:p>0.2222222222</text:p>
          </table:table-cell>
          <table:table-cell office:value-type="float" office:value="0.111111111111111">
            <text:p>0.1111111111</text:p>
          </table:table-cell>
          <table:table-cell office:value-type="float" office:value="2.22222222222222">
            <text:p>2.2222222222</text:p>
          </table:table-cell>
          <table:table-cell office:value-type="float" office:value="1">
            <text:p>1</text:p>
          </table:table-cell>
          <table:table-cell office:value-type="float" office:value="4.66666666666667">
            <text:p>4.6666666667</text:p>
          </table:table-cell>
          <table:table-cell office:value-type="float" office:value="6.66666666666667">
            <text:p>6.6666666667</text:p>
          </table:table-cell>
          <table:table-cell office:value-type="float" office:value="0.69047619047619">
            <text:p>0.6904761905</text:p>
          </table:table-cell>
          <table:table-cell office:value-type="float" office:value="0.163533834586466">
            <text:p>0.1635338346</text:p>
          </table:table-cell>
          <table:table-cell office:value-type="float" office:value="1.94117647058824">
            <text:p>1.9411764706</text:p>
          </table:table-cell>
          <table:table-cell office:value-type="float" office:value="0.588235294117647">
            <text:p>0.5882352941</text:p>
          </table:table-cell>
          <table:table-cell office:value-type="float" office:value="0.0588235294117647">
            <text:p>0.0588235294</text:p>
          </table:table-cell>
          <table:table-cell office:value-type="float" office:value="0.235294117647059">
            <text:p>0.2352941176</text:p>
          </table:table-cell>
          <table:table-cell office:value-type="float" office:value="0.0588235294117647">
            <text:p>0.0588235294</text:p>
          </table:table-cell>
          <table:table-cell office:value-type="float" office:value="2.76470588235294">
            <text:p>2.7647058824</text:p>
          </table:table-cell>
          <table:table-cell office:value-type="float" office:value="2.23529411764706">
            <text:p>2.2352941176</text:p>
          </table:table-cell>
          <table:table-cell office:value-type="float" office:value="4.52941176470588">
            <text:p>4.5294117647</text:p>
          </table:table-cell>
          <table:table-cell office:value-type="float" office:value="5.58823529411765">
            <text:p>5.5882352941</text:p>
          </table:table-cell>
          <table:table-cell office:value-type="float" office:value="0.428571428571429">
            <text:p>0.4285714286</text:p>
          </table:table-cell>
          <table:table-cell office:value-type="float" office:value="0.0758928571428572">
            <text:p>0.07589285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44444444444444">
            <text:p>3.4444444444</text:p>
          </table:table-cell>
          <table:table-cell office:value-type="float" office:value="0.888888888888889">
            <text:p>0.8888888889</text:p>
          </table:table-cell>
          <table:table-cell office:value-type="float" office:value="0.111111111111111">
            <text:p>0.1111111111</text:p>
          </table:table-cell>
          <table:table-cell office:value-type="float" office:value="0.222222222222222">
            <text:p>0.2222222222</text:p>
          </table:table-cell>
          <table:table-cell office:value-type="float" office:value="0.111111111111111">
            <text:p>0.1111111111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4.66666666666667">
            <text:p>4.6666666667</text:p>
          </table:table-cell>
          <table:table-cell office:value-type="float" office:value="6.66666666666667">
            <text:p>6.6666666667</text:p>
          </table:table-cell>
          <table:table-cell office:value-type="float" office:value="0.738095238095238">
            <text:p>0.7380952381</text:p>
          </table:table-cell>
          <table:table-cell office:value-type="float" office:value="0.195378151260504">
            <text:p>0.1953781513</text:p>
          </table:table-cell>
          <table:table-cell office:value-type="float" office:value="2.23529411764706">
            <text:p>2.2352941176</text:p>
          </table:table-cell>
          <table:table-cell office:value-type="float" office:value="0.588235294117647">
            <text:p>0.5882352941</text:p>
          </table:table-cell>
          <table:table-cell office:value-type="float" office:value="0.0588235294117647">
            <text:p>0.0588235294</text:p>
          </table:table-cell>
          <table:table-cell office:value-type="float" office:value="0.235294117647059">
            <text:p>0.2352941176</text:p>
          </table:table-cell>
          <table:table-cell office:value-type="float" office:value="0.0588235294117647">
            <text:p>0.0588235294</text:p>
          </table:table-cell>
          <table:table-cell office:value-type="float" office:value="2.47058823529412">
            <text:p>2.4705882353</text:p>
          </table:table-cell>
          <table:table-cell office:value-type="float" office:value="1.94117647058824">
            <text:p>1.9411764706</text:p>
          </table:table-cell>
          <table:table-cell office:value-type="float" office:value="4.52941176470588">
            <text:p>4.5294117647</text:p>
          </table:table-cell>
          <table:table-cell office:value-type="float" office:value="5.58823529411765">
            <text:p>5.5882352941</text:p>
          </table:table-cell>
          <table:table-cell office:value-type="float" office:value="0.493506493506493">
            <text:p>0.4935064935</text:p>
          </table:table-cell>
          <table:table-cell office:value-type="float" office:value="0.0975536091815162">
            <text:p>0.09755360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55555555555556">
            <text:p>3.5555555556</text:p>
          </table:table-cell>
          <table:table-cell office:value-type="float" office:value="0.888888888888889">
            <text:p>0.8888888889</text:p>
          </table:table-cell>
          <table:table-cell office:value-type="float" office:value="0.111111111111111">
            <text:p>0.1111111111</text:p>
          </table:table-cell>
          <table:table-cell office:value-type="float" office:value="0.222222222222222">
            <text:p>0.2222222222</text:p>
          </table:table-cell>
          <table:table-cell office:value-type="float" office:value="0.111111111111111">
            <text:p>0.1111111111</text:p>
          </table:table-cell>
          <table:table-cell office:value-type="float" office:value="1.88888888888889">
            <text:p>1.8888888889</text:p>
          </table:table-cell>
          <table:table-cell office:value-type="float" office:value="0.666666666666667">
            <text:p>0.6666666667</text:p>
          </table:table-cell>
          <table:table-cell office:value-type="float" office:value="4.66666666666667">
            <text:p>4.6666666667</text:p>
          </table:table-cell>
          <table:table-cell office:value-type="float" office:value="6.66666666666667">
            <text:p>6.6666666667</text:p>
          </table:table-cell>
          <table:table-cell office:value-type="float" office:value="0.761904761904762">
            <text:p>0.7619047619</text:p>
          </table:table-cell>
          <table:table-cell office:value-type="float" office:value="0.214285714285714">
            <text:p>0.2142857143</text:p>
          </table:table-cell>
          <table:table-cell office:value-type="float" office:value="2.47058823529412">
            <text:p>2.4705882353</text:p>
          </table:table-cell>
          <table:table-cell office:value-type="float" office:value="0.705882352941176">
            <text:p>0.7058823529</text:p>
          </table:table-cell>
          <table:table-cell office:value-type="float" office:value="0.0588235294117647">
            <text:p>0.0588235294</text:p>
          </table:table-cell>
          <table:table-cell office:value-type="float" office:value="0.352941176470588">
            <text:p>0.3529411765</text:p>
          </table:table-cell>
          <table:table-cell office:value-type="float" office:value="0.0588235294117647">
            <text:p>0.0588235294</text:p>
          </table:table-cell>
          <table:table-cell office:value-type="float" office:value="2">
            <text:p>2</text:p>
          </table:table-cell>
          <table:table-cell office:value-type="float" office:value="1.58823529411765">
            <text:p>1.5882352941</text:p>
          </table:table-cell>
          <table:table-cell office:value-type="float" office:value="4.52941176470588">
            <text:p>4.5294117647</text:p>
          </table:table-cell>
          <table:table-cell office:value-type="float" office:value="5.58823529411765">
            <text:p>5.5882352941</text:p>
          </table:table-cell>
          <table:table-cell office:value-type="float" office:value="0.545454545454546">
            <text:p>0.5454545455</text:p>
          </table:table-cell>
          <table:table-cell office:value-type="float" office:value="0.125307125307125">
            <text:p>0.125307125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66666666666667">
            <text:p>3.6666666667</text:p>
          </table:table-cell>
          <table:table-cell office:value-type="float" office:value="0.888888888888889">
            <text:p>0.8888888889</text:p>
          </table:table-cell>
          <table:table-cell office:value-type="float" office:value="0.111111111111111">
            <text:p>0.1111111111</text:p>
          </table:table-cell>
          <table:table-cell office:value-type="float" office:value="0.222222222222222">
            <text:p>0.2222222222</text:p>
          </table:table-cell>
          <table:table-cell office:value-type="float" office:value="0.111111111111111">
            <text:p>0.1111111111</text:p>
          </table:table-cell>
          <table:table-cell office:value-type="float" office:value="1.77777777777778">
            <text:p>1.7777777778</text:p>
          </table:table-cell>
          <table:table-cell office:value-type="float" office:value="0.555555555555556">
            <text:p>0.5555555556</text:p>
          </table:table-cell>
          <table:table-cell office:value-type="float" office:value="4.66666666666667">
            <text:p>4.6666666667</text:p>
          </table:table-cell>
          <table:table-cell office:value-type="float" office:value="6.66666666666667">
            <text:p>6.6666666667</text:p>
          </table:table-cell>
          <table:table-cell office:value-type="float" office:value="0.785714285714286">
            <text:p>0.7857142857</text:p>
          </table:table-cell>
          <table:table-cell office:value-type="float" office:value="0.235714285714286">
            <text:p>0.2357142857</text:p>
          </table:table-cell>
          <table:table-cell office:value-type="float" office:value="2.70588235294118">
            <text:p>2.7058823529</text:p>
          </table:table-cell>
          <table:table-cell office:value-type="float" office:value="0.705882352941176">
            <text:p>0.7058823529</text:p>
          </table:table-cell>
          <table:table-cell office:value-type="float" office:value="0.0588235294117647">
            <text:p>0.0588235294</text:p>
          </table:table-cell>
          <table:table-cell office:value-type="float" office:value="0.352941176470588">
            <text:p>0.3529411765</text:p>
          </table:table-cell>
          <table:table-cell office:value-type="float" office:value="0.0588235294117647">
            <text:p>0.0588235294</text:p>
          </table:table-cell>
          <table:table-cell office:value-type="float" office:value="1.76470588235294">
            <text:p>1.7647058824</text:p>
          </table:table-cell>
          <table:table-cell office:value-type="float" office:value="1.35294117647059">
            <text:p>1.3529411765</text:p>
          </table:table-cell>
          <table:table-cell office:value-type="float" office:value="4.52941176470588">
            <text:p>4.5294117647</text:p>
          </table:table-cell>
          <table:table-cell office:value-type="float" office:value="5.58823529411765">
            <text:p>5.5882352941</text:p>
          </table:table-cell>
          <table:table-cell office:value-type="float" office:value="0.597402597402598">
            <text:p>0.5974025974</text:p>
          </table:table-cell>
          <table:table-cell office:value-type="float" office:value="0.153876426603699">
            <text:p>0.1538764266</text:p>
          </table:table-cell>
        </table:table-row>
      </table:table>
      <table:table table:name="TOTAL_DATA" table:style-name="ta1">
        <table:shapes>
          <draw:frame draw:z-index="0" draw:style-name="gr1" draw:text-style-name="P1" svg:width="14.455cm" svg:height="8.679cm" svg:x="0.736cm" svg:y="4.202cm">
            <draw:object draw:notify-on-update-of-ranges="TOTAL_DATA.A2:TOTAL_DATA.A7 TOTAL_DATA.B1:TOTAL_DATA.B1 TOTAL_DATA.B2:TOTAL_DATA.B7 TOTAL_DATA.A2:TOTAL_DATA.A7 TOTAL_DATA.M1:TOTAL_DATA.M1 TOTAL_DATA.M2:TOTAL_DATA.M7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" draw:style-name="gr1" draw:text-style-name="P1" svg:width="15.584cm" svg:height="8.765cm" svg:x="16.65cm" svg:y="3.922cm">
            <draw:object draw:notify-on-update-of-ranges="TOTAL_DATA.A2:TOTAL_DATA.A7 TOTAL_DATA.L1:TOTAL_DATA.L1 TOTAL_DATA.L2:TOTAL_DATA.L7 TOTAL_DATA.A2:TOTAL_DATA.A7 TOTAL_DATA.W1:TOTAL_DATA.W1 TOTAL_DATA.W2:TOTAL_DATA.W7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8" table:number-columns-repeated="23" table:default-cell-style-name="Default"/>
        <table:table-row table:style-name="ro3">
          <table:table-cell table:formula="of:=[SPORTS_DATA.A1]" office:value-type="string" office:string-value="tt">
            <text:p>tt</text:p>
          </table:table-cell>
          <table:table-cell table:formula="of:=[SPORTS_DATA.B1]" office:value-type="string" office:string-value="BOM_tc">
            <text:p>BOM_tc</text:p>
          </table:table-cell>
          <table:table-cell table:formula="of:=[SPORTS_DATA.C1]" office:value-type="string" office:string-value="BOM_to">
            <text:p>BOM_to</text:p>
          </table:table-cell>
          <table:table-cell table:formula="of:=[SPORTS_DATA.D1]" office:value-type="string" office:string-value="BOM_tu">
            <text:p>BOM_tu</text:p>
          </table:table-cell>
          <table:table-cell table:formula="of:=[SPORTS_DATA.E1]" office:value-type="string" office:string-value="BOM_co">
            <text:p>BOM_co</text:p>
          </table:table-cell>
          <table:table-cell table:formula="of:=[SPORTS_DATA.F1]" office:value-type="string" office:string-value="BOM_cu">
            <text:p>BOM_cu</text:p>
          </table:table-cell>
          <table:table-cell table:formula="of:=[SPORTS_DATA.G1]" office:value-type="string" office:string-value="BOM_cm">
            <text:p>BOM_cm</text:p>
          </table:table-cell>
          <table:table-cell table:formula="of:=[SPORTS_DATA.H1]" office:value-type="string" office:string-value="BOM_cf">
            <text:p>BOM_cf</text:p>
          </table:table-cell>
          <table:table-cell table:formula="of:=[SPORTS_DATA.I1]" office:value-type="string" office:string-value="BOM_gtb">
            <text:p>BOM_gtb</text:p>
          </table:table-cell>
          <table:table-cell table:formula="of:=[SPORTS_DATA.J1]" office:value-type="string" office:string-value="BOM_stb">
            <text:p>BOM_stb</text:p>
          </table:table-cell>
          <table:table-cell table:formula="of:=[SPORTS_DATA.K1]" office:value-type="string" office:string-value="BOM_prec">
            <text:p>BOM_prec</text:p>
          </table:table-cell>
          <table:table-cell table:formula="of:=[SPORTS_DATA.L1]" office:value-type="string" office:string-value="BOM_score">
            <text:p>BOM_score</text:p>
          </table:table-cell>
          <table:table-cell table:formula="of:=[SPORTS_DATA.M1]" office:value-type="string" office:string-value="VIPS_tc">
            <text:p>VIPS_tc</text:p>
          </table:table-cell>
          <table:table-cell table:formula="of:=[SPORTS_DATA.N1]" office:value-type="string" office:string-value="VIPS_to">
            <text:p>VIPS_to</text:p>
          </table:table-cell>
          <table:table-cell table:formula="of:=[SPORTS_DATA.O1]" office:value-type="string" office:string-value="VIPS_tu">
            <text:p>VIPS_tu</text:p>
          </table:table-cell>
          <table:table-cell table:formula="of:=[SPORTS_DATA.P1]" office:value-type="string" office:string-value="VIPS_co">
            <text:p>VIPS_co</text:p>
          </table:table-cell>
          <table:table-cell table:formula="of:=[SPORTS_DATA.Q1]" office:value-type="string" office:string-value="VIPS_cu">
            <text:p>VIPS_cu</text:p>
          </table:table-cell>
          <table:table-cell table:formula="of:=[SPORTS_DATA.R1]" office:value-type="string" office:string-value="VIPS_cm">
            <text:p>VIPS_cm</text:p>
          </table:table-cell>
          <table:table-cell table:formula="of:=[SPORTS_DATA.S1]" office:value-type="string" office:string-value="VIPS_cf">
            <text:p>VIPS_cf</text:p>
          </table:table-cell>
          <table:table-cell table:formula="of:=[SPORTS_DATA.T1]" office:value-type="string" office:string-value="VIPS_gtb">
            <text:p>VIPS_gtb</text:p>
          </table:table-cell>
          <table:table-cell table:formula="of:=[SPORTS_DATA.U1]" office:value-type="string" office:string-value="VIPS_stb">
            <text:p>VIPS_stb</text:p>
          </table:table-cell>
          <table:table-cell table:formula="of:=[SPORTS_DATA.V1]" office:value-type="string" office:string-value="VIPS_prec">
            <text:p>VIPS_prec</text:p>
          </table:table-cell>
          <table:table-cell table:formula="of:=[SPORTS_DATA.W1]" office:value-type="string" office:string-value="VIPS_score">
            <text:p>VIPS_score</text:p>
          </table:table-cell>
        </table:table-row>
        <table:table-row table:style-name="ro3">
          <table:table-cell table:formula="of:=[SPORTS_DATA.A2]" office:value-type="float" office:value="0">
            <text:p>0</text:p>
          </table:table-cell>
          <table:table-cell table:formula="of:=([SPORTS_DATA.B2]+[ARTS_DATA.B2]+[SCIENCE_DATA.B2]+[RECREATION_DATA.B2]+[HOME_DATA.B2]+[COMPUTERS_DATA.B2]+[REGIONAL_DATA.B2]+[NEWS_DATA.B2]+[HEALTH_DATA.B2]+[BUSINESS_DATA.B2]+[WORLD_DATA.B2]+[SHOPPING_DATA.B2]+[REFERENCE_DATA.B2]+[KIDS_AND_TEENS_DATA.B2]+[GAMES_DATA.B2]+[SOCIETY_DATA.B2]/16)" office:value-type="float" office:value="7.37346681096681">
            <text:p>7.373466811</text:p>
          </table:table-cell>
          <table:table-cell table:formula="of:=([SPORTS_DATA.C2]+[ARTS_DATA.C2]+[SCIENCE_DATA.C2]+[RECREATION_DATA.C2]+[HOME_DATA.C2]+[COMPUTERS_DATA.C2]+[REGIONAL_DATA.C2]+[NEWS_DATA.C2]+[HEALTH_DATA.C2]+[BUSINESS_DATA.C2]+[WORLD_DATA.C2]+[SHOPPING_DATA.C2]+[REFERENCE_DATA.C2]+[KIDS_AND_TEENS_DATA.C2]+[GAMES_DATA.C2]+[SOCIETY_DATA.C2]/16)" office:value-type="float" office:value="29.1388888888889">
            <text:p>29.1388888889</text:p>
          </table:table-cell>
          <table:table-cell table:formula="of:=([SPORTS_DATA.D2]+[ARTS_DATA.D2]+[SCIENCE_DATA.D2]+[RECREATION_DATA.D2]+[HOME_DATA.D2]+[COMPUTERS_DATA.D2]+[REGIONAL_DATA.D2]+[NEWS_DATA.D2]+[HEALTH_DATA.D2]+[BUSINESS_DATA.D2]+[WORLD_DATA.D2]+[SHOPPING_DATA.D2]+[REFERENCE_DATA.D2]+[KIDS_AND_TEENS_DATA.D2]+[GAMES_DATA.D2]+[SOCIETY_DATA.D2]/16)" office:value-type="float" office:value="4.37012987012987">
            <text:p>4.3701298701</text:p>
          </table:table-cell>
          <table:table-cell table:formula="of:=([SPORTS_DATA.E2]+[ARTS_DATA.E2]+[SCIENCE_DATA.E2]+[RECREATION_DATA.E2]+[HOME_DATA.E2]+[COMPUTERS_DATA.E2]+[REGIONAL_DATA.E2]+[NEWS_DATA.E2]+[HEALTH_DATA.E2]+[BUSINESS_DATA.E2]+[WORLD_DATA.E2]+[SHOPPING_DATA.E2]+[REFERENCE_DATA.E2]+[KIDS_AND_TEENS_DATA.E2]+[GAMES_DATA.E2]+[SOCIETY_DATA.E2]/16)" office:value-type="float" office:value="2.70436507936508">
            <text:p>2.7043650794</text:p>
          </table:table-cell>
          <table:table-cell table:formula="of:=([SPORTS_DATA.F2]+[ARTS_DATA.F2]+[SCIENCE_DATA.F2]+[RECREATION_DATA.F2]+[HOME_DATA.F2]+[COMPUTERS_DATA.F2]+[REGIONAL_DATA.F2]+[NEWS_DATA.F2]+[HEALTH_DATA.F2]+[BUSINESS_DATA.F2]+[WORLD_DATA.F2]+[SHOPPING_DATA.F2]+[REFERENCE_DATA.F2]+[KIDS_AND_TEENS_DATA.F2]+[GAMES_DATA.F2]+[SOCIETY_DATA.F2]/16)" office:value-type="float" office:value="1.7012987012987">
            <text:p>1.7012987013</text:p>
          </table:table-cell>
          <table:table-cell table:formula="of:=([SPORTS_DATA.G2]+[ARTS_DATA.G2]+[SCIENCE_DATA.G2]+[RECREATION_DATA.G2]+[HOME_DATA.G2]+[COMPUTERS_DATA.G2]+[REGIONAL_DATA.G2]+[NEWS_DATA.G2]+[HEALTH_DATA.G2]+[BUSINESS_DATA.G2]+[WORLD_DATA.G2]+[SHOPPING_DATA.G2]+[REFERENCE_DATA.G2]+[KIDS_AND_TEENS_DATA.G2]+[GAMES_DATA.G2]+[SOCIETY_DATA.G2]/16)" office:value-type="float" office:value="81.0679112554113">
            <text:p>81.0679112554</text:p>
          </table:table-cell>
          <table:table-cell table:formula="of:=([SPORTS_DATA.H2]+[ARTS_DATA.H2]+[SCIENCE_DATA.H2]+[RECREATION_DATA.H2]+[HOME_DATA.H2]+[COMPUTERS_DATA.H2]+[REGIONAL_DATA.H2]+[NEWS_DATA.H2]+[HEALTH_DATA.H2]+[BUSINESS_DATA.H2]+[WORLD_DATA.H2]+[SHOPPING_DATA.H2]+[REFERENCE_DATA.H2]+[KIDS_AND_TEENS_DATA.H2]+[GAMES_DATA.H2]+[SOCIETY_DATA.H2]/16)" office:value-type="float" office:value="71.2387265512266">
            <text:p>71.2387265512</text:p>
          </table:table-cell>
          <table:table-cell table:formula="of:=([SPORTS_DATA.I2]+[ARTS_DATA.I2]+[SCIENCE_DATA.I2]+[RECREATION_DATA.I2]+[HOME_DATA.I2]+[COMPUTERS_DATA.I2]+[REGIONAL_DATA.I2]+[NEWS_DATA.I2]+[HEALTH_DATA.I2]+[BUSINESS_DATA.I2]+[WORLD_DATA.I2]+[SHOPPING_DATA.I2]+[REFERENCE_DATA.I2]+[KIDS_AND_TEENS_DATA.I2]+[GAMES_DATA.I2]+[SOCIETY_DATA.I2]/16)" office:value-type="float" office:value="85.8165584415585">
            <text:p>85.8165584416</text:p>
          </table:table-cell>
          <table:table-cell table:formula="of:=([SPORTS_DATA.J2]+[ARTS_DATA.J2]+[SCIENCE_DATA.J2]+[RECREATION_DATA.J2]+[HOME_DATA.J2]+[COMPUTERS_DATA.J2]+[REGIONAL_DATA.J2]+[NEWS_DATA.J2]+[HEALTH_DATA.J2]+[BUSINESS_DATA.J2]+[WORLD_DATA.J2]+[SHOPPING_DATA.J2]+[REFERENCE_DATA.J2]+[KIDS_AND_TEENS_DATA.J2]+[GAMES_DATA.J2]+[SOCIETY_DATA.J2]/16)" office:value-type="float" office:value="120.557359307359">
            <text:p>120.5573593074</text:p>
          </table:table-cell>
          <table:table-cell table:formula="of:=([SPORTS_DATA.K2]+[ARTS_DATA.K2]+[SCIENCE_DATA.K2]+[RECREATION_DATA.K2]+[HOME_DATA.K2]+[COMPUTERS_DATA.K2]+[REGIONAL_DATA.K2]+[NEWS_DATA.K2]+[HEALTH_DATA.K2]+[BUSINESS_DATA.K2]+[WORLD_DATA.K2]+[SHOPPING_DATA.K2]+[REFERENCE_DATA.K2]+[KIDS_AND_TEENS_DATA.K2]+[GAMES_DATA.K2]+[SOCIETY_DATA.K2]/16)" office:value-type="float" office:value="1.37645368611902">
            <text:p>1.3764536861</text:p>
          </table:table-cell>
          <table:table-cell table:formula="of:=([SPORTS_DATA.L2]+[ARTS_DATA.L2]+[SCIENCE_DATA.L2]+[RECREATION_DATA.L2]+[HOME_DATA.L2]+[COMPUTERS_DATA.L2]+[REGIONAL_DATA.L2]+[NEWS_DATA.L2]+[HEALTH_DATA.L2]+[BUSINESS_DATA.L2]+[WORLD_DATA.L2]+[SHOPPING_DATA.L2]+[REFERENCE_DATA.L2]+[KIDS_AND_TEENS_DATA.L2]+[GAMES_DATA.L2]+[SOCIETY_DATA.L2]/16)" office:value-type="float" office:value="0.153531068073549">
            <text:p>0.1535310681</text:p>
          </table:table-cell>
          <table:table-cell table:formula="of:=([SPORTS_DATA.M2]+[ARTS_DATA.M2]+[SCIENCE_DATA.M2]+[RECREATION_DATA.M2]+[HOME_DATA.M2]+[COMPUTERS_DATA.M2]+[REGIONAL_DATA.M2]+[NEWS_DATA.M2]+[HEALTH_DATA.M2]+[BUSINESS_DATA.M2]+[WORLD_DATA.M2]+[SHOPPING_DATA.M2]+[REFERENCE_DATA.M2]+[KIDS_AND_TEENS_DATA.M2]+[GAMES_DATA.M2]+[SOCIETY_DATA.M2]/16)" office:value-type="float" office:value="7.43753183091418">
            <text:p>7.4375318309</text:p>
          </table:table-cell>
          <table:table-cell table:formula="of:=([SPORTS_DATA.N2]+[ARTS_DATA.N2]+[SCIENCE_DATA.N2]+[RECREATION_DATA.N2]+[HOME_DATA.N2]+[COMPUTERS_DATA.N2]+[REGIONAL_DATA.N2]+[NEWS_DATA.N2]+[HEALTH_DATA.N2]+[BUSINESS_DATA.N2]+[WORLD_DATA.N2]+[SHOPPING_DATA.N2]+[REFERENCE_DATA.N2]+[KIDS_AND_TEENS_DATA.N2]+[GAMES_DATA.N2]+[SOCIETY_DATA.N2]/16)" office:value-type="float" office:value="15.2744302266361">
            <text:p>15.2744302266</text:p>
          </table:table-cell>
          <table:table-cell table:formula="of:=([SPORTS_DATA.O2]+[ARTS_DATA.O2]+[SCIENCE_DATA.O2]+[RECREATION_DATA.O2]+[HOME_DATA.O2]+[COMPUTERS_DATA.O2]+[REGIONAL_DATA.O2]+[NEWS_DATA.O2]+[HEALTH_DATA.O2]+[BUSINESS_DATA.O2]+[WORLD_DATA.O2]+[SHOPPING_DATA.O2]+[REFERENCE_DATA.O2]+[KIDS_AND_TEENS_DATA.O2]+[GAMES_DATA.O2]+[SOCIETY_DATA.O2]/16)" office:value-type="float" office:value="9.13149350649351">
            <text:p>9.1314935065</text:p>
          </table:table-cell>
          <table:table-cell table:formula="of:=([SPORTS_DATA.P2]+[ARTS_DATA.P2]+[SCIENCE_DATA.P2]+[RECREATION_DATA.P2]+[HOME_DATA.P2]+[COMPUTERS_DATA.P2]+[REGIONAL_DATA.P2]+[NEWS_DATA.P2]+[HEALTH_DATA.P2]+[BUSINESS_DATA.P2]+[WORLD_DATA.P2]+[SHOPPING_DATA.P2]+[REFERENCE_DATA.P2]+[KIDS_AND_TEENS_DATA.P2]+[GAMES_DATA.P2]+[SOCIETY_DATA.P2]/16)" office:value-type="float" office:value="1.8519385026738">
            <text:p>1.8519385027</text:p>
          </table:table-cell>
          <table:table-cell table:formula="of:=([SPORTS_DATA.Q2]+[ARTS_DATA.Q2]+[SCIENCE_DATA.Q2]+[RECREATION_DATA.Q2]+[HOME_DATA.Q2]+[COMPUTERS_DATA.Q2]+[REGIONAL_DATA.Q2]+[NEWS_DATA.Q2]+[HEALTH_DATA.Q2]+[BUSINESS_DATA.Q2]+[WORLD_DATA.Q2]+[SHOPPING_DATA.Q2]+[REFERENCE_DATA.Q2]+[KIDS_AND_TEENS_DATA.Q2]+[GAMES_DATA.Q2]+[SOCIETY_DATA.Q2]/16)" office:value-type="float" office:value="3.43344155844156">
            <text:p>3.4334415584</text:p>
          </table:table-cell>
          <table:table-cell table:formula="of:=([SPORTS_DATA.R2]+[ARTS_DATA.R2]+[SCIENCE_DATA.R2]+[RECREATION_DATA.R2]+[HOME_DATA.R2]+[COMPUTERS_DATA.R2]+[REGIONAL_DATA.R2]+[NEWS_DATA.R2]+[HEALTH_DATA.R2]+[BUSINESS_DATA.R2]+[WORLD_DATA.R2]+[SHOPPING_DATA.R2]+[REFERENCE_DATA.R2]+[KIDS_AND_TEENS_DATA.R2]+[GAMES_DATA.R2]+[SOCIETY_DATA.R2]/16)" office:value-type="float" office:value="88.0916412019353">
            <text:p>88.0916412019</text:p>
          </table:table-cell>
          <table:table-cell table:formula="of:=([SPORTS_DATA.S2]+[ARTS_DATA.S2]+[SCIENCE_DATA.S2]+[RECREATION_DATA.S2]+[HOME_DATA.S2]+[COMPUTERS_DATA.S2]+[REGIONAL_DATA.S2]+[NEWS_DATA.S2]+[HEALTH_DATA.S2]+[BUSINESS_DATA.S2]+[WORLD_DATA.S2]+[SHOPPING_DATA.S2]+[REFERENCE_DATA.S2]+[KIDS_AND_TEENS_DATA.S2]+[GAMES_DATA.S2]+[SOCIETY_DATA.S2]/16)" office:value-type="float" office:value="85.6472975553858">
            <text:p>85.6472975554</text:p>
          </table:table-cell>
          <table:table-cell table:formula="of:=([SPORTS_DATA.T2]+[ARTS_DATA.T2]+[SCIENCE_DATA.T2]+[RECREATION_DATA.T2]+[HOME_DATA.T2]+[COMPUTERS_DATA.T2]+[REGIONAL_DATA.T2]+[NEWS_DATA.T2]+[HEALTH_DATA.T2]+[BUSINESS_DATA.T2]+[WORLD_DATA.T2]+[SHOPPING_DATA.T2]+[REFERENCE_DATA.T2]+[KIDS_AND_TEENS_DATA.T2]+[GAMES_DATA.T2]+[SOCIETY_DATA.T2]/16)" office:value-type="float" office:value="106.715988668195">
            <text:p>106.7159886682</text:p>
          </table:table-cell>
          <table:table-cell table:formula="of:=([SPORTS_DATA.U2]+[ARTS_DATA.U2]+[SCIENCE_DATA.U2]+[RECREATION_DATA.U2]+[HOME_DATA.U2]+[COMPUTERS_DATA.U2]+[REGIONAL_DATA.U2]+[NEWS_DATA.U2]+[HEALTH_DATA.U2]+[BUSINESS_DATA.U2]+[WORLD_DATA.U2]+[SHOPPING_DATA.U2]+[REFERENCE_DATA.U2]+[KIDS_AND_TEENS_DATA.U2]+[GAMES_DATA.U2]+[SOCIETY_DATA.U2]/16)" office:value-type="float" office:value="115.374697606315">
            <text:p>115.3746976063</text:p>
          </table:table-cell>
          <table:table-cell table:formula="of:=([SPORTS_DATA.V2]+[ARTS_DATA.V2]+[SCIENCE_DATA.V2]+[RECREATION_DATA.V2]+[HOME_DATA.V2]+[COMPUTERS_DATA.V2]+[REGIONAL_DATA.V2]+[NEWS_DATA.V2]+[HEALTH_DATA.V2]+[BUSINESS_DATA.V2]+[WORLD_DATA.V2]+[SHOPPING_DATA.V2]+[REFERENCE_DATA.V2]+[KIDS_AND_TEENS_DATA.V2]+[GAMES_DATA.V2]+[SOCIETY_DATA.V2]/16)" office:value-type="float" office:value="1.1338039001421">
            <text:p>1.1338039001</text:p>
          </table:table-cell>
          <table:table-cell table:formula="of:=([SPORTS_DATA.W2]+[ARTS_DATA.W2]+[SCIENCE_DATA.W2]+[RECREATION_DATA.W2]+[HOME_DATA.W2]+[COMPUTERS_DATA.W2]+[REGIONAL_DATA.W2]+[NEWS_DATA.W2]+[HEALTH_DATA.W2]+[BUSINESS_DATA.W2]+[WORLD_DATA.W2]+[SHOPPING_DATA.W2]+[REFERENCE_DATA.W2]+[KIDS_AND_TEENS_DATA.W2]+[GAMES_DATA.W2]+[SOCIETY_DATA.W2]/16)" office:value-type="float" office:value="0.104675518344029">
            <text:p>0.1046755183</text:p>
          </table:table-cell>
        </table:table-row>
        <table:table-row table:style-name="ro3">
          <table:table-cell table:formula="of:=[SPORTS_DATA.A3]" office:value-type="float" office:value="5">
            <text:p>5</text:p>
          </table:table-cell>
          <table:table-cell table:formula="of:=([SPORTS_DATA.B3]+[ARTS_DATA.B3]+[SCIENCE_DATA.B3]+[RECREATION_DATA.B3]+[HOME_DATA.B3]+[COMPUTERS_DATA.B3]+[REGIONAL_DATA.B3]+[NEWS_DATA.B3]+[HEALTH_DATA.B3]+[BUSINESS_DATA.B3]+[WORLD_DATA.B3]+[SHOPPING_DATA.B3]+[REFERENCE_DATA.B3]+[KIDS_AND_TEENS_DATA.B3]+[GAMES_DATA.B3]+[SOCIETY_DATA.B3]/16)" office:value-type="float" office:value="32.517316017316">
            <text:p>32.5173160173</text:p>
          </table:table-cell>
          <table:table-cell table:formula="of:=([SPORTS_DATA.C3]+[ARTS_DATA.C3]+[SCIENCE_DATA.C3]+[RECREATION_DATA.C3]+[HOME_DATA.C3]+[COMPUTERS_DATA.C3]+[REGIONAL_DATA.C3]+[NEWS_DATA.C3]+[HEALTH_DATA.C3]+[BUSINESS_DATA.C3]+[WORLD_DATA.C3]+[SHOPPING_DATA.C3]+[REFERENCE_DATA.C3]+[KIDS_AND_TEENS_DATA.C3]+[GAMES_DATA.C3]+[SOCIETY_DATA.C3]/16)" office:value-type="float" office:value="32.5306637806638">
            <text:p>32.5306637807</text:p>
          </table:table-cell>
          <table:table-cell table:formula="of:=([SPORTS_DATA.D3]+[ARTS_DATA.D3]+[SCIENCE_DATA.D3]+[RECREATION_DATA.D3]+[HOME_DATA.D3]+[COMPUTERS_DATA.D3]+[REGIONAL_DATA.D3]+[NEWS_DATA.D3]+[HEALTH_DATA.D3]+[BUSINESS_DATA.D3]+[WORLD_DATA.D3]+[SHOPPING_DATA.D3]+[REFERENCE_DATA.D3]+[KIDS_AND_TEENS_DATA.D3]+[GAMES_DATA.D3]+[SOCIETY_DATA.D3]/16)" office:value-type="float" office:value="6.81213924963925">
            <text:p>6.8121392496</text:p>
          </table:table-cell>
          <table:table-cell table:formula="of:=([SPORTS_DATA.E3]+[ARTS_DATA.E3]+[SCIENCE_DATA.E3]+[RECREATION_DATA.E3]+[HOME_DATA.E3]+[COMPUTERS_DATA.E3]+[REGIONAL_DATA.E3]+[NEWS_DATA.E3]+[HEALTH_DATA.E3]+[BUSINESS_DATA.E3]+[WORLD_DATA.E3]+[SHOPPING_DATA.E3]+[REFERENCE_DATA.E3]+[KIDS_AND_TEENS_DATA.E3]+[GAMES_DATA.E3]+[SOCIETY_DATA.E3]/16)" office:value-type="float" office:value="5.59613997113997">
            <text:p>5.5961399711</text:p>
          </table:table-cell>
          <table:table-cell table:formula="of:=([SPORTS_DATA.F3]+[ARTS_DATA.F3]+[SCIENCE_DATA.F3]+[RECREATION_DATA.F3]+[HOME_DATA.F3]+[COMPUTERS_DATA.F3]+[REGIONAL_DATA.F3]+[NEWS_DATA.F3]+[HEALTH_DATA.F3]+[BUSINESS_DATA.F3]+[WORLD_DATA.F3]+[SHOPPING_DATA.F3]+[REFERENCE_DATA.F3]+[KIDS_AND_TEENS_DATA.F3]+[GAMES_DATA.F3]+[SOCIETY_DATA.F3]/16)" office:value-type="float" office:value="3.67577561327561">
            <text:p>3.6757756133</text:p>
          </table:table-cell>
          <table:table-cell table:formula="of:=([SPORTS_DATA.G3]+[ARTS_DATA.G3]+[SCIENCE_DATA.G3]+[RECREATION_DATA.G3]+[HOME_DATA.G3]+[COMPUTERS_DATA.G3]+[REGIONAL_DATA.G3]+[NEWS_DATA.G3]+[HEALTH_DATA.G3]+[BUSINESS_DATA.G3]+[WORLD_DATA.G3]+[SHOPPING_DATA.G3]+[REFERENCE_DATA.G3]+[KIDS_AND_TEENS_DATA.G3]+[GAMES_DATA.G3]+[SOCIETY_DATA.G3]/16)" office:value-type="float" office:value="49.5686327561328">
            <text:p>49.5686327561</text:p>
          </table:table-cell>
          <table:table-cell table:formula="of:=([SPORTS_DATA.H3]+[ARTS_DATA.H3]+[SCIENCE_DATA.H3]+[RECREATION_DATA.H3]+[HOME_DATA.H3]+[COMPUTERS_DATA.H3]+[REGIONAL_DATA.H3]+[NEWS_DATA.H3]+[HEALTH_DATA.H3]+[BUSINESS_DATA.H3]+[WORLD_DATA.H3]+[SHOPPING_DATA.H3]+[REFERENCE_DATA.H3]+[KIDS_AND_TEENS_DATA.H3]+[GAMES_DATA.H3]+[SOCIETY_DATA.H3]/16)" office:value-type="float" office:value="40.6892135642136">
            <text:p>40.6892135642</text:p>
          </table:table-cell>
          <table:table-cell table:formula="of:=([SPORTS_DATA.I3]+[ARTS_DATA.I3]+[SCIENCE_DATA.I3]+[RECREATION_DATA.I3]+[HOME_DATA.I3]+[COMPUTERS_DATA.I3]+[REGIONAL_DATA.I3]+[NEWS_DATA.I3]+[HEALTH_DATA.I3]+[BUSINESS_DATA.I3]+[WORLD_DATA.I3]+[SHOPPING_DATA.I3]+[REFERENCE_DATA.I3]+[KIDS_AND_TEENS_DATA.I3]+[GAMES_DATA.I3]+[SOCIETY_DATA.I3]/16)" office:value-type="float" office:value="85.8165584415585">
            <text:p>85.8165584416</text:p>
          </table:table-cell>
          <table:table-cell table:formula="of:=([SPORTS_DATA.J3]+[ARTS_DATA.J3]+[SCIENCE_DATA.J3]+[RECREATION_DATA.J3]+[HOME_DATA.J3]+[COMPUTERS_DATA.J3]+[REGIONAL_DATA.J3]+[NEWS_DATA.J3]+[HEALTH_DATA.J3]+[BUSINESS_DATA.J3]+[WORLD_DATA.J3]+[SHOPPING_DATA.J3]+[REFERENCE_DATA.J3]+[KIDS_AND_TEENS_DATA.J3]+[GAMES_DATA.J3]+[SOCIETY_DATA.J3]/16)" office:value-type="float" office:value="120.557359307359">
            <text:p>120.5573593074</text:p>
          </table:table-cell>
          <table:table-cell table:formula="of:=([SPORTS_DATA.K3]+[ARTS_DATA.K3]+[SCIENCE_DATA.K3]+[RECREATION_DATA.K3]+[HOME_DATA.K3]+[COMPUTERS_DATA.K3]+[REGIONAL_DATA.K3]+[NEWS_DATA.K3]+[HEALTH_DATA.K3]+[BUSINESS_DATA.K3]+[WORLD_DATA.K3]+[SHOPPING_DATA.K3]+[REFERENCE_DATA.K3]+[KIDS_AND_TEENS_DATA.K3]+[GAMES_DATA.K3]+[SOCIETY_DATA.K3]/16)" office:value-type="float" office:value="5.30989325713075">
            <text:p>5.3098932571</text:p>
          </table:table-cell>
          <table:table-cell table:formula="of:=([SPORTS_DATA.L3]+[ARTS_DATA.L3]+[SCIENCE_DATA.L3]+[RECREATION_DATA.L3]+[HOME_DATA.L3]+[COMPUTERS_DATA.L3]+[REGIONAL_DATA.L3]+[NEWS_DATA.L3]+[HEALTH_DATA.L3]+[BUSINESS_DATA.L3]+[WORLD_DATA.L3]+[SHOPPING_DATA.L3]+[REFERENCE_DATA.L3]+[KIDS_AND_TEENS_DATA.L3]+[GAMES_DATA.L3]+[SOCIETY_DATA.L3]/16)" office:value-type="float" office:value="0.97506797224671">
            <text:p>0.9750679722</text:p>
          </table:table-cell>
          <table:table-cell table:formula="of:=([SPORTS_DATA.M3]+[ARTS_DATA.M3]+[SCIENCE_DATA.M3]+[RECREATION_DATA.M3]+[HOME_DATA.M3]+[COMPUTERS_DATA.M3]+[REGIONAL_DATA.M3]+[NEWS_DATA.M3]+[HEALTH_DATA.M3]+[BUSINESS_DATA.M3]+[WORLD_DATA.M3]+[SHOPPING_DATA.M3]+[REFERENCE_DATA.M3]+[KIDS_AND_TEENS_DATA.M3]+[GAMES_DATA.M3]+[SOCIETY_DATA.M3]/16)" office:value-type="float" office:value="22.121021135727">
            <text:p>22.1210211357</text:p>
          </table:table-cell>
          <table:table-cell table:formula="of:=([SPORTS_DATA.N3]+[ARTS_DATA.N3]+[SCIENCE_DATA.N3]+[RECREATION_DATA.N3]+[HOME_DATA.N3]+[COMPUTERS_DATA.N3]+[REGIONAL_DATA.N3]+[NEWS_DATA.N3]+[HEALTH_DATA.N3]+[BUSINESS_DATA.N3]+[WORLD_DATA.N3]+[SHOPPING_DATA.N3]+[REFERENCE_DATA.N3]+[KIDS_AND_TEENS_DATA.N3]+[GAMES_DATA.N3]+[SOCIETY_DATA.N3]/16)" office:value-type="float" office:value="17.6862267634326">
            <text:p>17.6862267634</text:p>
          </table:table-cell>
          <table:table-cell table:formula="of:=([SPORTS_DATA.O3]+[ARTS_DATA.O3]+[SCIENCE_DATA.O3]+[RECREATION_DATA.O3]+[HOME_DATA.O3]+[COMPUTERS_DATA.O3]+[REGIONAL_DATA.O3]+[NEWS_DATA.O3]+[HEALTH_DATA.O3]+[BUSINESS_DATA.O3]+[WORLD_DATA.O3]+[SHOPPING_DATA.O3]+[REFERENCE_DATA.O3]+[KIDS_AND_TEENS_DATA.O3]+[GAMES_DATA.O3]+[SOCIETY_DATA.O3]/16)" office:value-type="float" office:value="11.1936115355233">
            <text:p>11.1936115355</text:p>
          </table:table-cell>
          <table:table-cell table:formula="of:=([SPORTS_DATA.P3]+[ARTS_DATA.P3]+[SCIENCE_DATA.P3]+[RECREATION_DATA.P3]+[HOME_DATA.P3]+[COMPUTERS_DATA.P3]+[REGIONAL_DATA.P3]+[NEWS_DATA.P3]+[HEALTH_DATA.P3]+[BUSINESS_DATA.P3]+[WORLD_DATA.P3]+[SHOPPING_DATA.P3]+[REFERENCE_DATA.P3]+[KIDS_AND_TEENS_DATA.P3]+[GAMES_DATA.P3]+[SOCIETY_DATA.P3]/16)" office:value-type="float" office:value="4.01373503947033">
            <text:p>4.0137350395</text:p>
          </table:table-cell>
          <table:table-cell table:formula="of:=([SPORTS_DATA.Q3]+[ARTS_DATA.Q3]+[SCIENCE_DATA.Q3]+[RECREATION_DATA.Q3]+[HOME_DATA.Q3]+[COMPUTERS_DATA.Q3]+[REGIONAL_DATA.Q3]+[NEWS_DATA.Q3]+[HEALTH_DATA.Q3]+[BUSINESS_DATA.Q3]+[WORLD_DATA.Q3]+[SHOPPING_DATA.Q3]+[REFERENCE_DATA.Q3]+[KIDS_AND_TEENS_DATA.Q3]+[GAMES_DATA.Q3]+[SOCIETY_DATA.Q3]/16)" office:value-type="float" office:value="5.26179335370512">
            <text:p>5.2617933537</text:p>
          </table:table-cell>
          <table:table-cell table:formula="of:=([SPORTS_DATA.R3]+[ARTS_DATA.R3]+[SCIENCE_DATA.R3]+[RECREATION_DATA.R3]+[HOME_DATA.R3]+[COMPUTERS_DATA.R3]+[REGIONAL_DATA.R3]+[NEWS_DATA.R3]+[HEALTH_DATA.R3]+[BUSINESS_DATA.R3]+[WORLD_DATA.R3]+[SHOPPING_DATA.R3]+[REFERENCE_DATA.R3]+[KIDS_AND_TEENS_DATA.R3]+[GAMES_DATA.R3]+[SOCIETY_DATA.R3]/16)" office:value-type="float" office:value="68.4575057295646">
            <text:p>68.4575057296</text:p>
          </table:table-cell>
          <table:table-cell table:formula="of:=([SPORTS_DATA.S3]+[ARTS_DATA.S3]+[SCIENCE_DATA.S3]+[RECREATION_DATA.S3]+[HOME_DATA.S3]+[COMPUTERS_DATA.S3]+[REGIONAL_DATA.S3]+[NEWS_DATA.S3]+[HEALTH_DATA.S3]+[BUSINESS_DATA.S3]+[WORLD_DATA.S3]+[SHOPPING_DATA.S3]+[REFERENCE_DATA.S3]+[KIDS_AND_TEENS_DATA.S3]+[GAMES_DATA.S3]+[SOCIETY_DATA.S3]/16)" office:value-type="float" office:value="66.3628405907818">
            <text:p>66.3628405908</text:p>
          </table:table-cell>
          <table:table-cell table:formula="of:=([SPORTS_DATA.T3]+[ARTS_DATA.T3]+[SCIENCE_DATA.T3]+[RECREATION_DATA.T3]+[HOME_DATA.T3]+[COMPUTERS_DATA.T3]+[REGIONAL_DATA.T3]+[NEWS_DATA.T3]+[HEALTH_DATA.T3]+[BUSINESS_DATA.T3]+[WORLD_DATA.T3]+[SHOPPING_DATA.T3]+[REFERENCE_DATA.T3]+[KIDS_AND_TEENS_DATA.T3]+[GAMES_DATA.T3]+[SOCIETY_DATA.T3]/16)" office:value-type="float" office:value="106.715988668195">
            <text:p>106.7159886682</text:p>
          </table:table-cell>
          <table:table-cell table:formula="of:=([SPORTS_DATA.U3]+[ARTS_DATA.U3]+[SCIENCE_DATA.U3]+[RECREATION_DATA.U3]+[HOME_DATA.U3]+[COMPUTERS_DATA.U3]+[REGIONAL_DATA.U3]+[NEWS_DATA.U3]+[HEALTH_DATA.U3]+[BUSINESS_DATA.U3]+[WORLD_DATA.U3]+[SHOPPING_DATA.U3]+[REFERENCE_DATA.U3]+[KIDS_AND_TEENS_DATA.U3]+[GAMES_DATA.U3]+[SOCIETY_DATA.U3]/16)" office:value-type="float" office:value="115.374697606315">
            <text:p>115.3746976063</text:p>
          </table:table-cell>
          <table:table-cell table:formula="of:=([SPORTS_DATA.V3]+[ARTS_DATA.V3]+[SCIENCE_DATA.V3]+[RECREATION_DATA.V3]+[HOME_DATA.V3]+[COMPUTERS_DATA.V3]+[REGIONAL_DATA.V3]+[NEWS_DATA.V3]+[HEALTH_DATA.V3]+[BUSINESS_DATA.V3]+[WORLD_DATA.V3]+[SHOPPING_DATA.V3]+[REFERENCE_DATA.V3]+[KIDS_AND_TEENS_DATA.V3]+[GAMES_DATA.V3]+[SOCIETY_DATA.V3]/16)" office:value-type="float" office:value="3.26261732300018">
            <text:p>3.262617323</text:p>
          </table:table-cell>
          <table:table-cell table:formula="of:=([SPORTS_DATA.W3]+[ARTS_DATA.W3]+[SCIENCE_DATA.W3]+[RECREATION_DATA.W3]+[HOME_DATA.W3]+[COMPUTERS_DATA.W3]+[REGIONAL_DATA.W3]+[NEWS_DATA.W3]+[HEALTH_DATA.W3]+[BUSINESS_DATA.W3]+[WORLD_DATA.W3]+[SHOPPING_DATA.W3]+[REFERENCE_DATA.W3]+[KIDS_AND_TEENS_DATA.W3]+[GAMES_DATA.W3]+[SOCIETY_DATA.W3]/16)" office:value-type="float" office:value="0.365069547739707">
            <text:p>0.3650695477</text:p>
          </table:table-cell>
        </table:table-row>
        <table:table-row table:style-name="ro3">
          <table:table-cell table:formula="of:=[SPORTS_DATA.A4]" office:value-type="float" office:value="10">
            <text:p>10</text:p>
          </table:table-cell>
          <table:table-cell table:formula="of:=([SPORTS_DATA.B4]+[ARTS_DATA.B4]+[SCIENCE_DATA.B4]+[RECREATION_DATA.B4]+[HOME_DATA.B4]+[COMPUTERS_DATA.B4]+[REGIONAL_DATA.B4]+[NEWS_DATA.B4]+[HEALTH_DATA.B4]+[BUSINESS_DATA.B4]+[WORLD_DATA.B4]+[SHOPPING_DATA.B4]+[REFERENCE_DATA.B4]+[KIDS_AND_TEENS_DATA.B4]+[GAMES_DATA.B4]+[SOCIETY_DATA.B4]/16)" office:value-type="float" office:value="39.8604797979798">
            <text:p>39.860479798</text:p>
          </table:table-cell>
          <table:table-cell table:formula="of:=([SPORTS_DATA.C4]+[ARTS_DATA.C4]+[SCIENCE_DATA.C4]+[RECREATION_DATA.C4]+[HOME_DATA.C4]+[COMPUTERS_DATA.C4]+[REGIONAL_DATA.C4]+[NEWS_DATA.C4]+[HEALTH_DATA.C4]+[BUSINESS_DATA.C4]+[WORLD_DATA.C4]+[SHOPPING_DATA.C4]+[REFERENCE_DATA.C4]+[KIDS_AND_TEENS_DATA.C4]+[GAMES_DATA.C4]+[SOCIETY_DATA.C4]/16)" office:value-type="float" office:value="36.0220057720058">
            <text:p>36.022005772</text:p>
          </table:table-cell>
          <table:table-cell table:formula="of:=([SPORTS_DATA.D4]+[ARTS_DATA.D4]+[SCIENCE_DATA.D4]+[RECREATION_DATA.D4]+[HOME_DATA.D4]+[COMPUTERS_DATA.D4]+[REGIONAL_DATA.D4]+[NEWS_DATA.D4]+[HEALTH_DATA.D4]+[BUSINESS_DATA.D4]+[WORLD_DATA.D4]+[SHOPPING_DATA.D4]+[REFERENCE_DATA.D4]+[KIDS_AND_TEENS_DATA.D4]+[GAMES_DATA.D4]+[SOCIETY_DATA.D4]/16)" office:value-type="float" office:value="9.80564574314574">
            <text:p>9.8056457431</text:p>
          </table:table-cell>
          <table:table-cell table:formula="of:=([SPORTS_DATA.E4]+[ARTS_DATA.E4]+[SCIENCE_DATA.E4]+[RECREATION_DATA.E4]+[HOME_DATA.E4]+[COMPUTERS_DATA.E4]+[REGIONAL_DATA.E4]+[NEWS_DATA.E4]+[HEALTH_DATA.E4]+[BUSINESS_DATA.E4]+[WORLD_DATA.E4]+[SHOPPING_DATA.E4]+[REFERENCE_DATA.E4]+[KIDS_AND_TEENS_DATA.E4]+[GAMES_DATA.E4]+[SOCIETY_DATA.E4]/16)" office:value-type="float" office:value="8.00955988455988">
            <text:p>8.0095598846</text:p>
          </table:table-cell>
          <table:table-cell table:formula="of:=([SPORTS_DATA.F4]+[ARTS_DATA.F4]+[SCIENCE_DATA.F4]+[RECREATION_DATA.F4]+[HOME_DATA.F4]+[COMPUTERS_DATA.F4]+[REGIONAL_DATA.F4]+[NEWS_DATA.F4]+[HEALTH_DATA.F4]+[BUSINESS_DATA.F4]+[WORLD_DATA.F4]+[SHOPPING_DATA.F4]+[REFERENCE_DATA.F4]+[KIDS_AND_TEENS_DATA.F4]+[GAMES_DATA.F4]+[SOCIETY_DATA.F4]/16)" office:value-type="float" office:value="5.23421717171717">
            <text:p>5.2342171717</text:p>
          </table:table-cell>
          <table:table-cell table:formula="of:=([SPORTS_DATA.G4]+[ARTS_DATA.G4]+[SCIENCE_DATA.G4]+[RECREATION_DATA.G4]+[HOME_DATA.G4]+[COMPUTERS_DATA.G4]+[REGIONAL_DATA.G4]+[NEWS_DATA.G4]+[HEALTH_DATA.G4]+[BUSINESS_DATA.G4]+[WORLD_DATA.G4]+[SHOPPING_DATA.G4]+[REFERENCE_DATA.G4]+[KIDS_AND_TEENS_DATA.G4]+[GAMES_DATA.G4]+[SOCIETY_DATA.G4]/16)" office:value-type="float" office:value="37.9960317460317">
            <text:p>37.996031746</text:p>
          </table:table-cell>
          <table:table-cell table:formula="of:=([SPORTS_DATA.H4]+[ARTS_DATA.H4]+[SCIENCE_DATA.H4]+[RECREATION_DATA.H4]+[HOME_DATA.H4]+[COMPUTERS_DATA.H4]+[REGIONAL_DATA.H4]+[NEWS_DATA.H4]+[HEALTH_DATA.H4]+[BUSINESS_DATA.H4]+[WORLD_DATA.H4]+[SHOPPING_DATA.H4]+[REFERENCE_DATA.H4]+[KIDS_AND_TEENS_DATA.H4]+[GAMES_DATA.H4]+[SOCIETY_DATA.H4]/16)" office:value-type="float" office:value="29.6144480519481">
            <text:p>29.6144480519</text:p>
          </table:table-cell>
          <table:table-cell table:formula="of:=([SPORTS_DATA.I4]+[ARTS_DATA.I4]+[SCIENCE_DATA.I4]+[RECREATION_DATA.I4]+[HOME_DATA.I4]+[COMPUTERS_DATA.I4]+[REGIONAL_DATA.I4]+[NEWS_DATA.I4]+[HEALTH_DATA.I4]+[BUSINESS_DATA.I4]+[WORLD_DATA.I4]+[SHOPPING_DATA.I4]+[REFERENCE_DATA.I4]+[KIDS_AND_TEENS_DATA.I4]+[GAMES_DATA.I4]+[SOCIETY_DATA.I4]/16)" office:value-type="float" office:value="85.8165584415585">
            <text:p>85.8165584416</text:p>
          </table:table-cell>
          <table:table-cell table:formula="of:=([SPORTS_DATA.J4]+[ARTS_DATA.J4]+[SCIENCE_DATA.J4]+[RECREATION_DATA.J4]+[HOME_DATA.J4]+[COMPUTERS_DATA.J4]+[REGIONAL_DATA.J4]+[NEWS_DATA.J4]+[HEALTH_DATA.J4]+[BUSINESS_DATA.J4]+[WORLD_DATA.J4]+[SHOPPING_DATA.J4]+[REFERENCE_DATA.J4]+[KIDS_AND_TEENS_DATA.J4]+[GAMES_DATA.J4]+[SOCIETY_DATA.J4]/16)" office:value-type="float" office:value="120.557359307359">
            <text:p>120.5573593074</text:p>
          </table:table-cell>
          <table:table-cell table:formula="of:=([SPORTS_DATA.K4]+[ARTS_DATA.K4]+[SCIENCE_DATA.K4]+[RECREATION_DATA.K4]+[HOME_DATA.K4]+[COMPUTERS_DATA.K4]+[REGIONAL_DATA.K4]+[NEWS_DATA.K4]+[HEALTH_DATA.K4]+[BUSINESS_DATA.K4]+[WORLD_DATA.K4]+[SHOPPING_DATA.K4]+[REFERENCE_DATA.K4]+[KIDS_AND_TEENS_DATA.K4]+[GAMES_DATA.K4]+[SOCIETY_DATA.K4]/16)" office:value-type="float" office:value="6.9886712803872">
            <text:p>6.9886712804</text:p>
          </table:table-cell>
          <table:table-cell table:formula="of:=([SPORTS_DATA.L4]+[ARTS_DATA.L4]+[SCIENCE_DATA.L4]+[RECREATION_DATA.L4]+[HOME_DATA.L4]+[COMPUTERS_DATA.L4]+[REGIONAL_DATA.L4]+[NEWS_DATA.L4]+[HEALTH_DATA.L4]+[BUSINESS_DATA.L4]+[WORLD_DATA.L4]+[SHOPPING_DATA.L4]+[REFERENCE_DATA.L4]+[KIDS_AND_TEENS_DATA.L4]+[GAMES_DATA.L4]+[SOCIETY_DATA.L4]/16)" office:value-type="float" office:value="2.21614247831312">
            <text:p>2.2161424783</text:p>
          </table:table-cell>
          <table:table-cell table:formula="of:=([SPORTS_DATA.M4]+[ARTS_DATA.M4]+[SCIENCE_DATA.M4]+[RECREATION_DATA.M4]+[HOME_DATA.M4]+[COMPUTERS_DATA.M4]+[REGIONAL_DATA.M4]+[NEWS_DATA.M4]+[HEALTH_DATA.M4]+[BUSINESS_DATA.M4]+[WORLD_DATA.M4]+[SHOPPING_DATA.M4]+[REFERENCE_DATA.M4]+[KIDS_AND_TEENS_DATA.M4]+[GAMES_DATA.M4]+[SOCIETY_DATA.M4]/16)" office:value-type="float" office:value="29.4957824038706">
            <text:p>29.4957824039</text:p>
          </table:table-cell>
          <table:table-cell table:formula="of:=([SPORTS_DATA.N4]+[ARTS_DATA.N4]+[SCIENCE_DATA.N4]+[RECREATION_DATA.N4]+[HOME_DATA.N4]+[COMPUTERS_DATA.N4]+[REGIONAL_DATA.N4]+[NEWS_DATA.N4]+[HEALTH_DATA.N4]+[BUSINESS_DATA.N4]+[WORLD_DATA.N4]+[SHOPPING_DATA.N4]+[REFERENCE_DATA.N4]+[KIDS_AND_TEENS_DATA.N4]+[GAMES_DATA.N4]+[SOCIETY_DATA.N4]/16)" office:value-type="float" office:value="20.4453144894321">
            <text:p>20.4453144894</text:p>
          </table:table-cell>
          <table:table-cell table:formula="of:=([SPORTS_DATA.O4]+[ARTS_DATA.O4]+[SCIENCE_DATA.O4]+[RECREATION_DATA.O4]+[HOME_DATA.O4]+[COMPUTERS_DATA.O4]+[REGIONAL_DATA.O4]+[NEWS_DATA.O4]+[HEALTH_DATA.O4]+[BUSINESS_DATA.O4]+[WORLD_DATA.O4]+[SHOPPING_DATA.O4]+[REFERENCE_DATA.O4]+[KIDS_AND_TEENS_DATA.O4]+[GAMES_DATA.O4]+[SOCIETY_DATA.O4]/16)" office:value-type="float" office:value="13.9955595874714">
            <text:p>13.9955595875</text:p>
          </table:table-cell>
          <table:table-cell table:formula="of:=([SPORTS_DATA.P4]+[ARTS_DATA.P4]+[SCIENCE_DATA.P4]+[RECREATION_DATA.P4]+[HOME_DATA.P4]+[COMPUTERS_DATA.P4]+[REGIONAL_DATA.P4]+[NEWS_DATA.P4]+[HEALTH_DATA.P4]+[BUSINESS_DATA.P4]+[WORLD_DATA.P4]+[SHOPPING_DATA.P4]+[REFERENCE_DATA.P4]+[KIDS_AND_TEENS_DATA.P4]+[GAMES_DATA.P4]+[SOCIETY_DATA.P4]/16)" office:value-type="float" office:value="5.98386172650879">
            <text:p>5.9838617265</text:p>
          </table:table-cell>
          <table:table-cell table:formula="of:=([SPORTS_DATA.Q4]+[ARTS_DATA.Q4]+[SCIENCE_DATA.Q4]+[RECREATION_DATA.Q4]+[HOME_DATA.Q4]+[COMPUTERS_DATA.Q4]+[REGIONAL_DATA.Q4]+[NEWS_DATA.Q4]+[HEALTH_DATA.Q4]+[BUSINESS_DATA.Q4]+[WORLD_DATA.Q4]+[SHOPPING_DATA.Q4]+[REFERENCE_DATA.Q4]+[KIDS_AND_TEENS_DATA.Q4]+[GAMES_DATA.Q4]+[SOCIETY_DATA.Q4]/16)" office:value-type="float" office:value="6.80075439266616">
            <text:p>6.8007543927</text:p>
          </table:table-cell>
          <table:table-cell table:formula="of:=([SPORTS_DATA.R4]+[ARTS_DATA.R4]+[SCIENCE_DATA.R4]+[RECREATION_DATA.R4]+[HOME_DATA.R4]+[COMPUTERS_DATA.R4]+[REGIONAL_DATA.R4]+[NEWS_DATA.R4]+[HEALTH_DATA.R4]+[BUSINESS_DATA.R4]+[WORLD_DATA.R4]+[SHOPPING_DATA.R4]+[REFERENCE_DATA.R4]+[KIDS_AND_TEENS_DATA.R4]+[GAMES_DATA.R4]+[SOCIETY_DATA.R4]/16)" office:value-type="float" office:value="57.7885949834479">
            <text:p>57.7885949834</text:p>
          </table:table-cell>
          <table:table-cell table:formula="of:=([SPORTS_DATA.S4]+[ARTS_DATA.S4]+[SCIENCE_DATA.S4]+[RECREATION_DATA.S4]+[HOME_DATA.S4]+[COMPUTERS_DATA.S4]+[REGIONAL_DATA.S4]+[NEWS_DATA.S4]+[HEALTH_DATA.S4]+[BUSINESS_DATA.S4]+[WORLD_DATA.S4]+[SHOPPING_DATA.S4]+[REFERENCE_DATA.S4]+[KIDS_AND_TEENS_DATA.S4]+[GAMES_DATA.S4]+[SOCIETY_DATA.S4]/16)" office:value-type="float" office:value="55.6510695187166">
            <text:p>55.6510695187</text:p>
          </table:table-cell>
          <table:table-cell table:formula="of:=([SPORTS_DATA.T4]+[ARTS_DATA.T4]+[SCIENCE_DATA.T4]+[RECREATION_DATA.T4]+[HOME_DATA.T4]+[COMPUTERS_DATA.T4]+[REGIONAL_DATA.T4]+[NEWS_DATA.T4]+[HEALTH_DATA.T4]+[BUSINESS_DATA.T4]+[WORLD_DATA.T4]+[SHOPPING_DATA.T4]+[REFERENCE_DATA.T4]+[KIDS_AND_TEENS_DATA.T4]+[GAMES_DATA.T4]+[SOCIETY_DATA.T4]/16)" office:value-type="float" office:value="106.715988668195">
            <text:p>106.7159886682</text:p>
          </table:table-cell>
          <table:table-cell table:formula="of:=([SPORTS_DATA.U4]+[ARTS_DATA.U4]+[SCIENCE_DATA.U4]+[RECREATION_DATA.U4]+[HOME_DATA.U4]+[COMPUTERS_DATA.U4]+[REGIONAL_DATA.U4]+[NEWS_DATA.U4]+[HEALTH_DATA.U4]+[BUSINESS_DATA.U4]+[WORLD_DATA.U4]+[SHOPPING_DATA.U4]+[REFERENCE_DATA.U4]+[KIDS_AND_TEENS_DATA.U4]+[GAMES_DATA.U4]+[SOCIETY_DATA.U4]/16)" office:value-type="float" office:value="115.374697606315">
            <text:p>115.3746976063</text:p>
          </table:table-cell>
          <table:table-cell table:formula="of:=([SPORTS_DATA.V4]+[ARTS_DATA.V4]+[SCIENCE_DATA.V4]+[RECREATION_DATA.V4]+[HOME_DATA.V4]+[COMPUTERS_DATA.V4]+[REGIONAL_DATA.V4]+[NEWS_DATA.V4]+[HEALTH_DATA.V4]+[BUSINESS_DATA.V4]+[WORLD_DATA.V4]+[SHOPPING_DATA.V4]+[REFERENCE_DATA.V4]+[KIDS_AND_TEENS_DATA.V4]+[GAMES_DATA.V4]+[SOCIETY_DATA.V4]/16)" office:value-type="float" office:value="4.447295443331">
            <text:p>4.4472954433</text:p>
          </table:table-cell>
          <table:table-cell table:formula="of:=([SPORTS_DATA.W4]+[ARTS_DATA.W4]+[SCIENCE_DATA.W4]+[RECREATION_DATA.W4]+[HOME_DATA.W4]+[COMPUTERS_DATA.W4]+[REGIONAL_DATA.W4]+[NEWS_DATA.W4]+[HEALTH_DATA.W4]+[BUSINESS_DATA.W4]+[WORLD_DATA.W4]+[SHOPPING_DATA.W4]+[REFERENCE_DATA.W4]+[KIDS_AND_TEENS_DATA.W4]+[GAMES_DATA.W4]+[SOCIETY_DATA.W4]/16)" office:value-type="float" office:value="0.571754916198598">
            <text:p>0.5717549162</text:p>
          </table:table-cell>
        </table:table-row>
        <table:table-row table:style-name="ro3">
          <table:table-cell table:formula="of:=[SPORTS_DATA.A5]" office:value-type="float" office:value="15">
            <text:p>15</text:p>
          </table:table-cell>
          <table:table-cell table:formula="of:=([SPORTS_DATA.B5]+[ARTS_DATA.B5]+[SCIENCE_DATA.B5]+[RECREATION_DATA.B5]+[HOME_DATA.B5]+[COMPUTERS_DATA.B5]+[REGIONAL_DATA.B5]+[NEWS_DATA.B5]+[HEALTH_DATA.B5]+[BUSINESS_DATA.B5]+[WORLD_DATA.B5]+[SHOPPING_DATA.B5]+[REFERENCE_DATA.B5]+[KIDS_AND_TEENS_DATA.B5]+[GAMES_DATA.B5]+[SOCIETY_DATA.B5]/16)" office:value-type="float" office:value="41.1611652236652">
            <text:p>41.1611652237</text:p>
          </table:table-cell>
          <table:table-cell table:formula="of:=([SPORTS_DATA.C5]+[ARTS_DATA.C5]+[SCIENCE_DATA.C5]+[RECREATION_DATA.C5]+[HOME_DATA.C5]+[COMPUTERS_DATA.C5]+[REGIONAL_DATA.C5]+[NEWS_DATA.C5]+[HEALTH_DATA.C5]+[BUSINESS_DATA.C5]+[WORLD_DATA.C5]+[SHOPPING_DATA.C5]+[REFERENCE_DATA.C5]+[KIDS_AND_TEENS_DATA.C5]+[GAMES_DATA.C5]+[SOCIETY_DATA.C5]/16)" office:value-type="float" office:value="41.0544733044733">
            <text:p>41.0544733045</text:p>
          </table:table-cell>
          <table:table-cell table:formula="of:=([SPORTS_DATA.D5]+[ARTS_DATA.D5]+[SCIENCE_DATA.D5]+[RECREATION_DATA.D5]+[HOME_DATA.D5]+[COMPUTERS_DATA.D5]+[REGIONAL_DATA.D5]+[NEWS_DATA.D5]+[HEALTH_DATA.D5]+[BUSINESS_DATA.D5]+[WORLD_DATA.D5]+[SHOPPING_DATA.D5]+[REFERENCE_DATA.D5]+[KIDS_AND_TEENS_DATA.D5]+[GAMES_DATA.D5]+[SOCIETY_DATA.D5]/16)" office:value-type="float" office:value="14.9214466089466">
            <text:p>14.9214466089</text:p>
          </table:table-cell>
          <table:table-cell table:formula="of:=([SPORTS_DATA.E5]+[ARTS_DATA.E5]+[SCIENCE_DATA.E5]+[RECREATION_DATA.E5]+[HOME_DATA.E5]+[COMPUTERS_DATA.E5]+[REGIONAL_DATA.E5]+[NEWS_DATA.E5]+[HEALTH_DATA.E5]+[BUSINESS_DATA.E5]+[WORLD_DATA.E5]+[SHOPPING_DATA.E5]+[REFERENCE_DATA.E5]+[KIDS_AND_TEENS_DATA.E5]+[GAMES_DATA.E5]+[SOCIETY_DATA.E5]/16)" office:value-type="float" office:value="10.1069624819625">
            <text:p>10.106962482</text:p>
          </table:table-cell>
          <table:table-cell table:formula="of:=([SPORTS_DATA.F5]+[ARTS_DATA.F5]+[SCIENCE_DATA.F5]+[RECREATION_DATA.F5]+[HOME_DATA.F5]+[COMPUTERS_DATA.F5]+[REGIONAL_DATA.F5]+[NEWS_DATA.F5]+[HEALTH_DATA.F5]+[BUSINESS_DATA.F5]+[WORLD_DATA.F5]+[SHOPPING_DATA.F5]+[REFERENCE_DATA.F5]+[KIDS_AND_TEENS_DATA.F5]+[GAMES_DATA.F5]+[SOCIETY_DATA.F5]/16)" office:value-type="float" office:value="8.06430375180375">
            <text:p>8.0643037518</text:p>
          </table:table-cell>
          <table:table-cell table:formula="of:=([SPORTS_DATA.G5]+[ARTS_DATA.G5]+[SCIENCE_DATA.G5]+[RECREATION_DATA.G5]+[HOME_DATA.G5]+[COMPUTERS_DATA.G5]+[REGIONAL_DATA.G5]+[NEWS_DATA.G5]+[HEALTH_DATA.G5]+[BUSINESS_DATA.G5]+[WORLD_DATA.G5]+[SHOPPING_DATA.G5]+[REFERENCE_DATA.G5]+[KIDS_AND_TEENS_DATA.G5]+[GAMES_DATA.G5]+[SOCIETY_DATA.G5]/16)" office:value-type="float" office:value="35.4237012987013">
            <text:p>35.4237012987</text:p>
          </table:table-cell>
          <table:table-cell table:formula="of:=([SPORTS_DATA.H5]+[ARTS_DATA.H5]+[SCIENCE_DATA.H5]+[RECREATION_DATA.H5]+[HOME_DATA.H5]+[COMPUTERS_DATA.H5]+[REGIONAL_DATA.H5]+[NEWS_DATA.H5]+[HEALTH_DATA.H5]+[BUSINESS_DATA.H5]+[WORLD_DATA.H5]+[SHOPPING_DATA.H5]+[REFERENCE_DATA.H5]+[KIDS_AND_TEENS_DATA.H5]+[GAMES_DATA.H5]+[SOCIETY_DATA.H5]/16)" office:value-type="float" office:value="26.9587842712843">
            <text:p>26.9587842713</text:p>
          </table:table-cell>
          <table:table-cell table:formula="of:=([SPORTS_DATA.I5]+[ARTS_DATA.I5]+[SCIENCE_DATA.I5]+[RECREATION_DATA.I5]+[HOME_DATA.I5]+[COMPUTERS_DATA.I5]+[REGIONAL_DATA.I5]+[NEWS_DATA.I5]+[HEALTH_DATA.I5]+[BUSINESS_DATA.I5]+[WORLD_DATA.I5]+[SHOPPING_DATA.I5]+[REFERENCE_DATA.I5]+[KIDS_AND_TEENS_DATA.I5]+[GAMES_DATA.I5]+[SOCIETY_DATA.I5]/16)" office:value-type="float" office:value="85.8165584415585">
            <text:p>85.8165584416</text:p>
          </table:table-cell>
          <table:table-cell table:formula="of:=([SPORTS_DATA.J5]+[ARTS_DATA.J5]+[SCIENCE_DATA.J5]+[RECREATION_DATA.J5]+[HOME_DATA.J5]+[COMPUTERS_DATA.J5]+[REGIONAL_DATA.J5]+[NEWS_DATA.J5]+[HEALTH_DATA.J5]+[BUSINESS_DATA.J5]+[WORLD_DATA.J5]+[SHOPPING_DATA.J5]+[REFERENCE_DATA.J5]+[KIDS_AND_TEENS_DATA.J5]+[GAMES_DATA.J5]+[SOCIETY_DATA.J5]/16)" office:value-type="float" office:value="120.557359307359">
            <text:p>120.5573593074</text:p>
          </table:table-cell>
          <table:table-cell table:formula="of:=([SPORTS_DATA.K5]+[ARTS_DATA.K5]+[SCIENCE_DATA.K5]+[RECREATION_DATA.K5]+[HOME_DATA.K5]+[COMPUTERS_DATA.K5]+[REGIONAL_DATA.K5]+[NEWS_DATA.K5]+[HEALTH_DATA.K5]+[BUSINESS_DATA.K5]+[WORLD_DATA.K5]+[SHOPPING_DATA.K5]+[REFERENCE_DATA.K5]+[KIDS_AND_TEENS_DATA.K5]+[GAMES_DATA.K5]+[SOCIETY_DATA.K5]/16)" office:value-type="float" office:value="7.25547835014231">
            <text:p>7.2554783501</text:p>
          </table:table-cell>
          <table:table-cell table:formula="of:=([SPORTS_DATA.L5]+[ARTS_DATA.L5]+[SCIENCE_DATA.L5]+[RECREATION_DATA.L5]+[HOME_DATA.L5]+[COMPUTERS_DATA.L5]+[REGIONAL_DATA.L5]+[NEWS_DATA.L5]+[HEALTH_DATA.L5]+[BUSINESS_DATA.L5]+[WORLD_DATA.L5]+[SHOPPING_DATA.L5]+[REFERENCE_DATA.L5]+[KIDS_AND_TEENS_DATA.L5]+[GAMES_DATA.L5]+[SOCIETY_DATA.L5]/16)" office:value-type="float" office:value="2.18125321059297">
            <text:p>2.1812532106</text:p>
          </table:table-cell>
          <table:table-cell table:formula="of:=([SPORTS_DATA.M5]+[ARTS_DATA.M5]+[SCIENCE_DATA.M5]+[RECREATION_DATA.M5]+[HOME_DATA.M5]+[COMPUTERS_DATA.M5]+[REGIONAL_DATA.M5]+[NEWS_DATA.M5]+[HEALTH_DATA.M5]+[BUSINESS_DATA.M5]+[WORLD_DATA.M5]+[SHOPPING_DATA.M5]+[REFERENCE_DATA.M5]+[KIDS_AND_TEENS_DATA.M5]+[GAMES_DATA.M5]+[SOCIETY_DATA.M5]/16)" office:value-type="float" office:value="31.4124331550802">
            <text:p>31.4124331551</text:p>
          </table:table-cell>
          <table:table-cell table:formula="of:=([SPORTS_DATA.N5]+[ARTS_DATA.N5]+[SCIENCE_DATA.N5]+[RECREATION_DATA.N5]+[HOME_DATA.N5]+[COMPUTERS_DATA.N5]+[REGIONAL_DATA.N5]+[NEWS_DATA.N5]+[HEALTH_DATA.N5]+[BUSINESS_DATA.N5]+[WORLD_DATA.N5]+[SHOPPING_DATA.N5]+[REFERENCE_DATA.N5]+[KIDS_AND_TEENS_DATA.N5]+[GAMES_DATA.N5]+[SOCIETY_DATA.N5]/16)" office:value-type="float" office:value="24.9983447924624">
            <text:p>24.9983447925</text:p>
          </table:table-cell>
          <table:table-cell table:formula="of:=([SPORTS_DATA.O5]+[ARTS_DATA.O5]+[SCIENCE_DATA.O5]+[RECREATION_DATA.O5]+[HOME_DATA.O5]+[COMPUTERS_DATA.O5]+[REGIONAL_DATA.O5]+[NEWS_DATA.O5]+[HEALTH_DATA.O5]+[BUSINESS_DATA.O5]+[WORLD_DATA.O5]+[SHOPPING_DATA.O5]+[REFERENCE_DATA.O5]+[KIDS_AND_TEENS_DATA.O5]+[GAMES_DATA.O5]+[SOCIETY_DATA.O5]/16)" office:value-type="float" office:value="18.6200184619302">
            <text:p>18.6200184619</text:p>
          </table:table-cell>
          <table:table-cell table:formula="of:=([SPORTS_DATA.P5]+[ARTS_DATA.P5]+[SCIENCE_DATA.P5]+[RECREATION_DATA.P5]+[HOME_DATA.P5]+[COMPUTERS_DATA.P5]+[REGIONAL_DATA.P5]+[NEWS_DATA.P5]+[HEALTH_DATA.P5]+[BUSINESS_DATA.P5]+[WORLD_DATA.P5]+[SHOPPING_DATA.P5]+[REFERENCE_DATA.P5]+[KIDS_AND_TEENS_DATA.P5]+[GAMES_DATA.P5]+[SOCIETY_DATA.P5]/16)" office:value-type="float" office:value="8.81611280875987">
            <text:p>8.8161128088</text:p>
          </table:table-cell>
          <table:table-cell table:formula="of:=([SPORTS_DATA.Q5]+[ARTS_DATA.Q5]+[SCIENCE_DATA.Q5]+[RECREATION_DATA.Q5]+[HOME_DATA.Q5]+[COMPUTERS_DATA.Q5]+[REGIONAL_DATA.Q5]+[NEWS_DATA.Q5]+[HEALTH_DATA.Q5]+[BUSINESS_DATA.Q5]+[WORLD_DATA.Q5]+[SHOPPING_DATA.Q5]+[REFERENCE_DATA.Q5]+[KIDS_AND_TEENS_DATA.Q5]+[GAMES_DATA.Q5]+[SOCIETY_DATA.Q5]/16)" office:value-type="float" office:value="9.46417430608607">
            <text:p>9.4641743061</text:p>
          </table:table-cell>
          <table:table-cell table:formula="of:=([SPORTS_DATA.R5]+[ARTS_DATA.R5]+[SCIENCE_DATA.R5]+[RECREATION_DATA.R5]+[HOME_DATA.R5]+[COMPUTERS_DATA.R5]+[REGIONAL_DATA.R5]+[NEWS_DATA.R5]+[HEALTH_DATA.R5]+[BUSINESS_DATA.R5]+[WORLD_DATA.R5]+[SHOPPING_DATA.R5]+[REFERENCE_DATA.R5]+[KIDS_AND_TEENS_DATA.R5]+[GAMES_DATA.R5]+[SOCIETY_DATA.R5]/16)" office:value-type="float" office:value="53.5813598166539">
            <text:p>53.5813598167</text:p>
          </table:table-cell>
          <table:table-cell table:formula="of:=([SPORTS_DATA.S5]+[ARTS_DATA.S5]+[SCIENCE_DATA.S5]+[RECREATION_DATA.S5]+[HOME_DATA.S5]+[COMPUTERS_DATA.S5]+[REGIONAL_DATA.S5]+[NEWS_DATA.S5]+[HEALTH_DATA.S5]+[BUSINESS_DATA.S5]+[WORLD_DATA.S5]+[SHOPPING_DATA.S5]+[REFERENCE_DATA.S5]+[KIDS_AND_TEENS_DATA.S5]+[GAMES_DATA.S5]+[SOCIETY_DATA.S5]/16)" office:value-type="float" office:value="51.372405780494">
            <text:p>51.3724057805</text:p>
          </table:table-cell>
          <table:table-cell table:formula="of:=([SPORTS_DATA.T5]+[ARTS_DATA.T5]+[SCIENCE_DATA.T5]+[RECREATION_DATA.T5]+[HOME_DATA.T5]+[COMPUTERS_DATA.T5]+[REGIONAL_DATA.T5]+[NEWS_DATA.T5]+[HEALTH_DATA.T5]+[BUSINESS_DATA.T5]+[WORLD_DATA.T5]+[SHOPPING_DATA.T5]+[REFERENCE_DATA.T5]+[KIDS_AND_TEENS_DATA.T5]+[GAMES_DATA.T5]+[SOCIETY_DATA.T5]/16)" office:value-type="float" office:value="106.715988668195">
            <text:p>106.7159886682</text:p>
          </table:table-cell>
          <table:table-cell table:formula="of:=([SPORTS_DATA.U5]+[ARTS_DATA.U5]+[SCIENCE_DATA.U5]+[RECREATION_DATA.U5]+[HOME_DATA.U5]+[COMPUTERS_DATA.U5]+[REGIONAL_DATA.U5]+[NEWS_DATA.U5]+[HEALTH_DATA.U5]+[BUSINESS_DATA.U5]+[WORLD_DATA.U5]+[SHOPPING_DATA.U5]+[REFERENCE_DATA.U5]+[KIDS_AND_TEENS_DATA.U5]+[GAMES_DATA.U5]+[SOCIETY_DATA.U5]/16)" office:value-type="float" office:value="115.374697606315">
            <text:p>115.3746976063</text:p>
          </table:table-cell>
          <table:table-cell table:formula="of:=([SPORTS_DATA.V5]+[ARTS_DATA.V5]+[SCIENCE_DATA.V5]+[RECREATION_DATA.V5]+[HOME_DATA.V5]+[COMPUTERS_DATA.V5]+[REGIONAL_DATA.V5]+[NEWS_DATA.V5]+[HEALTH_DATA.V5]+[BUSINESS_DATA.V5]+[WORLD_DATA.V5]+[SHOPPING_DATA.V5]+[REFERENCE_DATA.V5]+[KIDS_AND_TEENS_DATA.V5]+[GAMES_DATA.V5]+[SOCIETY_DATA.V5]/16)" office:value-type="float" office:value="4.73946489361956">
            <text:p>4.7394648936</text:p>
          </table:table-cell>
          <table:table-cell table:formula="of:=([SPORTS_DATA.W5]+[ARTS_DATA.W5]+[SCIENCE_DATA.W5]+[RECREATION_DATA.W5]+[HOME_DATA.W5]+[COMPUTERS_DATA.W5]+[REGIONAL_DATA.W5]+[NEWS_DATA.W5]+[HEALTH_DATA.W5]+[BUSINESS_DATA.W5]+[WORLD_DATA.W5]+[SHOPPING_DATA.W5]+[REFERENCE_DATA.W5]+[KIDS_AND_TEENS_DATA.W5]+[GAMES_DATA.W5]+[SOCIETY_DATA.W5]/16)" office:value-type="float" office:value="0.596158643220664">
            <text:p>0.5961586432</text:p>
          </table:table-cell>
        </table:table-row>
        <table:table-row table:style-name="ro3">
          <table:table-cell table:formula="of:=[SPORTS_DATA.A6]" office:value-type="float" office:value="20">
            <text:p>20</text:p>
          </table:table-cell>
          <table:table-cell table:formula="of:=([SPORTS_DATA.B6]+[ARTS_DATA.B6]+[SCIENCE_DATA.B6]+[RECREATION_DATA.B6]+[HOME_DATA.B6]+[COMPUTERS_DATA.B6]+[REGIONAL_DATA.B6]+[NEWS_DATA.B6]+[HEALTH_DATA.B6]+[BUSINESS_DATA.B6]+[WORLD_DATA.B6]+[SHOPPING_DATA.B6]+[REFERENCE_DATA.B6]+[KIDS_AND_TEENS_DATA.B6]+[GAMES_DATA.B6]+[SOCIETY_DATA.B6]/16)" office:value-type="float" office:value="40.5782828282828">
            <text:p>40.5782828283</text:p>
          </table:table-cell>
          <table:table-cell table:formula="of:=([SPORTS_DATA.C6]+[ARTS_DATA.C6]+[SCIENCE_DATA.C6]+[RECREATION_DATA.C6]+[HOME_DATA.C6]+[COMPUTERS_DATA.C6]+[REGIONAL_DATA.C6]+[NEWS_DATA.C6]+[HEALTH_DATA.C6]+[BUSINESS_DATA.C6]+[WORLD_DATA.C6]+[SHOPPING_DATA.C6]+[REFERENCE_DATA.C6]+[KIDS_AND_TEENS_DATA.C6]+[GAMES_DATA.C6]+[SOCIETY_DATA.C6]/16)" office:value-type="float" office:value="46.8293650793651">
            <text:p>46.8293650794</text:p>
          </table:table-cell>
          <table:table-cell table:formula="of:=([SPORTS_DATA.D6]+[ARTS_DATA.D6]+[SCIENCE_DATA.D6]+[RECREATION_DATA.D6]+[HOME_DATA.D6]+[COMPUTERS_DATA.D6]+[REGIONAL_DATA.D6]+[NEWS_DATA.D6]+[HEALTH_DATA.D6]+[BUSINESS_DATA.D6]+[WORLD_DATA.D6]+[SHOPPING_DATA.D6]+[REFERENCE_DATA.D6]+[KIDS_AND_TEENS_DATA.D6]+[GAMES_DATA.D6]+[SOCIETY_DATA.D6]/16)" office:value-type="float" office:value="17.1443903318903">
            <text:p>17.1443903319</text:p>
          </table:table-cell>
          <table:table-cell table:formula="of:=([SPORTS_DATA.E6]+[ARTS_DATA.E6]+[SCIENCE_DATA.E6]+[RECREATION_DATA.E6]+[HOME_DATA.E6]+[COMPUTERS_DATA.E6]+[REGIONAL_DATA.E6]+[NEWS_DATA.E6]+[HEALTH_DATA.E6]+[BUSINESS_DATA.E6]+[WORLD_DATA.E6]+[SHOPPING_DATA.E6]+[REFERENCE_DATA.E6]+[KIDS_AND_TEENS_DATA.E6]+[GAMES_DATA.E6]+[SOCIETY_DATA.E6]/16)" office:value-type="float" office:value="13.3710317460317">
            <text:p>13.371031746</text:p>
          </table:table-cell>
          <table:table-cell table:formula="of:=([SPORTS_DATA.F6]+[ARTS_DATA.F6]+[SCIENCE_DATA.F6]+[RECREATION_DATA.F6]+[HOME_DATA.F6]+[COMPUTERS_DATA.F6]+[REGIONAL_DATA.F6]+[NEWS_DATA.F6]+[HEALTH_DATA.F6]+[BUSINESS_DATA.F6]+[WORLD_DATA.F6]+[SHOPPING_DATA.F6]+[REFERENCE_DATA.F6]+[KIDS_AND_TEENS_DATA.F6]+[GAMES_DATA.F6]+[SOCIETY_DATA.F6]/16)" office:value-type="float" office:value="9.17036435786436">
            <text:p>9.1703643579</text:p>
          </table:table-cell>
          <table:table-cell table:formula="of:=([SPORTS_DATA.G6]+[ARTS_DATA.G6]+[SCIENCE_DATA.G6]+[RECREATION_DATA.G6]+[HOME_DATA.G6]+[COMPUTERS_DATA.G6]+[REGIONAL_DATA.G6]+[NEWS_DATA.G6]+[HEALTH_DATA.G6]+[BUSINESS_DATA.G6]+[WORLD_DATA.G6]+[SHOPPING_DATA.G6]+[REFERENCE_DATA.G6]+[KIDS_AND_TEENS_DATA.G6]+[GAMES_DATA.G6]+[SOCIETY_DATA.G6]/16)" office:value-type="float" office:value="28.0087481962482">
            <text:p>28.0087481962</text:p>
          </table:table-cell>
          <table:table-cell table:formula="of:=([SPORTS_DATA.H6]+[ARTS_DATA.H6]+[SCIENCE_DATA.H6]+[RECREATION_DATA.H6]+[HOME_DATA.H6]+[COMPUTERS_DATA.H6]+[REGIONAL_DATA.H6]+[NEWS_DATA.H6]+[HEALTH_DATA.H6]+[BUSINESS_DATA.H6]+[WORLD_DATA.H6]+[SHOPPING_DATA.H6]+[REFERENCE_DATA.H6]+[KIDS_AND_TEENS_DATA.H6]+[GAMES_DATA.H6]+[SOCIETY_DATA.H6]/16)" office:value-type="float" office:value="23.0957792207792">
            <text:p>23.0957792208</text:p>
          </table:table-cell>
          <table:table-cell table:formula="of:=([SPORTS_DATA.I6]+[ARTS_DATA.I6]+[SCIENCE_DATA.I6]+[RECREATION_DATA.I6]+[HOME_DATA.I6]+[COMPUTERS_DATA.I6]+[REGIONAL_DATA.I6]+[NEWS_DATA.I6]+[HEALTH_DATA.I6]+[BUSINESS_DATA.I6]+[WORLD_DATA.I6]+[SHOPPING_DATA.I6]+[REFERENCE_DATA.I6]+[KIDS_AND_TEENS_DATA.I6]+[GAMES_DATA.I6]+[SOCIETY_DATA.I6]/16)" office:value-type="float" office:value="85.8165584415585">
            <text:p>85.8165584416</text:p>
          </table:table-cell>
          <table:table-cell table:formula="of:=([SPORTS_DATA.J6]+[ARTS_DATA.J6]+[SCIENCE_DATA.J6]+[RECREATION_DATA.J6]+[HOME_DATA.J6]+[COMPUTERS_DATA.J6]+[REGIONAL_DATA.J6]+[NEWS_DATA.J6]+[HEALTH_DATA.J6]+[BUSINESS_DATA.J6]+[WORLD_DATA.J6]+[SHOPPING_DATA.J6]+[REFERENCE_DATA.J6]+[KIDS_AND_TEENS_DATA.J6]+[GAMES_DATA.J6]+[SOCIETY_DATA.J6]/16)" office:value-type="float" office:value="120.557359307359">
            <text:p>120.5573593074</text:p>
          </table:table-cell>
          <table:table-cell table:formula="of:=([SPORTS_DATA.K6]+[ARTS_DATA.K6]+[SCIENCE_DATA.K6]+[RECREATION_DATA.K6]+[HOME_DATA.K6]+[COMPUTERS_DATA.K6]+[REGIONAL_DATA.K6]+[NEWS_DATA.K6]+[HEALTH_DATA.K6]+[BUSINESS_DATA.K6]+[WORLD_DATA.K6]+[SHOPPING_DATA.K6]+[REFERENCE_DATA.K6]+[KIDS_AND_TEENS_DATA.K6]+[GAMES_DATA.K6]+[SOCIETY_DATA.K6]/16)" office:value-type="float" office:value="7.05546568604568">
            <text:p>7.055465686</text:p>
          </table:table-cell>
          <table:table-cell table:formula="of:=([SPORTS_DATA.L6]+[ARTS_DATA.L6]+[SCIENCE_DATA.L6]+[RECREATION_DATA.L6]+[HOME_DATA.L6]+[COMPUTERS_DATA.L6]+[REGIONAL_DATA.L6]+[NEWS_DATA.L6]+[HEALTH_DATA.L6]+[BUSINESS_DATA.L6]+[WORLD_DATA.L6]+[SHOPPING_DATA.L6]+[REFERENCE_DATA.L6]+[KIDS_AND_TEENS_DATA.L6]+[GAMES_DATA.L6]+[SOCIETY_DATA.L6]/16)" office:value-type="float" office:value="2.16801519786734">
            <text:p>2.1680151979</text:p>
          </table:table-cell>
          <table:table-cell table:formula="of:=([SPORTS_DATA.M6]+[ARTS_DATA.M6]+[SCIENCE_DATA.M6]+[RECREATION_DATA.M6]+[HOME_DATA.M6]+[COMPUTERS_DATA.M6]+[REGIONAL_DATA.M6]+[NEWS_DATA.M6]+[HEALTH_DATA.M6]+[BUSINESS_DATA.M6]+[WORLD_DATA.M6]+[SHOPPING_DATA.M6]+[REFERENCE_DATA.M6]+[KIDS_AND_TEENS_DATA.M6]+[GAMES_DATA.M6]+[SOCIETY_DATA.M6]/16)" office:value-type="float" office:value="32.1517061370003">
            <text:p>32.151706137</text:p>
          </table:table-cell>
          <table:table-cell table:formula="of:=([SPORTS_DATA.N6]+[ARTS_DATA.N6]+[SCIENCE_DATA.N6]+[RECREATION_DATA.N6]+[HOME_DATA.N6]+[COMPUTERS_DATA.N6]+[REGIONAL_DATA.N6]+[NEWS_DATA.N6]+[HEALTH_DATA.N6]+[BUSINESS_DATA.N6]+[WORLD_DATA.N6]+[SHOPPING_DATA.N6]+[REFERENCE_DATA.N6]+[KIDS_AND_TEENS_DATA.N6]+[GAMES_DATA.N6]+[SOCIETY_DATA.N6]/16)" office:value-type="float" office:value="30.6588362617774">
            <text:p>30.6588362618</text:p>
          </table:table-cell>
          <table:table-cell table:formula="of:=([SPORTS_DATA.O6]+[ARTS_DATA.O6]+[SCIENCE_DATA.O6]+[RECREATION_DATA.O6]+[HOME_DATA.O6]+[COMPUTERS_DATA.O6]+[REGIONAL_DATA.O6]+[NEWS_DATA.O6]+[HEALTH_DATA.O6]+[BUSINESS_DATA.O6]+[WORLD_DATA.O6]+[SHOPPING_DATA.O6]+[REFERENCE_DATA.O6]+[KIDS_AND_TEENS_DATA.O6]+[GAMES_DATA.O6]+[SOCIETY_DATA.O6]/16)" office:value-type="float" office:value="24.9062738731856">
            <text:p>24.9062738732</text:p>
          </table:table-cell>
          <table:table-cell table:formula="of:=([SPORTS_DATA.P6]+[ARTS_DATA.P6]+[SCIENCE_DATA.P6]+[RECREATION_DATA.P6]+[HOME_DATA.P6]+[COMPUTERS_DATA.P6]+[REGIONAL_DATA.P6]+[NEWS_DATA.P6]+[HEALTH_DATA.P6]+[BUSINESS_DATA.P6]+[WORLD_DATA.P6]+[SHOPPING_DATA.P6]+[REFERENCE_DATA.P6]+[KIDS_AND_TEENS_DATA.P6]+[GAMES_DATA.P6]+[SOCIETY_DATA.P6]/16)" office:value-type="float" office:value="12.6952189966896">
            <text:p>12.6952189967</text:p>
          </table:table-cell>
          <table:table-cell table:formula="of:=([SPORTS_DATA.Q6]+[ARTS_DATA.Q6]+[SCIENCE_DATA.Q6]+[RECREATION_DATA.Q6]+[HOME_DATA.Q6]+[COMPUTERS_DATA.Q6]+[REGIONAL_DATA.Q6]+[NEWS_DATA.Q6]+[HEALTH_DATA.Q6]+[BUSINESS_DATA.Q6]+[WORLD_DATA.Q6]+[SHOPPING_DATA.Q6]+[REFERENCE_DATA.Q6]+[KIDS_AND_TEENS_DATA.Q6]+[GAMES_DATA.Q6]+[SOCIETY_DATA.Q6]/16)" office:value-type="float" office:value="12.730949197861">
            <text:p>12.7309491979</text:p>
          </table:table-cell>
          <table:table-cell table:formula="of:=([SPORTS_DATA.R6]+[ARTS_DATA.R6]+[SCIENCE_DATA.R6]+[RECREATION_DATA.R6]+[HOME_DATA.R6]+[COMPUTERS_DATA.R6]+[REGIONAL_DATA.R6]+[NEWS_DATA.R6]+[HEALTH_DATA.R6]+[BUSINESS_DATA.R6]+[WORLD_DATA.R6]+[SHOPPING_DATA.R6]+[REFERENCE_DATA.R6]+[KIDS_AND_TEENS_DATA.R6]+[GAMES_DATA.R6]+[SOCIETY_DATA.R6]/16)" office:value-type="float" office:value="46.3685064935065">
            <text:p>46.3685064935</text:p>
          </table:table-cell>
          <table:table-cell table:formula="of:=([SPORTS_DATA.S6]+[ARTS_DATA.S6]+[SCIENCE_DATA.S6]+[RECREATION_DATA.S6]+[HOME_DATA.S6]+[COMPUTERS_DATA.S6]+[REGIONAL_DATA.S6]+[NEWS_DATA.S6]+[HEALTH_DATA.S6]+[BUSINESS_DATA.S6]+[WORLD_DATA.S6]+[SHOPPING_DATA.S6]+[REFERENCE_DATA.S6]+[KIDS_AND_TEENS_DATA.S6]+[GAMES_DATA.S6]+[SOCIETY_DATA.S6]/16)" office:value-type="float" office:value="43.5337885154062">
            <text:p>43.5337885154</text:p>
          </table:table-cell>
          <table:table-cell table:formula="of:=([SPORTS_DATA.T6]+[ARTS_DATA.T6]+[SCIENCE_DATA.T6]+[RECREATION_DATA.T6]+[HOME_DATA.T6]+[COMPUTERS_DATA.T6]+[REGIONAL_DATA.T6]+[NEWS_DATA.T6]+[HEALTH_DATA.T6]+[BUSINESS_DATA.T6]+[WORLD_DATA.T6]+[SHOPPING_DATA.T6]+[REFERENCE_DATA.T6]+[KIDS_AND_TEENS_DATA.T6]+[GAMES_DATA.T6]+[SOCIETY_DATA.T6]/16)" office:value-type="float" office:value="106.715988668195">
            <text:p>106.7159886682</text:p>
          </table:table-cell>
          <table:table-cell table:formula="of:=([SPORTS_DATA.U6]+[ARTS_DATA.U6]+[SCIENCE_DATA.U6]+[RECREATION_DATA.U6]+[HOME_DATA.U6]+[COMPUTERS_DATA.U6]+[REGIONAL_DATA.U6]+[NEWS_DATA.U6]+[HEALTH_DATA.U6]+[BUSINESS_DATA.U6]+[WORLD_DATA.U6]+[SHOPPING_DATA.U6]+[REFERENCE_DATA.U6]+[KIDS_AND_TEENS_DATA.U6]+[GAMES_DATA.U6]+[SOCIETY_DATA.U6]/16)" office:value-type="float" office:value="115.374697606315">
            <text:p>115.3746976063</text:p>
          </table:table-cell>
          <table:table-cell table:formula="of:=([SPORTS_DATA.V6]+[ARTS_DATA.V6]+[SCIENCE_DATA.V6]+[RECREATION_DATA.V6]+[HOME_DATA.V6]+[COMPUTERS_DATA.V6]+[REGIONAL_DATA.V6]+[NEWS_DATA.V6]+[HEALTH_DATA.V6]+[BUSINESS_DATA.V6]+[WORLD_DATA.V6]+[SHOPPING_DATA.V6]+[REFERENCE_DATA.V6]+[KIDS_AND_TEENS_DATA.V6]+[GAMES_DATA.V6]+[SOCIETY_DATA.V6]/16)" office:value-type="float" office:value="4.88996918632706">
            <text:p>4.8899691863</text:p>
          </table:table-cell>
          <table:table-cell table:formula="of:=([SPORTS_DATA.W6]+[ARTS_DATA.W6]+[SCIENCE_DATA.W6]+[RECREATION_DATA.W6]+[HOME_DATA.W6]+[COMPUTERS_DATA.W6]+[REGIONAL_DATA.W6]+[NEWS_DATA.W6]+[HEALTH_DATA.W6]+[BUSINESS_DATA.W6]+[WORLD_DATA.W6]+[SHOPPING_DATA.W6]+[REFERENCE_DATA.W6]+[KIDS_AND_TEENS_DATA.W6]+[GAMES_DATA.W6]+[SOCIETY_DATA.W6]/16)" office:value-type="float" office:value="0.636860399772775">
            <text:p>0.6368603998</text:p>
          </table:table-cell>
        </table:table-row>
        <table:table-row table:style-name="ro3">
          <table:table-cell table:formula="of:=[SPORTS_DATA.A7]" office:value-type="float" office:value="25">
            <text:p>25</text:p>
          </table:table-cell>
          <table:table-cell table:formula="of:=([SPORTS_DATA.B7]+[ARTS_DATA.B7]+[SCIENCE_DATA.B7]+[RECREATION_DATA.B7]+[HOME_DATA.B7]+[COMPUTERS_DATA.B7]+[REGIONAL_DATA.B7]+[NEWS_DATA.B7]+[HEALTH_DATA.B7]+[BUSINESS_DATA.B7]+[WORLD_DATA.B7]+[SHOPPING_DATA.B7]+[REFERENCE_DATA.B7]+[KIDS_AND_TEENS_DATA.B7]+[GAMES_DATA.B7]+[SOCIETY_DATA.B7]/16)" office:value-type="float" office:value="38.4813311688312">
            <text:p>38.4813311688</text:p>
          </table:table-cell>
          <table:table-cell table:formula="of:=([SPORTS_DATA.C7]+[ARTS_DATA.C7]+[SCIENCE_DATA.C7]+[RECREATION_DATA.C7]+[HOME_DATA.C7]+[COMPUTERS_DATA.C7]+[REGIONAL_DATA.C7]+[NEWS_DATA.C7]+[HEALTH_DATA.C7]+[BUSINESS_DATA.C7]+[WORLD_DATA.C7]+[SHOPPING_DATA.C7]+[REFERENCE_DATA.C7]+[KIDS_AND_TEENS_DATA.C7]+[GAMES_DATA.C7]+[SOCIETY_DATA.C7]/16)" office:value-type="float" office:value="49.9992784992785">
            <text:p>49.9992784993</text:p>
          </table:table-cell>
          <table:table-cell table:formula="of:=([SPORTS_DATA.D7]+[ARTS_DATA.D7]+[SCIENCE_DATA.D7]+[RECREATION_DATA.D7]+[HOME_DATA.D7]+[COMPUTERS_DATA.D7]+[REGIONAL_DATA.D7]+[NEWS_DATA.D7]+[HEALTH_DATA.D7]+[BUSINESS_DATA.D7]+[WORLD_DATA.D7]+[SHOPPING_DATA.D7]+[REFERENCE_DATA.D7]+[KIDS_AND_TEENS_DATA.D7]+[GAMES_DATA.D7]+[SOCIETY_DATA.D7]/16)" office:value-type="float" office:value="20.0285894660895">
            <text:p>20.0285894661</text:p>
          </table:table-cell>
          <table:table-cell table:formula="of:=([SPORTS_DATA.E7]+[ARTS_DATA.E7]+[SCIENCE_DATA.E7]+[RECREATION_DATA.E7]+[HOME_DATA.E7]+[COMPUTERS_DATA.E7]+[REGIONAL_DATA.E7]+[NEWS_DATA.E7]+[HEALTH_DATA.E7]+[BUSINESS_DATA.E7]+[WORLD_DATA.E7]+[SHOPPING_DATA.E7]+[REFERENCE_DATA.E7]+[KIDS_AND_TEENS_DATA.E7]+[GAMES_DATA.E7]+[SOCIETY_DATA.E7]/16)" office:value-type="float" office:value="15.4056637806638">
            <text:p>15.4056637807</text:p>
          </table:table-cell>
          <table:table-cell table:formula="of:=([SPORTS_DATA.F7]+[ARTS_DATA.F7]+[SCIENCE_DATA.F7]+[RECREATION_DATA.F7]+[HOME_DATA.F7]+[COMPUTERS_DATA.F7]+[REGIONAL_DATA.F7]+[NEWS_DATA.F7]+[HEALTH_DATA.F7]+[BUSINESS_DATA.F7]+[WORLD_DATA.F7]+[SHOPPING_DATA.F7]+[REFERENCE_DATA.F7]+[KIDS_AND_TEENS_DATA.F7]+[GAMES_DATA.F7]+[SOCIETY_DATA.F7]/16)" office:value-type="float" office:value="10.9636544011544">
            <text:p>10.9636544012</text:p>
          </table:table-cell>
          <table:table-cell table:formula="of:=([SPORTS_DATA.G7]+[ARTS_DATA.G7]+[SCIENCE_DATA.G7]+[RECREATION_DATA.G7]+[HOME_DATA.G7]+[COMPUTERS_DATA.G7]+[REGIONAL_DATA.G7]+[NEWS_DATA.G7]+[HEALTH_DATA.G7]+[BUSINESS_DATA.G7]+[WORLD_DATA.G7]+[SHOPPING_DATA.G7]+[REFERENCE_DATA.G7]+[KIDS_AND_TEENS_DATA.G7]+[GAMES_DATA.G7]+[SOCIETY_DATA.G7]/16)" office:value-type="float" office:value="26.6414141414141">
            <text:p>26.6414141414</text:p>
          </table:table-cell>
          <table:table-cell table:formula="of:=([SPORTS_DATA.H7]+[ARTS_DATA.H7]+[SCIENCE_DATA.H7]+[RECREATION_DATA.H7]+[HOME_DATA.H7]+[COMPUTERS_DATA.H7]+[REGIONAL_DATA.H7]+[NEWS_DATA.H7]+[HEALTH_DATA.H7]+[BUSINESS_DATA.H7]+[WORLD_DATA.H7]+[SHOPPING_DATA.H7]+[REFERENCE_DATA.H7]+[KIDS_AND_TEENS_DATA.H7]+[GAMES_DATA.H7]+[SOCIETY_DATA.H7]/16)" office:value-type="float" office:value="22.0141594516595">
            <text:p>22.0141594517</text:p>
          </table:table-cell>
          <table:table-cell table:formula="of:=([SPORTS_DATA.I7]+[ARTS_DATA.I7]+[SCIENCE_DATA.I7]+[RECREATION_DATA.I7]+[HOME_DATA.I7]+[COMPUTERS_DATA.I7]+[REGIONAL_DATA.I7]+[NEWS_DATA.I7]+[HEALTH_DATA.I7]+[BUSINESS_DATA.I7]+[WORLD_DATA.I7]+[SHOPPING_DATA.I7]+[REFERENCE_DATA.I7]+[KIDS_AND_TEENS_DATA.I7]+[GAMES_DATA.I7]+[SOCIETY_DATA.I7]/16)" office:value-type="float" office:value="85.8165584415585">
            <text:p>85.8165584416</text:p>
          </table:table-cell>
          <table:table-cell table:formula="of:=([SPORTS_DATA.J7]+[ARTS_DATA.J7]+[SCIENCE_DATA.J7]+[RECREATION_DATA.J7]+[HOME_DATA.J7]+[COMPUTERS_DATA.J7]+[REGIONAL_DATA.J7]+[NEWS_DATA.J7]+[HEALTH_DATA.J7]+[BUSINESS_DATA.J7]+[WORLD_DATA.J7]+[SHOPPING_DATA.J7]+[REFERENCE_DATA.J7]+[KIDS_AND_TEENS_DATA.J7]+[GAMES_DATA.J7]+[SOCIETY_DATA.J7]/16)" office:value-type="float" office:value="120.557359307359">
            <text:p>120.5573593074</text:p>
          </table:table-cell>
          <table:table-cell table:formula="of:=([SPORTS_DATA.K7]+[ARTS_DATA.K7]+[SCIENCE_DATA.K7]+[RECREATION_DATA.K7]+[HOME_DATA.K7]+[COMPUTERS_DATA.K7]+[REGIONAL_DATA.K7]+[NEWS_DATA.K7]+[HEALTH_DATA.K7]+[BUSINESS_DATA.K7]+[WORLD_DATA.K7]+[SHOPPING_DATA.K7]+[REFERENCE_DATA.K7]+[KIDS_AND_TEENS_DATA.K7]+[GAMES_DATA.K7]+[SOCIETY_DATA.K7]/16)" office:value-type="float" office:value="6.68170597612942">
            <text:p>6.6817059761</text:p>
          </table:table-cell>
          <table:table-cell table:formula="of:=([SPORTS_DATA.L7]+[ARTS_DATA.L7]+[SCIENCE_DATA.L7]+[RECREATION_DATA.L7]+[HOME_DATA.L7]+[COMPUTERS_DATA.L7]+[REGIONAL_DATA.L7]+[NEWS_DATA.L7]+[HEALTH_DATA.L7]+[BUSINESS_DATA.L7]+[WORLD_DATA.L7]+[SHOPPING_DATA.L7]+[REFERENCE_DATA.L7]+[KIDS_AND_TEENS_DATA.L7]+[GAMES_DATA.L7]+[SOCIETY_DATA.L7]/16)" office:value-type="float" office:value="2.08866554614077">
            <text:p>2.0886655461</text:p>
          </table:table-cell>
          <table:table-cell table:formula="of:=([SPORTS_DATA.M7]+[ARTS_DATA.M7]+[SCIENCE_DATA.M7]+[RECREATION_DATA.M7]+[HOME_DATA.M7]+[COMPUTERS_DATA.M7]+[REGIONAL_DATA.M7]+[NEWS_DATA.M7]+[HEALTH_DATA.M7]+[BUSINESS_DATA.M7]+[WORLD_DATA.M7]+[SHOPPING_DATA.M7]+[REFERENCE_DATA.M7]+[KIDS_AND_TEENS_DATA.M7]+[GAMES_DATA.M7]+[SOCIETY_DATA.M7]/16)" office:value-type="float" office:value="38.38123885918">
            <text:p>38.3812388592</text:p>
          </table:table-cell>
          <table:table-cell table:formula="of:=([SPORTS_DATA.N7]+[ARTS_DATA.N7]+[SCIENCE_DATA.N7]+[RECREATION_DATA.N7]+[HOME_DATA.N7]+[COMPUTERS_DATA.N7]+[REGIONAL_DATA.N7]+[NEWS_DATA.N7]+[HEALTH_DATA.N7]+[BUSINESS_DATA.N7]+[WORLD_DATA.N7]+[SHOPPING_DATA.N7]+[REFERENCE_DATA.N7]+[KIDS_AND_TEENS_DATA.N7]+[GAMES_DATA.N7]+[SOCIETY_DATA.N7]/16)" office:value-type="float" office:value="33.7502864782277">
            <text:p>33.7502864782</text:p>
          </table:table-cell>
          <table:table-cell table:formula="of:=([SPORTS_DATA.O7]+[ARTS_DATA.O7]+[SCIENCE_DATA.O7]+[RECREATION_DATA.O7]+[HOME_DATA.O7]+[COMPUTERS_DATA.O7]+[REGIONAL_DATA.O7]+[NEWS_DATA.O7]+[HEALTH_DATA.O7]+[BUSINESS_DATA.O7]+[WORLD_DATA.O7]+[SHOPPING_DATA.O7]+[REFERENCE_DATA.O7]+[KIDS_AND_TEENS_DATA.O7]+[GAMES_DATA.O7]+[SOCIETY_DATA.O7]/16)" office:value-type="float" office:value="27.6957760376878">
            <text:p>27.6957760377</text:p>
          </table:table-cell>
          <table:table-cell table:formula="of:=([SPORTS_DATA.P7]+[ARTS_DATA.P7]+[SCIENCE_DATA.P7]+[RECREATION_DATA.P7]+[HOME_DATA.P7]+[COMPUTERS_DATA.P7]+[REGIONAL_DATA.P7]+[NEWS_DATA.P7]+[HEALTH_DATA.P7]+[BUSINESS_DATA.P7]+[WORLD_DATA.P7]+[SHOPPING_DATA.P7]+[REFERENCE_DATA.P7]+[KIDS_AND_TEENS_DATA.P7]+[GAMES_DATA.P7]+[SOCIETY_DATA.P7]/16)" office:value-type="float" office:value="14.4657817672524">
            <text:p>14.4657817673</text:p>
          </table:table-cell>
          <table:table-cell table:formula="of:=([SPORTS_DATA.Q7]+[ARTS_DATA.Q7]+[SCIENCE_DATA.Q7]+[RECREATION_DATA.Q7]+[HOME_DATA.Q7]+[COMPUTERS_DATA.Q7]+[REGIONAL_DATA.Q7]+[NEWS_DATA.Q7]+[HEALTH_DATA.Q7]+[BUSINESS_DATA.Q7]+[WORLD_DATA.Q7]+[SHOPPING_DATA.Q7]+[REFERENCE_DATA.Q7]+[KIDS_AND_TEENS_DATA.Q7]+[GAMES_DATA.Q7]+[SOCIETY_DATA.Q7]/16)" office:value-type="float" office:value="14.6503214922333">
            <text:p>14.6503214922</text:p>
          </table:table-cell>
          <table:table-cell table:formula="of:=([SPORTS_DATA.R7]+[ARTS_DATA.R7]+[SCIENCE_DATA.R7]+[RECREATION_DATA.R7]+[HOME_DATA.R7]+[COMPUTERS_DATA.R7]+[REGIONAL_DATA.R7]+[NEWS_DATA.R7]+[HEALTH_DATA.R7]+[BUSINESS_DATA.R7]+[WORLD_DATA.R7]+[SHOPPING_DATA.R7]+[REFERENCE_DATA.R7]+[KIDS_AND_TEENS_DATA.R7]+[GAMES_DATA.R7]+[SOCIETY_DATA.R7]/16)" office:value-type="float" office:value="36.8808568882098">
            <text:p>36.8808568882</text:p>
          </table:table-cell>
          <table:table-cell table:formula="of:=([SPORTS_DATA.S7]+[ARTS_DATA.S7]+[SCIENCE_DATA.S7]+[RECREATION_DATA.S7]+[HOME_DATA.S7]+[COMPUTERS_DATA.S7]+[REGIONAL_DATA.S7]+[NEWS_DATA.S7]+[HEALTH_DATA.S7]+[BUSINESS_DATA.S7]+[WORLD_DATA.S7]+[SHOPPING_DATA.S7]+[REFERENCE_DATA.S7]+[KIDS_AND_TEENS_DATA.S7]+[GAMES_DATA.S7]+[SOCIETY_DATA.S7]/16)" office:value-type="float" office:value="34.3480869620576">
            <text:p>34.3480869621</text:p>
          </table:table-cell>
          <table:table-cell table:formula="of:=([SPORTS_DATA.T7]+[ARTS_DATA.T7]+[SCIENCE_DATA.T7]+[RECREATION_DATA.T7]+[HOME_DATA.T7]+[COMPUTERS_DATA.T7]+[REGIONAL_DATA.T7]+[NEWS_DATA.T7]+[HEALTH_DATA.T7]+[BUSINESS_DATA.T7]+[WORLD_DATA.T7]+[SHOPPING_DATA.T7]+[REFERENCE_DATA.T7]+[KIDS_AND_TEENS_DATA.T7]+[GAMES_DATA.T7]+[SOCIETY_DATA.T7]/16)" office:value-type="float" office:value="106.715988668195">
            <text:p>106.7159886682</text:p>
          </table:table-cell>
          <table:table-cell table:formula="of:=([SPORTS_DATA.U7]+[ARTS_DATA.U7]+[SCIENCE_DATA.U7]+[RECREATION_DATA.U7]+[HOME_DATA.U7]+[COMPUTERS_DATA.U7]+[REGIONAL_DATA.U7]+[NEWS_DATA.U7]+[HEALTH_DATA.U7]+[BUSINESS_DATA.U7]+[WORLD_DATA.U7]+[SHOPPING_DATA.U7]+[REFERENCE_DATA.U7]+[KIDS_AND_TEENS_DATA.U7]+[GAMES_DATA.U7]+[SOCIETY_DATA.U7]/16)" office:value-type="float" office:value="115.374697606315">
            <text:p>115.3746976063</text:p>
          </table:table-cell>
          <table:table-cell table:formula="of:=([SPORTS_DATA.V7]+[ARTS_DATA.V7]+[SCIENCE_DATA.V7]+[RECREATION_DATA.V7]+[HOME_DATA.V7]+[COMPUTERS_DATA.V7]+[REGIONAL_DATA.V7]+[NEWS_DATA.V7]+[HEALTH_DATA.V7]+[BUSINESS_DATA.V7]+[WORLD_DATA.V7]+[SHOPPING_DATA.V7]+[REFERENCE_DATA.V7]+[KIDS_AND_TEENS_DATA.V7]+[GAMES_DATA.V7]+[SOCIETY_DATA.V7]/16)" office:value-type="float" office:value="5.90356626771811">
            <text:p>5.9035662677</text:p>
          </table:table-cell>
          <table:table-cell table:formula="of:=([SPORTS_DATA.W7]+[ARTS_DATA.W7]+[SCIENCE_DATA.W7]+[RECREATION_DATA.W7]+[HOME_DATA.W7]+[COMPUTERS_DATA.W7]+[REGIONAL_DATA.W7]+[NEWS_DATA.W7]+[HEALTH_DATA.W7]+[BUSINESS_DATA.W7]+[WORLD_DATA.W7]+[SHOPPING_DATA.W7]+[REFERENCE_DATA.W7]+[KIDS_AND_TEENS_DATA.W7]+[GAMES_DATA.W7]+[SOCIETY_DATA.W7]/16)" office:value-type="float" office:value="1.06303700516423">
            <text:p>1.0630370052</text:p>
          </table:table-cell>
        </table:table-row>
        <table:table-row table:style-name="ro3" table:number-rows-repeated="4">
          <table:table-cell table:number-columns-repeated="23"/>
        </table:table-row>
        <table:table-row table:style-name="ro2" table:number-rows-repeated="4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2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2" table:number-rows-repeated="5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2" table:number-rows-repeated="2">
          <table:table-cell table:number-columns-repeated="23"/>
        </table:table-row>
        <table:table-row table:style-name="ro3" table:number-rows-repeated="2">
          <table:table-cell table:number-columns-repeated="23"/>
        </table:table-row>
        <table:table-row table:style-name="ro2">
          <table:table-cell table:number-columns-repeated="23"/>
        </table:table-row>
        <table:table-row table:style-name="ro1"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ORRECT BLOCKS" table:style-name="ta1">
        <table:shapes>
          <draw:frame draw:z-index="0" draw:style-name="gr1" draw:text-style-name="P1" svg:width="15.999cm" svg:height="8.999cm" svg:x="0.352cm" svg:y="1.399cm">
            <draw:object draw:notify-on-update-of-ranges="SOCIETY_DATA.A2:SOCIETY_DATA.A7 SOCIETY_DATA.B1:SOCIETY_DATA.B1 SOCIETY_DATA.B2:SOCIETY_DATA.B7 SOCIETY_DATA.A2:SOCIETY_DATA.A7 SOCIETY_DATA.N1:SOCIETY_DATA.N1 SOCIETY_DATA.M2:SOCIETY_DATA.M7 SOCIETY_DATA.A2:SOCIETY_DATA.A7 'CORRECT BLOCKS'.A1:'CORRECT BLOCKS'.A1 SOCIETY_DATA.I2:SOCIETY_DATA.I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405cm" svg:y="1.549cm">
            <draw:object draw:notify-on-update-of-ranges="SPORTS_DATA.A2:SPORTS_DATA.A7 SPORTS_DATA.B1:SPORTS_DATA.B1 SPORTS_DATA.B2:SPORTS_DATA.B7 SPORTS_DATA.A2:SPORTS_DATA.A7 SPORTS_DATA.M1:SPORTS_DATA.M1 SPORTS_DATA.M2:SPORTS_DATA.M7 SPORTS_DATA.A2:SPORTS_DATA.A7 'CORRECT BLOCKS'.A1:'CORRECT BLOCKS'.A1 SPORTS_DATA.I2:SPORTS_DATA.I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265cm" svg:y="10.775cm">
            <draw:object draw:notify-on-update-of-ranges="ARTS_DATA.A2:ARTS_DATA.A7 ARTS_DATA.B1:ARTS_DATA.B1 ARTS_DATA.B2:ARTS_DATA.B7 ARTS_DATA.A2:ARTS_DATA.A7 ARTS_DATA.M1:ARTS_DATA.M1 ARTS_DATA.M2:ARTS_DATA.M7 ARTS_DATA.A2:ARTS_DATA.A7 'CORRECT BLOCKS'.A1:'CORRECT BLOCKS'.A1 ARTS_DATA.I2:ARTS_DATA.I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7.339cm" svg:y="11.034cm">
            <draw:object draw:notify-on-update-of-ranges="SCIENCE_DATA.A2:SCIENCE_DATA.A7 SCIENCE_DATA.B1:SCIENCE_DATA.B1 SCIENCE_DATA.B2:SCIENCE_DATA.B7 SCIENCE_DATA.A2:SCIENCE_DATA.A7 SCIENCE_DATA.M1:SCIENCE_DATA.M1 SCIENCE_DATA.M2:SCIENCE_DATA.M7 SCIENCE_DATA.A2:SCIENCE_DATA.A7 'CORRECT BLOCKS'.A1:'CORRECT BLOCKS'.A1 SCIENCE_DATA.I2:SCIENCE_DATA.I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0.308cm" svg:y="20.192cm">
            <draw:object draw:notify-on-update-of-ranges="RECREATION_DATA.A2:RECREATION_DATA.A7 RECREATION_DATA.B1:RECREATION_DATA.B1 RECREATION_DATA.B2:RECREATION_DATA.B7 RECREATION_DATA.A2:RECREATION_DATA.A7 RECREATION_DATA.M1:RECREATION_DATA.M1 RECREATION_DATA.M2:RECREATION_DATA.M7 RECREATION_DATA.A2:RECREATION_DATA.A7 'CORRECT BLOCKS'.A1:'CORRECT BLOCKS'.A1 RECREATION_DATA.I2:RECREATION_DATA.I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7.23cm" svg:y="20.257cm">
            <draw:object draw:notify-on-update-of-ranges="HOME_DATA.A2:HOME_DATA.A7 HOME_DATA.B1:HOME_DATA.B1 HOME_DATA.B2:HOME_DATA.B7 HOME_DATA.A2:HOME_DATA.A7 HOME_DATA.M1:HOME_DATA.M1 HOME_DATA.M2:HOME_DATA.M7 HOME_DATA.A2:HOME_DATA.A7 'CORRECT BLOCKS'.A1:'CORRECT BLOCKS'.A1 HOME_DATA.I2:HOME_DATA.I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0.396cm" svg:y="29.718cm">
            <draw:object draw:notify-on-update-of-ranges="COMPUTERS_DATA.A2:COMPUTERS_DATA.A7 COMPUTERS_DATA.B1:COMPUTERS_DATA.B1 COMPUTERS_DATA.B2:COMPUTERS_DATA.B7 COMPUTERS_DATA.A2:COMPUTERS_DATA.A7 COMPUTERS_DATA.M1:COMPUTERS_DATA.M1 COMPUTERS_DATA.M2:COMPUTERS_DATA.M7 COMPUTERS_DATA.A2:COMPUTERS_DATA.A7 'CORRECT BLOCKS'.A1:'CORRECT BLOCKS'.A1 COMPUTERS_DATA.I2:COMPUTERS_DATA.I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17.143cm" svg:y="29.611cm">
            <draw:object draw:notify-on-update-of-ranges="REGIONAL_DATA.A2:REGIONAL_DATA.A7 REGIONAL_DATA.B1:REGIONAL_DATA.B1 REGIONAL_DATA.B2:REGIONAL_DATA.B7 REGIONAL_DATA.A2:REGIONAL_DATA.A7 REGIONAL_DATA.M1:REGIONAL_DATA.M1 REGIONAL_DATA.M2:REGIONAL_DATA.M7 REGIONAL_DATA.A2:REGIONAL_DATA.A7 'CORRECT BLOCKS'.A1:'CORRECT BLOCKS'.A1 REGIONAL_DATA.I2:REGIONAL_DATA.I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1.206cm" svg:y="39.718cm">
            <draw:object draw:notify-on-update-of-ranges="NEWS_DATA.A2:NEWS_DATA.A7 NEWS_DATA.B1:NEWS_DATA.B1 NEWS_DATA.B2:NEWS_DATA.B7 NEWS_DATA.A2:NEWS_DATA.A7 NEWS_DATA.M1:NEWS_DATA.M1 NEWS_DATA.M2:NEWS_DATA.M7 NEWS_DATA.A2:NEWS_DATA.A7 'CORRECT BLOCKS'.A1:'CORRECT BLOCKS'.A1 NEWS_DATA.I2:NEWS_DATA.I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17.822cm" svg:y="39.482cm">
            <draw:object draw:notify-on-update-of-ranges="HEALTH_DATA.A2:HEALTH_DATA.A7 HEALTH_DATA.B1:HEALTH_DATA.B1 HEALTH_DATA.B2:HEALTH_DATA.B7 HEALTH_DATA.A2:HEALTH_DATA.A7 HEALTH_DATA.M1:HEALTH_DATA.M1 HEALTH_DATA.M2:HEALTH_DATA.M7 HEALTH_DATA.A2:HEALTH_DATA.A7 'CORRECT BLOCKS'.A1:'CORRECT BLOCKS'.A1 HEALTH_DATA.I2:HEALTH_DATA.I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1.338cm" svg:y="49.437cm">
            <draw:object draw:notify-on-update-of-ranges="BUSINESS_DATA.A2:BUSINESS_DATA.A7 BUSINESS_DATA.B1:BUSINESS_DATA.B1 BUSINESS_DATA.B2:BUSINESS_DATA.B7 BUSINESS_DATA.A2:BUSINESS_DATA.A7 BUSINESS_DATA.M1:BUSINESS_DATA.M1 BUSINESS_DATA.M2:BUSINESS_DATA.M7 BUSINESS_DATA.A2:BUSINESS_DATA.A7 'CORRECT BLOCKS'.A1:'CORRECT BLOCKS'.A1 BUSINESS_DATA.I2:BUSINESS_DATA.I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18.019cm" svg:y="49.395cm">
            <draw:object draw:notify-on-update-of-ranges="WORLD_DATA.A2:WORLD_DATA.A7 WORLD_DATA.B1:WORLD_DATA.B1 WORLD_DATA.B2:WORLD_DATA.B7 WORLD_DATA.A2:WORLD_DATA.A7 WORLD_DATA.M1:WORLD_DATA.M1 WORLD_DATA.M2:WORLD_DATA.M7 WORLD_DATA.A2:WORLD_DATA.A7 'CORRECT BLOCKS'.A1:'CORRECT BLOCKS'.A1 WORLD_DATA.I2:WORLD_DATA.I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1.558cm" svg:y="59.006cm">
            <draw:object draw:notify-on-update-of-ranges="SHOPPING_DATA.A2:SHOPPING_DATA.A7 SHOPPING_DATA.B1:SHOPPING_DATA.B1 SHOPPING_DATA.B2:SHOPPING_DATA.B7 SHOPPING_DATA.A2:SHOPPING_DATA.A7 SHOPPING_DATA.M1:SHOPPING_DATA.M1 SHOPPING_DATA.M2:SHOPPING_DATA.M7 SHOPPING_DATA.A2:SHOPPING_DATA.A7 'CORRECT BLOCKS'.A1:'CORRECT BLOCKS'.A1 SHOPPING_DATA.I2:SHOPPING_DATA.I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17.932cm" svg:y="58.962cm">
            <draw:object draw:notify-on-update-of-ranges="REFERENCE_DATA.A2:REFERENCE_DATA.A7 REFERENCE_DATA.B1:REFERENCE_DATA.B1 REFERENCE_DATA.B2:REFERENCE_DATA.B7 REFERENCE_DATA.A2:REFERENCE_DATA.A7 REFERENCE_DATA.M1:REFERENCE_DATA.M1 REFERENCE_DATA.M2:REFERENCE_DATA.M7 REFERENCE_DATA.A2:REFERENCE_DATA.A7 'CORRECT BLOCKS'.A1:'CORRECT BLOCKS'.A1 REFERENCE_DATA.I2:REFERENCE_DATA.I7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.999cm" svg:height="8.999cm" svg:x="1.557cm" svg:y="68.468cm">
            <draw:object draw:notify-on-update-of-ranges="KIDS_AND_TEENS_DATA.A2:KIDS_AND_TEENS_DATA.A7 KIDS_AND_TEENS_DATA.B1:KIDS_AND_TEENS_DATA.B1 KIDS_AND_TEENS_DATA.B2:KIDS_AND_TEENS_DATA.B7 KIDS_AND_TEENS_DATA.A2:KIDS_AND_TEENS_DATA.A7 KIDS_AND_TEENS_DATA.M1:KIDS_AND_TEENS_DATA.M1 KIDS_AND_TEENS_DATA.M2:KIDS_AND_TEENS_DATA.M7 KIDS_AND_TEENS_DATA.A2:KIDS_AND_TEENS_DATA.A7 'CORRECT BLOCKS'.A1:'CORRECT BLOCKS'.A1 KIDS_AND_TEENS_DATA.I2:KIDS_AND_TEENS_DATA.I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.999cm" svg:height="8.999cm" svg:x="17.997cm" svg:y="68.232cm">
            <draw:object draw:notify-on-update-of-ranges="GAMES_DATA.A2:GAMES_DATA.A7 GAMES_DATA.B1:GAMES_DATA.B1 GAMES_DATA.B2:GAMES_DATA.B7 GAMES_DATA.A2:GAMES_DATA.A7 GAMES_DATA.M1:GAMES_DATA.M1 GAMES_DATA.M2:GAMES_DATA.M7 GAMES_DATA.A2:GAMES_DATA.A7 'CORRECT BLOCKS'.A1:'CORRECT BLOCKS'.A1 GAMES_DATA.I2:GAMES_DATA.I7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8" table:default-cell-style-name="Default"/>
        <table:table-row table:style-name="ro3">
          <table:table-cell office:value-type="string">
            <text:p>GT_blocks</text:p>
          </table:table-cell>
        </table:table-row>
        <table:table-row table:style-name="ro3">
          <table:table-cell/>
        </table:table-row>
        <table:table-row table:style-name="ro2" table:number-rows-repeated="5">
          <table:table-cell/>
        </table:table-row>
        <table:table-row table:style-name="ro3" table:number-rows-repeated="5">
          <table:table-cell/>
        </table:table-row>
        <table:table-row table:style-name="ro2" table:number-rows-repeated="4">
          <table:table-cell/>
        </table:table-row>
        <table:table-row table:style-name="ro3">
          <table:table-cell/>
        </table:table-row>
        <table:table-row table:style-name="ro2" table:number-rows-repeated="7">
          <table:table-cell/>
        </table:table-row>
        <table:table-row table:style-name="ro3" table:number-rows-repeated="5">
          <table:table-cell/>
        </table:table-row>
        <table:table-row table:style-name="ro2" table:number-rows-repeated="3">
          <table:table-cell/>
        </table:table-row>
        <table:table-row table:style-name="ro3">
          <table:table-cell/>
        </table:table-row>
        <table:table-row table:style-name="ro2" table:number-rows-repeated="4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 table:number-rows-repeated="5">
          <table:table-cell/>
        </table:table-row>
        <table:table-row table:style-name="ro3">
          <table:table-cell/>
        </table:table-row>
        <table:table-row table:style-name="ro2" table:number-rows-repeated="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 table:number-rows-repeated="2">
          <table:table-cell/>
        </table:table-row>
        <table:table-row table:style-name="ro3">
          <table:table-cell/>
        </table:table-row>
        <table:table-row table:style-name="ro2" table:number-rows-repeated="7">
          <table:table-cell/>
        </table:table-row>
        <table:table-row table:style-name="ro3">
          <table:table-cell/>
        </table:table-row>
        <table:table-row table:style-name="ro2" table:number-rows-repeated="2">
          <table:table-cell/>
        </table:table-row>
        <table:table-row table:style-name="ro3">
          <table:table-cell/>
        </table:table-row>
        <table:table-row table:style-name="ro2" table:number-rows-repeated="6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 table:number-rows-repeated="10">
          <table:table-cell/>
        </table:table-row>
        <table:table-row table:style-name="ro3" table:number-rows-repeated="2">
          <table:table-cell/>
        </table:table-row>
        <table:table-row table:style-name="ro2" table:number-rows-repeated="4">
          <table:table-cell/>
        </table:table-row>
        <table:table-row table:style-name="ro3">
          <table:table-cell/>
        </table:table-row>
        <table:table-row table:style-name="ro2" table:number-rows-repeated="4">
          <table:table-cell/>
        </table:table-row>
        <table:table-row table:style-name="ro3">
          <table:table-cell/>
        </table:table-row>
        <table:table-row table:style-name="ro2" table:number-rows-repeated="4">
          <table:table-cell/>
        </table:table-row>
        <table:table-row table:style-name="ro3">
          <table:table-cell/>
        </table:table-row>
        <table:table-row table:style-name="ro2" table:number-rows-repeated="2">
          <table:table-cell/>
        </table:table-row>
        <table:table-row table:style-name="ro3">
          <table:table-cell/>
        </table:table-row>
        <table:table-row table:style-name="ro2" table:number-rows-repeated="4">
          <table:table-cell/>
        </table:table-row>
        <table:table-row table:style-name="ro3">
          <table:table-cell/>
        </table:table-row>
        <table:table-row table:style-name="ro2" table:number-rows-repeated="13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 table:number-rows-repeated="6">
          <table:table-cell/>
        </table:table-row>
        <table:table-row table:style-name="ro3">
          <table:table-cell/>
        </table:table-row>
        <table:table-row table:style-name="ro2" table:number-rows-repeated="10">
          <table:table-cell/>
        </table:table-row>
        <table:table-row table:style-name="ro3">
          <table:table-cell/>
        </table:table-row>
        <table:table-row table:style-name="ro2" table:number-rows-repeated="12">
          <table:table-cell/>
        </table:table-row>
        <table:table-row table:style-name="ro3">
          <table:table-cell/>
        </table:table-row>
        <table:table-row table:style-name="ro2" table:number-rows-repeated="5">
          <table:table-cell/>
        </table:table-row>
        <table:table-row table:style-name="ro3">
          <table:table-cell/>
        </table:table-row>
        <table:table-row table:style-name="ro2" table:number-rows-repeated="11">
          <table:table-cell/>
        </table:table-row>
        <table:table-row table:style-name="ro3" table:number-rows-repeated="2">
          <table:table-cell/>
        </table:table-row>
        <table:table-row table:style-name="ro2" table:number-rows-repeated="16">
          <table:table-cell/>
        </table:table-row>
        <table:table-row table:style-name="ro3">
          <table:table-cell/>
        </table:table-row>
      </table:table>
      <table:table table:name="PREC" table:style-name="ta1">
        <table:shapes>
          <draw:frame draw:z-index="0" draw:style-name="gr1" draw:text-style-name="P1" svg:width="15.999cm" svg:height="8.612cm" svg:x="0.001cm" svg:y="0cm">
            <draw:object draw:notify-on-update-of-ranges="SOCIETY_DATA.A2:SOCIETY_DATA.A7 SOCIETY_DATA.K1:SOCIETY_DATA.K1 SOCIETY_DATA.K2:SOCIETY_DATA.K7 SOCIETY_DATA.A2:SOCIETY_DATA.A7 SOCIETY_DATA.V1:SOCIETY_DATA.V1 SOCIETY_DATA.V2:SOCIETY_DATA.V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612cm" svg:x="16.704cm" svg:y="0.302cm">
            <draw:object draw:notify-on-update-of-ranges="ARTS_DATA.A2:ARTS_DATA.A7 ARTS_DATA.K1:ARTS_DATA.K1 ARTS_DATA.K2:ARTS_DATA.K7 ARTS_DATA.A2:ARTS_DATA.A7 ARTS_DATA.V1:ARTS_DATA.V1 ARTS_DATA.V2:ARTS_DATA.V7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612cm" svg:x="0.483cm" svg:y="9.656cm">
            <draw:object draw:notify-on-update-of-ranges="NEWS_DATA.A2:NEWS_DATA.A7 NEWS_DATA.K1:NEWS_DATA.K1 NEWS_DATA.K2:NEWS_DATA.K7 NEWS_DATA.A2:NEWS_DATA.A7 NEWS_DATA.V1:NEWS_DATA.V1 NEWS_DATA.V2:NEWS_DATA.V7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8" table:default-cell-style-name="Default"/>
        <table:table-row table:style-name="ro3">
          <table:table-cell/>
        </table:table-row>
        <table:table-row table:style-name="ro2" table:number-rows-repeated="5">
          <table:table-cell/>
        </table:table-row>
        <table:table-row table:style-name="ro3">
          <table:table-cell/>
        </table:table-row>
        <table:table-row table:style-name="ro2" table:number-rows-repeated="6">
          <table:table-cell/>
        </table:table-row>
        <table:table-row table:style-name="ro3">
          <table:table-cell/>
        </table:table-row>
        <table:table-row table:style-name="ro2" table:number-rows-repeated="5">
          <table:table-cell/>
        </table:table-row>
        <table:table-row table:style-name="ro3">
          <table:table-cell/>
        </table:table-row>
        <table:table-row table:style-name="ro2" table:number-rows-repeated="3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 table:number-rows-repeated="2">
          <table:table-cell/>
        </table:table-row>
        <table:table-row table:style-name="ro2" table:number-rows-repeated="7">
          <table:table-cell/>
        </table:table-row>
        <table:table-row table:style-name="ro3">
          <table:table-cell/>
        </table:table-row>
      </table:table>
      <table:table table:name="SCORE" table:style-name="ta1">
        <table:shapes>
          <draw:frame draw:z-index="0" draw:style-name="gr1" draw:text-style-name="P1" svg:width="15.999cm" svg:height="8.612cm" svg:x="0.352cm" svg:y="1.339cm">
            <draw:object draw:notify-on-update-of-ranges="SOCIETY_DATA.A2:SOCIETY_DATA.A7 SOCIETY_DATA.L1:SOCIETY_DATA.L1 SOCIETY_DATA.L2:SOCIETY_DATA.L7 SOCIETY_DATA.A2:SOCIETY_DATA.A7 SOCIETY_DATA.W1:SOCIETY_DATA.W1 SOCIETY_DATA.W2:SOCIETY_DATA.W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613cm" svg:x="17.405cm" svg:y="1.482cm">
            <draw:object draw:notify-on-update-of-ranges="SPORTS_DATA.A2:SPORTS_DATA.A7 SPORTS_DATA.L1:SPORTS_DATA.L1 SPORTS_DATA.L2:SPORTS_DATA.L7 SPORTS_DATA.A2:SPORTS_DATA.A7 SPORTS_DATA.W1:SPORTS_DATA.W1 SPORTS_DATA.W2:SPORTS_DATA.W7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613cm" svg:x="0.812cm" svg:y="10.675cm">
            <draw:object draw:notify-on-update-of-ranges="ARTS_DATA.A2:ARTS_DATA.A7 ARTS_DATA.L1:ARTS_DATA.L1 ARTS_DATA.L2:ARTS_DATA.L7 ARTS_DATA.A2:ARTS_DATA.A7 ARTS_DATA.W1:ARTS_DATA.W1 ARTS_DATA.W2:ARTS_DATA.W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613cm" svg:x="17.603cm" svg:y="10.502cm">
            <draw:object draw:notify-on-update-of-ranges="SCIENCE_DATA.A2:SCIENCE_DATA.A7 SCIENCE_DATA.L1:SCIENCE_DATA.L1 SCIENCE_DATA.L2:SCIENCE_DATA.L7 SCIENCE_DATA.A2:SCIENCE_DATA.A7 SCIENCE_DATA.W1:SCIENCE_DATA.W1 SCIENCE_DATA.W2:SCIENCE_DATA.W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4" draw:style-name="gr1" draw:text-style-name="P1" svg:width="15.999cm" svg:height="8.613cm" svg:x="1.074cm" svg:y="19.923cm">
            <draw:object draw:notify-on-update-of-ranges="NEWS_DATA.A2:NEWS_DATA.A7 NEWS_DATA.L1:NEWS_DATA.L1 NEWS_DATA.L2:NEWS_DATA.L7 NEWS_DATA.A2:NEWS_DATA.A7 NEWS_DATA.W1:NEWS_DATA.W1 NEWS_DATA.W2:NEWS_DATA.W7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8" table:default-cell-style-name="Default"/>
        <table:table-row table:style-name="ro3">
          <table:table-cell office:value-type="string">
            <text:p>GT_blocks</text:p>
          </table:table-cell>
        </table:table-row>
        <table:table-row table:style-name="ro3" table:number-rows-repeated="1048574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 PL SungtiL GB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/00/0000</text:date>, <text:time style:data-style-name="N2" text:time-value="0000-00-00T16:48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1:06:55.179885103</meta:creation-date>
    <dc:date>2013-10-18T17:22:42</dc:date>
    <meta:editing-duration>P1DT3H26M32S</meta:editing-duration>
    <meta:editing-cycles>32</meta:editing-cycles>
    <meta:generator>LibreOffice/4.0.2.2$Linux_X86_64 LibreOffice_project/400m0$Build-2</meta:generator>
    <dc:creator>Familia Sanoja-Sierraalta</dc:creator>
    <meta:document-statistic meta:table-count="20" meta:cell-count="2739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7.057cm" svg:y="1.275cm" chart:style-name="ch3">
          <text:p>SOCIETY</text:p>
        </chart:subtitle>
        <chart:legend chart:legend-position="end" svg:x="12.989cm" svg:y="3.703cm" style:legend-expansion="high" chart:style-name="ch4"/>
        <chart:plot-area chart:style-name="ch5" table:cell-range-address="SOCIETY_DATA.A2:SOCIETY_DATA.B7 SOCIETY_DATA.B1:SOCIETY_DATA.B1 SOCIETY_DATA.N1:SOCIETY_DATA.N1 SOCIETY_DATA.M2:SOCIETY_DATA.M7 'CORRECT BLOCKS'.A1:'CORRECT BLOCKS'.A1 SOCIETY_DATA.I2:SOCIETY_DATA.I7" chart:data-source-has-labels="row" svg:x="0.77cm" svg:y="2.318cm" svg:width="11.579cm" svg:height="6.082cm">
          <chartooo:coordinate-region svg:x="1.497cm" svg:y="2.517cm" svg:width="10.665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OCIETY_DATA.B2:SOCIETY_DATA.B7" chart:label-cell-address="SOCIETY_DATA.B1:SOCIETY_DATA.B1" chart:class="chart:scatter">
            <chart:domain table:cell-range-address="SOCIETY_DATA.A2:SOCIETY_DATA.A7"/>
            <chart:data-point chart:repeated="6"/>
          </chart:series>
          <chart:series chart:style-name="ch9" chart:values-cell-range-address="SOCIETY_DATA.M2:SOCIETY_DATA.M7" chart:label-cell-address="SOCIETY_DATA.N1:SOCIETY_DATA.N1" chart:class="chart:scatter">
            <chart:data-point chart:repeated="6"/>
          </chart:series>
          <chart:series chart:style-name="ch10" chart:values-cell-range-address="SOCIETY_DATA.I2:SOCIETY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SOCIETY_DATA.B1:SOCIETY_DATA.B1</svg:desc>
                </draw:g>
              </table:table-cell>
              <table:table-cell office:value-type="string">
                <text:p>VIPS_to</text:p>
                <draw:g>
                  <svg:desc>SOCIETY_DATA.N1:SOCIETY_DATA.N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CIETY_DATA.A2:SOCIETY_DATA.A7</svg:desc>
                </draw:g>
              </table:table-cell>
              <table:table-cell office:value-type="float" office:value="0.555555555555556">
                <text:p>0.555555555555556</text:p>
                <draw:g>
                  <svg:desc>SOCIETY_DATA.B2:SOCIETY_DATA.B7</svg:desc>
                </draw:g>
              </table:table-cell>
              <table:table-cell office:value-type="float" office:value="0.411764705882353">
                <text:p>0.411764705882353</text:p>
                <draw:g>
                  <svg:desc>SOCIETY_DATA.M2:SOCIETY_DATA.M7</svg:desc>
                </draw:g>
              </table:table-cell>
              <table:table-cell office:value-type="float" office:value="4.66666666666667">
                <text:p>4.66666666666667</text:p>
                <draw:g>
                  <svg:desc>SOCIETY_DATA.I2:SOCIETY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52941176470588">
                <text:p>1.52941176470588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1.94117647058824">
                <text:p>1.94117647058824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2.23529411764706">
                <text:p>2.23529411764706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70588235294118">
                <text:p>2.70588235294118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7.149cm" svg:y="1.275cm" chart:style-name="ch3">
          <text:p>HEALTH</text:p>
        </chart:subtitle>
        <chart:legend chart:legend-position="end" svg:x="12.989cm" svg:y="3.703cm" style:legend-expansion="high" chart:style-name="ch4"/>
        <chart:plot-area chart:style-name="ch5" table:cell-range-address="HEALTH_DATA.A2:HEALTH_DATA.B7 HEALTH_DATA.B1:HEALTH_DATA.B1 HEALTH_DATA.M1:HEALTH_DATA.M7 'CORRECT BLOCKS'.A1:'CORRECT BLOCKS'.A1 HEALTH_DATA.I2:HEALTH_DATA.I7" chart:data-source-has-labels="row" svg:x="0.77cm" svg:y="2.318cm" svg:width="11.579cm" svg:height="6.082cm">
          <chartooo:coordinate-region svg:x="1.206cm" svg:y="2.517cm" svg:width="10.957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EALTH_DATA.B2:HEALTH_DATA.B7" chart:label-cell-address="HEALTH_DATA.B1:HEALTH_DATA.B1" chart:class="chart:scatter">
            <chart:domain table:cell-range-address="HEALTH_DATA.A2:HEALTH_DATA.A7"/>
            <chart:data-point chart:repeated="6"/>
          </chart:series>
          <chart:series chart:style-name="ch9" chart:values-cell-range-address="HEALTH_DATA.M2:HEALTH_DATA.M7" chart:label-cell-address="HEALTH_DATA.M1:HEALTH_DATA.M1" chart:class="chart:scatter">
            <chart:data-point chart:repeated="6"/>
          </chart:series>
          <chart:series chart:style-name="ch10" chart:values-cell-range-address="HEALTH_DATA.I2:HEALTH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HEALTH_DATA.B1:HEALTH_DATA.B1</svg:desc>
                </draw:g>
              </table:table-cell>
              <table:table-cell office:value-type="string">
                <text:p>VIPS_tc</text:p>
                <draw:g>
                  <svg:desc>HEALTH_DATA.M1:HEALTH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ALTH_DATA.A2:HEALTH_DATA.A7</svg:desc>
                </draw:g>
              </table:table-cell>
              <table:table-cell office:value-type="float" office:value="2">
                <text:p>2</text:p>
                <draw:g>
                  <svg:desc>HEALTH_DATA.B2:HEALTH_DATA.B7</svg:desc>
                </draw:g>
              </table:table-cell>
              <table:table-cell office:value-type="float" office:value="1">
                <text:p>1</text:p>
                <draw:g>
                  <svg:desc>HEALTH_DATA.M2:HEALTH_DATA.M7</svg:desc>
                </draw:g>
              </table:table-cell>
              <table:table-cell office:value-type="float" office:value="5">
                <text:p>5</text:p>
                <draw:g>
                  <svg:desc>HEALTH_DATA.I2:HEALTH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6.924cm" svg:y="1.275cm" chart:style-name="ch3">
          <text:p>BUSINESS</text:p>
        </chart:subtitle>
        <chart:legend chart:legend-position="end" svg:x="12.989cm" svg:y="3.703cm" style:legend-expansion="high" chart:style-name="ch4"/>
        <chart:plot-area chart:style-name="ch5" table:cell-range-address="BUSINESS_DATA.A2:BUSINESS_DATA.B7 BUSINESS_DATA.B1:BUSINESS_DATA.B1 BUSINESS_DATA.M1:BUSINESS_DATA.M7 'CORRECT BLOCKS'.A1:'CORRECT BLOCKS'.A1 BUSINESS_DATA.I2:BUSINESS_DATA.I7" chart:data-source-has-labels="row" svg:x="0.77cm" svg:y="2.318cm" svg:width="11.579cm" svg:height="6.082cm">
          <chartooo:coordinate-region svg:x="1.206cm" svg:y="2.517cm" svg:width="10.957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BUSINESS_DATA.B2:BUSINESS_DATA.B7" chart:label-cell-address="BUSINESS_DATA.B1:BUSINESS_DATA.B1" chart:class="chart:scatter">
            <chart:domain table:cell-range-address="BUSINESS_DATA.A2:BUSINESS_DATA.A7"/>
            <chart:data-point chart:repeated="6"/>
          </chart:series>
          <chart:series chart:style-name="ch9" chart:values-cell-range-address="BUSINESS_DATA.M2:BUSINESS_DATA.M7" chart:label-cell-address="BUSINESS_DATA.M1:BUSINESS_DATA.M1" chart:class="chart:scatter">
            <chart:data-point chart:repeated="6"/>
          </chart:series>
          <chart:series chart:style-name="ch10" chart:values-cell-range-address="BUSINESS_DATA.I2:BUSINESS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BUSINESS_DATA.B1:BUSINESS_DATA.B1</svg:desc>
                </draw:g>
              </table:table-cell>
              <table:table-cell office:value-type="string">
                <text:p>VIPS_tc</text:p>
                <draw:g>
                  <svg:desc>BUSINESS_DATA.M1:BUSINESS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SINESS_DATA.A2:BUSINESS_DATA.A7</svg:desc>
                </draw:g>
              </table:table-cell>
              <table:table-cell office:value-type="float" office:value="1.33333333333333">
                <text:p>1.33333333333333</text:p>
                <draw:g>
                  <svg:desc>BUSINESS_DATA.B2:BUSINESS_DATA.B7</svg:desc>
                </draw:g>
              </table:table-cell>
              <table:table-cell office:value-type="float" office:value="0.833333333333333">
                <text:p>0.833333333333333</text:p>
                <draw:g>
                  <svg:desc>BUSINESS_DATA.M2:BUSINESS_DATA.M7</svg:desc>
                </draw:g>
              </table:table-cell>
              <table:table-cell office:value-type="float" office:value="5">
                <text:p>5</text:p>
                <draw:g>
                  <svg:desc>BUSINESS_DATA.I2:BUSINESS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7.189cm" svg:y="1.275cm" chart:style-name="ch3">
          <text:p>WORLD</text:p>
        </chart:subtitle>
        <chart:legend chart:legend-position="end" svg:x="12.989cm" svg:y="3.703cm" style:legend-expansion="high" chart:style-name="ch4"/>
        <chart:plot-area chart:style-name="ch5" table:cell-range-address="WORLD_DATA.A2:WORLD_DATA.B7 WORLD_DATA.B1:WORLD_DATA.B1 WORLD_DATA.M1:WORLD_DATA.M7 'CORRECT BLOCKS'.A1:'CORRECT BLOCKS'.A1 WORLD_DATA.I2:WORLD_DATA.I7" chart:data-source-has-labels="row" svg:x="0.77cm" svg:y="2.318cm" svg:width="11.579cm" svg:height="6.082cm">
          <chartooo:coordinate-region svg:x="1.206cm" svg:y="2.517cm" svg:width="10.957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WORLD_DATA.B2:WORLD_DATA.B7" chart:label-cell-address="WORLD_DATA.B1:WORLD_DATA.B1" chart:class="chart:scatter">
            <chart:domain table:cell-range-address="WORLD_DATA.A2:WORLD_DATA.A7"/>
            <chart:data-point chart:repeated="6"/>
          </chart:series>
          <chart:series chart:style-name="ch9" chart:values-cell-range-address="WORLD_DATA.M2:WORLD_DATA.M7" chart:label-cell-address="WORLD_DATA.M1:WORLD_DATA.M1" chart:class="chart:scatter">
            <chart:data-point chart:repeated="6"/>
          </chart:series>
          <chart:series chart:style-name="ch10" chart:values-cell-range-address="WORLD_DATA.I2:WORLD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WORLD_DATA.B1:WORLD_DATA.B1</svg:desc>
                </draw:g>
              </table:table-cell>
              <table:table-cell office:value-type="string">
                <text:p>VIPS_tc</text:p>
                <draw:g>
                  <svg:desc>WORLD_DATA.M1:WORLD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ORLD_DATA.A2:WORLD_DATA.A7</svg:desc>
                </draw:g>
              </table:table-cell>
              <table:table-cell office:value-type="float" office:value="0.5">
                <text:p>0.5</text:p>
                <draw:g>
                  <svg:desc>WORLD_DATA.B2:WORLD_DATA.B7</svg:desc>
                </draw:g>
              </table:table-cell>
              <table:table-cell office:value-type="float" office:value="1">
                <text:p>1</text:p>
                <draw:g>
                  <svg:desc>WORLD_DATA.M2:WORLD_DATA.M7</svg:desc>
                </draw:g>
              </table:table-cell>
              <table:table-cell office:value-type="float" office:value="5.5">
                <text:p>5.5</text:p>
                <draw:g>
                  <svg:desc>WORLD_DATA.I2:WORLD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6.871cm" svg:y="1.275cm" chart:style-name="ch3">
          <text:p>SHOPPING</text:p>
        </chart:subtitle>
        <chart:legend chart:legend-position="end" svg:x="12.989cm" svg:y="3.703cm" style:legend-expansion="high" chart:style-name="ch4"/>
        <chart:plot-area chart:style-name="ch5" table:cell-range-address="SHOPPING_DATA.A2:SHOPPING_DATA.B7 SHOPPING_DATA.B1:SHOPPING_DATA.B1 SHOPPING_DATA.M1:SHOPPING_DATA.M7 'CORRECT BLOCKS'.A1:'CORRECT BLOCKS'.A1 SHOPPING_DATA.I2:SHOPPING_DATA.I7" chart:data-source-has-labels="row" svg:x="0.77cm" svg:y="2.318cm" svg:width="11.579cm" svg:height="6.082cm">
          <chartooo:coordinate-region svg:x="1.206cm" svg:y="2.517cm" svg:width="10.957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OPPING_DATA.B2:SHOPPING_DATA.B7" chart:label-cell-address="SHOPPING_DATA.B1:SHOPPING_DATA.B1" chart:class="chart:scatter">
            <chart:domain table:cell-range-address="SHOPPING_DATA.A2:SHOPPING_DATA.A7"/>
            <chart:data-point chart:repeated="6"/>
          </chart:series>
          <chart:series chart:style-name="ch9" chart:values-cell-range-address="SHOPPING_DATA.M2:SHOPPING_DATA.M7" chart:label-cell-address="SHOPPING_DATA.M1:SHOPPING_DATA.M1" chart:class="chart:scatter">
            <chart:data-point chart:repeated="6"/>
          </chart:series>
          <chart:series chart:style-name="ch10" chart:values-cell-range-address="SHOPPING_DATA.I2:SHOPPING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SHOPPING_DATA.B1:SHOPPING_DATA.B1</svg:desc>
                </draw:g>
              </table:table-cell>
              <table:table-cell office:value-type="string">
                <text:p>VIPS_tc</text:p>
                <draw:g>
                  <svg:desc>SHOPPING_DATA.M1:SHOPPING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OPPING_DATA.A2:SHOPPING_DATA.A7</svg:desc>
                </draw:g>
              </table:table-cell>
              <table:table-cell office:value-type="float" office:value="1">
                <text:p>1</text:p>
                <draw:g>
                  <svg:desc>SHOPPING_DATA.B2:SHOPPING_DATA.B7</svg:desc>
                </draw:g>
              </table:table-cell>
              <table:table-cell office:value-type="float" office:value="0.75">
                <text:p>0.75</text:p>
                <draw:g>
                  <svg:desc>SHOPPING_DATA.M2:SHOPPING_DATA.M7</svg:desc>
                </draw:g>
              </table:table-cell>
              <table:table-cell office:value-type="float" office:value="8">
                <text:p>8</text:p>
                <draw:g>
                  <svg:desc>SHOPPING_DATA.I2:SHOPPING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6.699cm" svg:y="1.275cm" chart:style-name="ch3">
          <text:p>REFERENCE</text:p>
        </chart:subtitle>
        <chart:legend chart:legend-position="end" svg:x="12.989cm" svg:y="3.703cm" style:legend-expansion="high" chart:style-name="ch4"/>
        <chart:plot-area chart:style-name="ch5" table:cell-range-address="REFERENCE_DATA.A2:REFERENCE_DATA.B7 REFERENCE_DATA.B1:REFERENCE_DATA.B1 REFERENCE_DATA.M1:REFERENCE_DATA.M7 'CORRECT BLOCKS'.A1:'CORRECT BLOCKS'.A1 REFERENCE_DATA.I2:REFERENCE_DATA.I7" chart:data-source-has-labels="row" svg:x="0.77cm" svg:y="2.318cm" svg:width="11.579cm" svg:height="6.082cm">
          <chartooo:coordinate-region svg:x="1.206cm" svg:y="2.517cm" svg:width="10.957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EFERENCE_DATA.B2:REFERENCE_DATA.B7" chart:label-cell-address="REFERENCE_DATA.B1:REFERENCE_DATA.B1" chart:class="chart:scatter">
            <chart:domain table:cell-range-address="REFERENCE_DATA.A2:REFERENCE_DATA.A7"/>
            <chart:data-point chart:repeated="6"/>
          </chart:series>
          <chart:series chart:style-name="ch9" chart:values-cell-range-address="REFERENCE_DATA.M2:REFERENCE_DATA.M7" chart:label-cell-address="REFERENCE_DATA.M1:REFERENCE_DATA.M1" chart:class="chart:scatter">
            <chart:data-point chart:repeated="6"/>
          </chart:series>
          <chart:series chart:style-name="ch10" chart:values-cell-range-address="REFERENCE_DATA.I2:REFERENCE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REFERENCE_DATA.B1:REFERENCE_DATA.B1</svg:desc>
                </draw:g>
              </table:table-cell>
              <table:table-cell office:value-type="string">
                <text:p>VIPS_tc</text:p>
                <draw:g>
                  <svg:desc>REFERENCE_DATA.M1:REFERENCE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FERENCE_DATA.A2:REFERENCE_DATA.A7</svg:desc>
                </draw:g>
              </table:table-cell>
              <table:table-cell office:value-type="float" office:value="0.333333333333333">
                <text:p>0.333333333333333</text:p>
                <draw:g>
                  <svg:desc>REFERENCE_DATA.B2:REFERENCE_DATA.B7</svg:desc>
                </draw:g>
              </table:table-cell>
              <table:table-cell office:value-type="float" office:value="0.333333333333333">
                <text:p>0.333333333333333</text:p>
                <draw:g>
                  <svg:desc>REFERENCE_DATA.M2:REFERENCE_DATA.M7</svg:desc>
                </draw:g>
              </table:table-cell>
              <table:table-cell office:value-type="float" office:value="5.66666666666667">
                <text:p>5.66666666666667</text:p>
                <draw:g>
                  <svg:desc>REFERENCE_DATA.I2:REFERENCE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6.17cm" svg:y="1.275cm" chart:style-name="ch3">
          <text:p>KIDS_AND_TEENS</text:p>
        </chart:subtitle>
        <chart:legend chart:legend-position="end" svg:x="12.989cm" svg:y="3.703cm" style:legend-expansion="high" chart:style-name="ch4"/>
        <chart:plot-area chart:style-name="ch5" table:cell-range-address="KIDS_AND_TEENS_DATA.A2:KIDS_AND_TEENS_DATA.B7 KIDS_AND_TEENS_DATA.B1:KIDS_AND_TEENS_DATA.B1 KIDS_AND_TEENS_DATA.M1:KIDS_AND_TEENS_DATA.M7 'CORRECT BLOCKS'.A1:'CORRECT BLOCKS'.A1 KIDS_AND_TEENS_DATA.I2:KIDS_AND_TEENS_DATA.I7" chart:data-source-has-labels="row" svg:x="0.77cm" svg:y="2.318cm" svg:width="11.579cm" svg:height="6.082cm">
          <chartooo:coordinate-region svg:x="1.497cm" svg:y="2.517cm" svg:width="10.665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KIDS_AND_TEENS_DATA.B2:KIDS_AND_TEENS_DATA.B7" chart:label-cell-address="KIDS_AND_TEENS_DATA.B1:KIDS_AND_TEENS_DATA.B1" chart:class="chart:scatter">
            <chart:domain table:cell-range-address="KIDS_AND_TEENS_DATA.A2:KIDS_AND_TEENS_DATA.A7"/>
            <chart:data-point chart:repeated="6"/>
          </chart:series>
          <chart:series chart:style-name="ch9" chart:values-cell-range-address="KIDS_AND_TEENS_DATA.M2:KIDS_AND_TEENS_DATA.M7" chart:label-cell-address="KIDS_AND_TEENS_DATA.M1:KIDS_AND_TEENS_DATA.M1" chart:class="chart:scatter">
            <chart:data-point chart:repeated="6"/>
          </chart:series>
          <chart:series chart:style-name="ch10" chart:values-cell-range-address="KIDS_AND_TEENS_DATA.I2:KIDS_AND_TEENS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KIDS_AND_TEENS_DATA.B1:KIDS_AND_TEENS_DATA.B1</svg:desc>
                </draw:g>
              </table:table-cell>
              <table:table-cell office:value-type="string">
                <text:p>VIPS_tc</text:p>
                <draw:g>
                  <svg:desc>KIDS_AND_TEENS_DATA.M1:KIDS_AND_TEENS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KIDS_AND_TEENS_DATA.A2:KIDS_AND_TEENS_DATA.A7</svg:desc>
                </draw:g>
              </table:table-cell>
              <table:table-cell office:value-type="float" office:value="0.5">
                <text:p>0.5</text:p>
                <draw:g>
                  <svg:desc>KIDS_AND_TEENS_DATA.B2:KIDS_AND_TEENS_DATA.B7</svg:desc>
                </draw:g>
              </table:table-cell>
              <table:table-cell office:value-type="float" office:value="0.5">
                <text:p>0.5</text:p>
                <draw:g>
                  <svg:desc>KIDS_AND_TEENS_DATA.M2:KIDS_AND_TEENS_DATA.M7</svg:desc>
                </draw:g>
              </table:table-cell>
              <table:table-cell office:value-type="float" office:value="4.5">
                <text:p>4.5</text:p>
                <draw:g>
                  <svg:desc>KIDS_AND_TEENS_DATA.I2:KIDS_AND_TEENS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125">
                <text:p>1.12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1.25">
                <text:p>1.2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75">
                <text:p>2.75</text:p>
              </table:table-cell>
              <table:table-cell office:value-type="float" office:value="1.625">
                <text:p>1.62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75">
                <text:p>2.75</text:p>
              </table:table-cell>
              <table:table-cell office:value-type="float" office:value="1.75">
                <text:p>1.7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.75">
                <text:p>2.75</text:p>
              </table:table-cell>
              <table:table-cell office:value-type="float" office:value="1.75">
                <text:p>1.75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7.202cm" svg:y="1.275cm" chart:style-name="ch3">
          <text:p>GAMES</text:p>
        </chart:subtitle>
        <chart:legend chart:legend-position="end" svg:x="12.989cm" svg:y="3.703cm" style:legend-expansion="high" chart:style-name="ch4"/>
        <chart:plot-area chart:style-name="ch5" table:cell-range-address="GAMES_DATA.A2:GAMES_DATA.B7 GAMES_DATA.B1:GAMES_DATA.B1 GAMES_DATA.M1:GAMES_DATA.M7 'CORRECT BLOCKS'.A1:'CORRECT BLOCKS'.A1 GAMES_DATA.I2:GAMES_DATA.I7" chart:data-source-has-labels="row" svg:x="0.77cm" svg:y="2.318cm" svg:width="11.579cm" svg:height="6.082cm">
          <chartooo:coordinate-region svg:x="1.497cm" svg:y="2.517cm" svg:width="10.665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GAMES_DATA.B2:GAMES_DATA.B7" chart:label-cell-address="GAMES_DATA.B1:GAMES_DATA.B1" chart:class="chart:scatter">
            <chart:domain table:cell-range-address="GAMES_DATA.A2:GAMES_DATA.A7"/>
            <chart:data-point chart:repeated="6"/>
          </chart:series>
          <chart:series chart:style-name="ch9" chart:values-cell-range-address="GAMES_DATA.M2:GAMES_DATA.M7" chart:label-cell-address="GAMES_DATA.M1:GAMES_DATA.M1" chart:class="chart:scatter">
            <chart:data-point chart:repeated="6"/>
          </chart:series>
          <chart:series chart:style-name="ch10" chart:values-cell-range-address="GAMES_DATA.I2:GAMES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GAMES_DATA.B1:GAMES_DATA.B1</svg:desc>
                </draw:g>
              </table:table-cell>
              <table:table-cell office:value-type="string">
                <text:p>VIPS_tc</text:p>
                <draw:g>
                  <svg:desc>GAMES_DATA.M1:GAMES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AMES_DATA.A2:GAMES_DATA.A7</svg:desc>
                </draw:g>
              </table:table-cell>
              <table:table-cell office:value-type="float" office:value="0.285714285714286">
                <text:p>0.285714285714286</text:p>
                <draw:g>
                  <svg:desc>GAMES_DATA.B2:GAMES_DATA.B7</svg:desc>
                </draw:g>
              </table:table-cell>
              <table:table-cell office:value-type="float" office:value="0.142857142857143">
                <text:p>0.142857142857143</text:p>
                <draw:g>
                  <svg:desc>GAMES_DATA.M2:GAMES_DATA.M7</svg:desc>
                </draw:g>
              </table:table-cell>
              <table:table-cell office:value-type="float" office:value="4.71428571428571">
                <text:p>4.71428571428571</text:p>
                <draw:g>
                  <svg:desc>GAMES_DATA.I2:GAMES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.5">
                <text:p>2.5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.35714285714286">
                <text:p>2.35714285714286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2.5">
                <text:p>2.5</text:p>
              </table:table-cell>
              <table:table-cell office:value-type="float" office:value="4.71428571428571">
                <text:p>4.7142857142857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613cm" xlink:href=".." xlink:type="simple" chart:class="chart:scatter" chart:style-name="ch1">
        <chart:title svg:x="7.136cm" svg:y="0.308cm" chart:style-name="ch2">
          <text:p>SCORE</text:p>
        </chart:title>
        <chart:subtitle svg:x="7.057cm" svg:y="1.259cm" chart:style-name="ch3">
          <text:p>SOCIETY</text:p>
        </chart:subtitle>
        <chart:legend chart:legend-position="end" svg:x="12.804cm" svg:y="3.758cm" style:legend-expansion="high" chart:style-name="ch4"/>
        <chart:plot-area chart:style-name="ch5" table:cell-range-address="SOCIETY_DATA.A2:SOCIETY_DATA.A7 SOCIETY_DATA.L1:SOCIETY_DATA.L7 SOCIETY_DATA.W1:SOCIETY_DATA.W7" chart:data-source-has-labels="row" svg:x="0.77cm" svg:y="2.286cm" svg:width="11.394cm" svg:height="5.735cm">
          <chartooo:coordinate-region svg:x="1.497cm" svg:y="2.485cm" svg:width="10.48cm" svg:height="4.8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OCIETY_DATA.L2:SOCIETY_DATA.L7" chart:label-cell-address="SOCIETY_DATA.L1:SOCIETY_DATA.L1" chart:class="chart:scatter">
            <chart:domain table:cell-range-address="SOCIETY_DATA.A2:SOCIETY_DATA.A7"/>
            <chart:data-point chart:repeated="6"/>
          </chart:series>
          <chart:series chart:style-name="ch10" chart:values-cell-range-address="SOCIETY_DATA.W2:SOCIETY_DATA.W7" chart:label-cell-address="SOCIETY_DATA.W1:SOCIETY_DATA.W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score</text:p>
                <draw:g>
                  <svg:desc>SOCIETY_DATA.L1:SOCIETY_DATA.L1</svg:desc>
                </draw:g>
              </table:table-cell>
              <table:table-cell office:value-type="string">
                <text:p>VIPS_score</text:p>
                <draw:g>
                  <svg:desc>SOCIETY_DATA.W1:SOCIETY_DATA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CIETY_DATA.A2:SOCIETY_DATA.A7</svg:desc>
                </draw:g>
              </table:table-cell>
              <table:table-cell office:value-type="float" office:value="0.0121753246753247">
                <text:p>0.0121753246753247</text:p>
                <draw:g>
                  <svg:desc>SOCIETY_DATA.L2:SOCIETY_DATA.L7</svg:desc>
                </draw:g>
              </table:table-cell>
              <table:table-cell office:value-type="float" office:value="0.0101674641148325">
                <text:p>0.0101674641148325</text:p>
                <draw:g>
                  <svg:desc>SOCIETY_DATA.W2:SOCIETY_DATA.W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51252319109462">
                <text:p>0.051252319109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63533834586466">
                <text:p>0.163533834586466</text:p>
              </table:table-cell>
              <table:table-cell office:value-type="float" office:value="0.0758928571428572">
                <text:p>0.0758928571428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95378151260504">
                <text:p>0.195378151260504</text:p>
              </table:table-cell>
              <table:table-cell office:value-type="float" office:value="0.0975536091815162">
                <text:p>0.097553609181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125307125307125">
                <text:p>0.125307125307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235714285714286">
                <text:p>0.235714285714286</text:p>
              </table:table-cell>
              <table:table-cell office:value-type="float" office:value="0.153876426603699">
                <text:p>0.1538764266036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614cm" xlink:href=".." xlink:type="simple" chart:class="chart:scatter" chart:style-name="ch1">
        <chart:title svg:x="7.136cm" svg:y="0.308cm" chart:style-name="ch2">
          <text:p>SCORE</text:p>
        </chart:title>
        <chart:subtitle svg:x="7.11cm" svg:y="1.259cm" chart:style-name="ch3">
          <text:p>SPORTS</text:p>
        </chart:subtitle>
        <chart:legend chart:legend-position="end" svg:x="12.804cm" svg:y="3.759cm" style:legend-expansion="high" chart:style-name="ch4"/>
        <chart:plot-area chart:style-name="ch5" table:cell-range-address="SPORTS_DATA.A2:SPORTS_DATA.A7 SPORTS_DATA.L1:SPORTS_DATA.L7 SPORTS_DATA.W1:SPORTS_DATA.W7" chart:data-source-has-labels="row" svg:x="0.77cm" svg:y="2.286cm" svg:width="11.394cm" svg:height="5.736cm">
          <chartooo:coordinate-region svg:x="1.497cm" svg:y="2.485cm" svg:width="10.48cm" svg:height="4.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PORTS_DATA.L2:SPORTS_DATA.L7" chart:label-cell-address="SPORTS_DATA.L1:SPORTS_DATA.L1" chart:class="chart:scatter">
            <chart:domain table:cell-range-address="SPORTS_DATA.A2:SPORTS_DATA.A7"/>
            <chart:data-point chart:repeated="6"/>
          </chart:series>
          <chart:series chart:style-name="ch10" chart:values-cell-range-address="SPORTS_DATA.W2:SPORTS_DATA.W7" chart:label-cell-address="SPORTS_DATA.W1:SPORTS_DATA.W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score</text:p>
                <draw:g>
                  <svg:desc>SPORTS_DATA.L1:SPORTS_DATA.L1</svg:desc>
                </draw:g>
              </table:table-cell>
              <table:table-cell office:value-type="string">
                <text:p>VIPS_score</text:p>
                <draw:g>
                  <svg:desc>SPORTS_DATA.W1:SPORTS_DATA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ORTS_DATA.A2:SPORTS_DATA.A7</svg:desc>
                </draw:g>
              </table:table-cell>
              <table:table-cell office:value-type="float" office:value="0">
                <text:p>0</text:p>
                <draw:g>
                  <svg:desc>SPORTS_DATA.L2:SPORTS_DATA.L7</svg:desc>
                </draw:g>
              </table:table-cell>
              <table:table-cell office:value-type="float" office:value="0.00198281559814937">
                <text:p>0.00198281559814937</text:p>
                <draw:g>
                  <svg:desc>SPORTS_DATA.W2:SPORTS_DATA.W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245098039215686">
                <text:p>0.0245098039215686</text:p>
              </table:table-cell>
              <table:table-cell office:value-type="float" office:value="0.0184372256365233">
                <text:p>0.0184372256365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311418685121107">
                <text:p>0.0311418685121107</text:p>
              </table:table-cell>
              <table:table-cell office:value-type="float" office:value="0.0289296046287367">
                <text:p>0.0289296046287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386029411764706">
                <text:p>0.0386029411764706</text:p>
              </table:table-cell>
              <table:table-cell office:value-type="float" office:value="0.0299102691924227">
                <text:p>0.0299102691924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470588235294118">
                <text:p>0.0470588235294118</text:p>
              </table:table-cell>
              <table:table-cell office:value-type="float" office:value="0.0385026737967914">
                <text:p>0.0385026737967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411764705882353">
                <text:p>0.0411764705882353</text:p>
              </table:table-cell>
              <table:table-cell office:value-type="float" office:value="0.0399556048834628">
                <text:p>0.039955604883462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614cm" xlink:href=".." xlink:type="simple" chart:class="chart:scatter" chart:style-name="ch1">
        <chart:title svg:x="7.136cm" svg:y="0.308cm" chart:style-name="ch2">
          <text:p>SCORE</text:p>
        </chart:title>
        <chart:subtitle svg:x="7.401cm" svg:y="1.259cm" chart:style-name="ch3">
          <text:p>ARTS</text:p>
        </chart:subtitle>
        <chart:legend chart:legend-position="end" svg:x="12.804cm" svg:y="3.759cm" style:legend-expansion="high" chart:style-name="ch4"/>
        <chart:plot-area chart:style-name="ch5" table:cell-range-address="ARTS_DATA.A2:ARTS_DATA.A7 ARTS_DATA.L1:ARTS_DATA.L7 ARTS_DATA.W1:ARTS_DATA.W7" chart:data-source-has-labels="row" svg:x="0.77cm" svg:y="2.286cm" svg:width="11.394cm" svg:height="5.736cm">
          <chartooo:coordinate-region svg:x="1.497cm" svg:y="2.485cm" svg:width="10.48cm" svg:height="4.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TS_DATA.L2:ARTS_DATA.L7" chart:label-cell-address="ARTS_DATA.L1:ARTS_DATA.L1" chart:class="chart:scatter">
            <chart:domain table:cell-range-address="ARTS_DATA.A2:ARTS_DATA.A7"/>
            <chart:data-point chart:repeated="6"/>
          </chart:series>
          <chart:series chart:style-name="ch10" chart:values-cell-range-address="ARTS_DATA.W2:ARTS_DATA.W7" chart:label-cell-address="ARTS_DATA.W1:ARTS_DATA.W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score</text:p>
                <draw:g>
                  <svg:desc>ARTS_DATA.L1:ARTS_DATA.L1</svg:desc>
                </draw:g>
              </table:table-cell>
              <table:table-cell office:value-type="string">
                <text:p>VIPS_score</text:p>
                <draw:g>
                  <svg:desc>ARTS_DATA.W1:ARTS_DATA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TS_DATA.A2:ARTS_DATA.A7</svg:desc>
                </draw:g>
              </table:table-cell>
              <table:table-cell office:value-type="float" office:value="0.00357142857142857">
                <text:p>0.00357142857142857</text:p>
                <draw:g>
                  <svg:desc>ARTS_DATA.L2:ARTS_DATA.L7</svg:desc>
                </draw:g>
              </table:table-cell>
              <table:table-cell office:value-type="float" office:value="0.00326655052264808">
                <text:p>0.00326655052264808</text:p>
                <draw:g>
                  <svg:desc>ARTS_DATA.W2:ARTS_DATA.W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387409200968523">
                <text:p>0.0387409200968523</text:p>
              </table:table-cell>
              <table:table-cell office:value-type="float" office:value="0.0237341772151899">
                <text:p>0.0237341772151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4945054945055">
                <text:p>0.054945054945055</text:p>
              </table:table-cell>
              <table:table-cell office:value-type="float" office:value="0.0302690582959641">
                <text:p>0.0302690582959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590476190476191">
                <text:p>0.0590476190476191</text:p>
              </table:table-cell>
              <table:table-cell office:value-type="float" office:value="0.0389492753623189">
                <text:p>0.0389492753623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458553791887125">
                <text:p>0.0458553791887125</text:p>
              </table:table-cell>
              <table:table-cell office:value-type="float" office:value="0.0322674418604651">
                <text:p>0.0322674418604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458553791887125">
                <text:p>0.0458553791887125</text:p>
              </table:table-cell>
              <table:table-cell office:value-type="float" office:value="0.041044776119403">
                <text:p>0.04104477611940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7.11cm" svg:y="1.275cm" chart:style-name="ch3">
          <text:p>SPORTS</text:p>
        </chart:subtitle>
        <chart:legend chart:legend-position="end" svg:x="12.989cm" svg:y="3.703cm" style:legend-expansion="high" chart:style-name="ch4"/>
        <chart:plot-area chart:style-name="ch5" table:cell-range-address="SPORTS_DATA.A2:SPORTS_DATA.B7 SPORTS_DATA.B1:SPORTS_DATA.B1 SPORTS_DATA.M1:SPORTS_DATA.M7 'CORRECT BLOCKS'.A1:'CORRECT BLOCKS'.A1 SPORTS_DATA.I2:SPORTS_DATA.I7" chart:data-source-has-labels="row" svg:x="0.77cm" svg:y="2.318cm" svg:width="11.579cm" svg:height="6.082cm">
          <chartooo:coordinate-region svg:x="1.206cm" svg:y="2.517cm" svg:width="10.957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PORTS_DATA.B2:SPORTS_DATA.B7" chart:label-cell-address="SPORTS_DATA.B1:SPORTS_DATA.B1" chart:class="chart:scatter">
            <chart:domain table:cell-range-address="SPORTS_DATA.A2:SPORTS_DATA.A7"/>
            <chart:data-point chart:repeated="6"/>
          </chart:series>
          <chart:series chart:style-name="ch9" chart:values-cell-range-address="SPORTS_DATA.M2:SPORTS_DATA.M7" chart:label-cell-address="SPORTS_DATA.M1:SPORTS_DATA.M1" chart:class="chart:scatter">
            <chart:data-point chart:repeated="6"/>
          </chart:series>
          <chart:series chart:style-name="ch10" chart:values-cell-range-address="SPORTS_DATA.I2:SPORTS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SPORTS_DATA.B1:SPORTS_DATA.B1</svg:desc>
                </draw:g>
              </table:table-cell>
              <table:table-cell office:value-type="string">
                <text:p>VIPS_tc</text:p>
                <draw:g>
                  <svg:desc>SPORTS_DATA.M1:SPORTS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ORTS_DATA.A2:SPORTS_DATA.A7</svg:desc>
                </draw:g>
              </table:table-cell>
              <table:table-cell office:value-type="float" office:value="0">
                <text:p>0</text:p>
                <draw:g>
                  <svg:desc>SPORTS_DATA.B2:SPORTS_DATA.B7</svg:desc>
                </draw:g>
              </table:table-cell>
              <table:table-cell office:value-type="float" office:value="0.166666666666667">
                <text:p>0.166666666666667</text:p>
                <draw:g>
                  <svg:desc>SPORTS_DATA.M2:SPORTS_DATA.M7</svg:desc>
                </draw:g>
              </table:table-cell>
              <table:table-cell office:value-type="float" office:value="5.66666666666667">
                <text:p>5.66666666666667</text:p>
                <draw:g>
                  <svg:desc>SPORTS_DATA.I2:SPORTS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">
                <text:p>2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614cm" xlink:href=".." xlink:type="simple" chart:class="chart:scatter" chart:style-name="ch1">
        <chart:title svg:x="7.136cm" svg:y="0.308cm" chart:style-name="ch2">
          <text:p>SCORE</text:p>
        </chart:title>
        <chart:subtitle svg:x="7.043cm" svg:y="1.259cm" chart:style-name="ch3">
          <text:p>SCIENCE</text:p>
        </chart:subtitle>
        <chart:legend chart:legend-position="end" svg:x="12.804cm" svg:y="3.759cm" style:legend-expansion="high" chart:style-name="ch4"/>
        <chart:plot-area chart:style-name="ch5" table:cell-range-address="SCIENCE_DATA.A2:SCIENCE_DATA.A7 SCIENCE_DATA.L1:SCIENCE_DATA.L7 SCIENCE_DATA.W1:SCIENCE_DATA.W7" chart:data-source-has-labels="row" svg:x="0.77cm" svg:y="2.286cm" svg:width="11.394cm" svg:height="5.736cm">
          <chartooo:coordinate-region svg:x="1.497cm" svg:y="2.485cm" svg:width="10.48cm" svg:height="4.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CIENCE_DATA.L2:SCIENCE_DATA.L7" chart:label-cell-address="SCIENCE_DATA.L1:SCIENCE_DATA.L1" chart:class="chart:scatter">
            <chart:domain table:cell-range-address="SCIENCE_DATA.A2:SCIENCE_DATA.A7"/>
            <chart:data-point chart:repeated="6"/>
          </chart:series>
          <chart:series chart:style-name="ch10" chart:values-cell-range-address="SCIENCE_DATA.W2:SCIENCE_DATA.W7" chart:label-cell-address="SCIENCE_DATA.W1:SCIENCE_DATA.W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score</text:p>
                <draw:g>
                  <svg:desc>SCIENCE_DATA.L1:SCIENCE_DATA.L1</svg:desc>
                </draw:g>
              </table:table-cell>
              <table:table-cell office:value-type="string">
                <text:p>VIPS_score</text:p>
                <draw:g>
                  <svg:desc>SCIENCE_DATA.W1:SCIENCE_DATA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CIENCE_DATA.A2:SCIENCE_DATA.A7</svg:desc>
                </draw:g>
              </table:table-cell>
              <table:table-cell office:value-type="float" office:value="0">
                <text:p>0</text:p>
                <draw:g>
                  <svg:desc>SCIENCE_DATA.L2:SCIENCE_DATA.L7</svg:desc>
                </draw:g>
              </table:table-cell>
              <table:table-cell office:value-type="float" office:value="0">
                <text:p>0</text:p>
                <draw:g>
                  <svg:desc>SCIENCE_DATA.W2:SCIENCE_DATA.W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067911714770798">
                <text:p>0.00679117147707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68421052631579">
                <text:p>0.016842105263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83295194508">
                <text:p>0.022883295194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0300751879699248">
                <text:p>0.0300751879699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43343653250774">
                <text:p>0.04334365325077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613cm" xlink:href=".." xlink:type="simple" chart:class="chart:scatter" chart:style-name="ch1">
        <chart:title svg:x="6.7cm" svg:y="0.308cm" chart:style-name="ch2">
          <text:p>PRECISION</text:p>
        </chart:title>
        <chart:subtitle svg:x="7.057cm" svg:y="1.259cm" chart:style-name="ch3">
          <text:p>SOCIETY</text:p>
        </chart:subtitle>
        <chart:legend chart:legend-position="end" svg:x="12.989cm" svg:y="3.758cm" style:legend-expansion="high" chart:style-name="ch4"/>
        <chart:plot-area chart:style-name="ch5" table:cell-range-address="SOCIETY_DATA.A2:SOCIETY_DATA.A7 SOCIETY_DATA.K1:SOCIETY_DATA.K7 SOCIETY_DATA.V1:SOCIETY_DATA.V7" chart:data-source-has-labels="row" svg:x="0.77cm" svg:y="2.286cm" svg:width="11.579cm" svg:height="5.735cm">
          <chartooo:coordinate-region svg:x="1.497cm" svg:y="2.485cm" svg:width="10.665cm" svg:height="4.8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OCIETY_DATA.K2:SOCIETY_DATA.K7" chart:label-cell-address="SOCIETY_DATA.K1:SOCIETY_DATA.K1" chart:class="chart:scatter">
            <chart:domain table:cell-range-address="SOCIETY_DATA.A2:SOCIETY_DATA.A7"/>
            <chart:data-point chart:repeated="6"/>
          </chart:series>
          <chart:series chart:style-name="ch10" chart:values-cell-range-address="SOCIETY_DATA.V2:SOCIETY_DATA.V7" chart:label-cell-address="SOCIETY_DATA.V1:SOCIETY_DATA.V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prec</text:p>
                <draw:g>
                  <svg:desc>SOCIETY_DATA.K1:SOCIETY_DATA.K1</svg:desc>
                </draw:g>
              </table:table-cell>
              <table:table-cell office:value-type="string">
                <text:p>VIPS_prec</text:p>
                <draw:g>
                  <svg:desc>SOCIETY_DATA.V1:SOCIETY_DATA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CIETY_DATA.A2:SOCIETY_DATA.A7</svg:desc>
                </draw:g>
              </table:table-cell>
              <table:table-cell office:value-type="float" office:value="0.119047619047619">
                <text:p>0.119047619047619</text:p>
                <draw:g>
                  <svg:desc>SOCIETY_DATA.K2:SOCIETY_DATA.K7</svg:desc>
                </draw:g>
              </table:table-cell>
              <table:table-cell office:value-type="float" office:value="0.0909090909090909">
                <text:p>0.0909090909090909</text:p>
                <draw:g>
                  <svg:desc>SOCIETY_DATA.V2:SOCIETY_DATA.V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337662337662338">
                <text:p>0.337662337662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69047619047619">
                <text:p>0.6904761904761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738095238095238">
                <text:p>0.738095238095238</text:p>
              </table:table-cell>
              <table:table-cell office:value-type="float" office:value="0.493506493506493">
                <text:p>0.493506493506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545454545454546">
                <text:p>0.545454545454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597402597402598">
                <text:p>0.59740259740259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613cm" xlink:href=".." xlink:type="simple" chart:class="chart:scatter" chart:style-name="ch1">
        <chart:title svg:x="6.7cm" svg:y="0.308cm" chart:style-name="ch2">
          <text:p>PRECISION</text:p>
        </chart:title>
        <chart:subtitle svg:x="7.401cm" svg:y="1.259cm" chart:style-name="ch3">
          <text:p>ARTS</text:p>
        </chart:subtitle>
        <chart:legend chart:legend-position="end" svg:x="12.989cm" svg:y="3.758cm" style:legend-expansion="high" chart:style-name="ch4"/>
        <chart:plot-area chart:style-name="ch5" table:cell-range-address="ARTS_DATA.A2:ARTS_DATA.A7 ARTS_DATA.K1:ARTS_DATA.K7 ARTS_DATA.V1:ARTS_DATA.V7" chart:data-source-has-labels="row" svg:x="0.77cm" svg:y="2.286cm" svg:width="11.579cm" svg:height="5.735cm">
          <chartooo:coordinate-region svg:x="1.497cm" svg:y="2.485cm" svg:width="10.665cm" svg:height="4.8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TS_DATA.K2:ARTS_DATA.K7" chart:label-cell-address="ARTS_DATA.K1:ARTS_DATA.K1" chart:class="chart:scatter">
            <chart:domain table:cell-range-address="ARTS_DATA.A2:ARTS_DATA.A7"/>
            <chart:data-point chart:repeated="6"/>
          </chart:series>
          <chart:series chart:style-name="ch10" chart:values-cell-range-address="ARTS_DATA.V2:ARTS_DATA.V7" chart:label-cell-address="ARTS_DATA.V1:ARTS_DATA.V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prec</text:p>
                <draw:g>
                  <svg:desc>ARTS_DATA.K1:ARTS_DATA.K1</svg:desc>
                </draw:g>
              </table:table-cell>
              <table:table-cell office:value-type="string">
                <text:p>VIPS_prec</text:p>
                <draw:g>
                  <svg:desc>ARTS_DATA.V1:ARTS_DATA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TS_DATA.A2:ARTS_DATA.A7</svg:desc>
                </draw:g>
              </table:table-cell>
              <table:table-cell office:value-type="float" office:value="0.0476190476190476">
                <text:p>0.0476190476190476</text:p>
                <draw:g>
                  <svg:desc>ARTS_DATA.K2:ARTS_DATA.K7</svg:desc>
                </draw:g>
              </table:table-cell>
              <table:table-cell office:value-type="float" office:value="0.0390625">
                <text:p>0.0390625</text:p>
                <draw:g>
                  <svg:desc>ARTS_DATA.V2:ARTS_DATA.V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492063492063492">
                <text:p>0.492063492063492</text:p>
              </table:table-cell>
              <table:table-cell office:value-type="float" office:value="0.3359375">
                <text:p>0.33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412698412698413">
                <text:p>0.412698412698413</text:p>
              </table:table-cell>
              <table:table-cell office:value-type="float" office:value="0.2890625">
                <text:p>0.289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412698412698413">
                <text:p>0.412698412698413</text:p>
              </table:table-cell>
              <table:table-cell office:value-type="float" office:value="0.34375">
                <text:p>0.3437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613cm" xlink:href=".." xlink:type="simple" chart:class="chart:scatter" chart:style-name="ch1">
        <chart:title svg:x="6.7cm" svg:y="0.308cm" chart:style-name="ch2">
          <text:p>PRECISION</text:p>
        </chart:title>
        <chart:subtitle svg:x="7.334cm" svg:y="1.259cm" chart:style-name="ch3">
          <text:p>NEWS</text:p>
        </chart:subtitle>
        <chart:legend chart:legend-position="end" svg:x="12.989cm" svg:y="3.758cm" style:legend-expansion="high" chart:style-name="ch4"/>
        <chart:plot-area chart:style-name="ch5" table:cell-range-address="NEWS_DATA.A2:NEWS_DATA.A7 NEWS_DATA.K1:NEWS_DATA.K7 NEWS_DATA.V1:NEWS_DATA.V7" chart:data-source-has-labels="row" svg:x="0.77cm" svg:y="2.286cm" svg:width="11.579cm" svg:height="5.735cm">
          <chartooo:coordinate-region svg:x="1.497cm" svg:y="2.485cm" svg:width="10.665cm" svg:height="4.8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NEWS_DATA.K2:NEWS_DATA.K7" chart:label-cell-address="NEWS_DATA.K1:NEWS_DATA.K1" chart:class="chart:scatter">
            <chart:domain table:cell-range-address="NEWS_DATA.A2:NEWS_DATA.A7"/>
            <chart:data-point chart:repeated="6"/>
          </chart:series>
          <chart:series chart:style-name="ch10" chart:values-cell-range-address="NEWS_DATA.V2:NEWS_DATA.V7" chart:label-cell-address="NEWS_DATA.V1:NEWS_DATA.V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prec</text:p>
                <draw:g>
                  <svg:desc>NEWS_DATA.K1:NEWS_DATA.K1</svg:desc>
                </draw:g>
              </table:table-cell>
              <table:table-cell office:value-type="string">
                <text:p>VIPS_prec</text:p>
                <draw:g>
                  <svg:desc>NEWS_DATA.V1:NEWS_DATA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EWS_DATA.A2:NEWS_DATA.A7</svg:desc>
                </draw:g>
              </table:table-cell>
              <table:table-cell office:value-type="float" office:value="0.0654205607476636">
                <text:p>0.0654205607476636</text:p>
                <draw:g>
                  <svg:desc>NEWS_DATA.K2:NEWS_DATA.K7</svg:desc>
                </draw:g>
              </table:table-cell>
              <table:table-cell office:value-type="float" office:value="0.073394495412844">
                <text:p>0.073394495412844</text:p>
                <draw:g>
                  <svg:desc>NEWS_DATA.V2:NEWS_DATA.V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71028037383178">
                <text:p>0.271028037383178</text:p>
              </table:table-cell>
              <table:table-cell office:value-type="float" office:value="0.211009174311927">
                <text:p>0.211009174311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99065420560748">
                <text:p>0.299065420560748</text:p>
              </table:table-cell>
              <table:table-cell office:value-type="float" office:value="0.26605504587156">
                <text:p>0.26605504587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71028037383178">
                <text:p>0.271028037383178</text:p>
              </table:table-cell>
              <table:table-cell office:value-type="float" office:value="0.229357798165138">
                <text:p>0.229357798165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220183486238532">
                <text:p>0.220183486238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252336448598131">
                <text:p>0.252336448598131</text:p>
              </table:table-cell>
              <table:table-cell office:value-type="float" office:value="0.206422018348624">
                <text:p>0.20642201834862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614cm" xlink:href=".." xlink:type="simple" chart:class="chart:scatter" chart:style-name="ch1">
        <chart:title svg:x="7.136cm" svg:y="0.308cm" chart:style-name="ch2">
          <text:p>SCORE</text:p>
        </chart:title>
        <chart:subtitle svg:x="7.334cm" svg:y="1.259cm" chart:style-name="ch3">
          <text:p>NEWS</text:p>
        </chart:subtitle>
        <chart:legend chart:legend-position="end" svg:x="12.804cm" svg:y="3.759cm" style:legend-expansion="high" chart:style-name="ch4"/>
        <chart:plot-area chart:style-name="ch5" table:cell-range-address="NEWS_DATA.A2:NEWS_DATA.A7 NEWS_DATA.L1:NEWS_DATA.L7 NEWS_DATA.W1:NEWS_DATA.W7" chart:data-source-has-labels="row" svg:x="0.77cm" svg:y="2.286cm" svg:width="11.394cm" svg:height="5.736cm">
          <chartooo:coordinate-region svg:x="1.497cm" svg:y="2.485cm" svg:width="10.48cm" svg:height="4.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NEWS_DATA.L2:NEWS_DATA.L7" chart:label-cell-address="NEWS_DATA.L1:NEWS_DATA.L1" chart:class="chart:scatter">
            <chart:domain table:cell-range-address="NEWS_DATA.A2:NEWS_DATA.A7"/>
            <chart:data-point chart:repeated="6"/>
          </chart:series>
          <chart:series chart:style-name="ch10" chart:values-cell-range-address="NEWS_DATA.W2:NEWS_DATA.W7" chart:label-cell-address="NEWS_DATA.W1:NEWS_DATA.W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score</text:p>
                <draw:g>
                  <svg:desc>NEWS_DATA.L1:NEWS_DATA.L1</svg:desc>
                </draw:g>
              </table:table-cell>
              <table:table-cell office:value-type="string">
                <text:p>VIPS_score</text:p>
                <draw:g>
                  <svg:desc>NEWS_DATA.W1:NEWS_DATA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EWS_DATA.A2:NEWS_DATA.A7</svg:desc>
                </draw:g>
              </table:table-cell>
              <table:table-cell office:value-type="float" office:value="0.00452595074354905">
                <text:p>0.00452595074354905</text:p>
                <draw:g>
                  <svg:desc>NEWS_DATA.L2:NEWS_DATA.L7</svg:desc>
                </draw:g>
              </table:table-cell>
              <table:table-cell office:value-type="float" office:value="0.0047913320447554">
                <text:p>0.0047913320447554</text:p>
                <draw:g>
                  <svg:desc>NEWS_DATA.W2:NEWS_DATA.W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254812684719227">
                <text:p>0.0254812684719227</text:p>
              </table:table-cell>
              <table:table-cell office:value-type="float" office:value="0.0171298960696029">
                <text:p>0.0171298960696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296371137492633">
                <text:p>0.0296371137492633</text:p>
              </table:table-cell>
              <table:table-cell office:value-type="float" office:value="0.024087288103598">
                <text:p>0.024087288103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205607476635514">
                <text:p>0.0205607476635514</text:p>
              </table:table-cell>
              <table:table-cell office:value-type="float" office:value="0.0169894665307509">
                <text:p>0.0169894665307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163700220251205">
                <text:p>0.0163700220251205</text:p>
              </table:table-cell>
              <table:table-cell office:value-type="float" office:value="0.0149047282992237">
                <text:p>0.0149047282992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155067091317287">
                <text:p>0.0155067091317287</text:p>
              </table:table-cell>
              <table:table-cell office:value-type="float" office:value="0.0128648283390077">
                <text:p>0.012864828339007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56cm" svg:height="8.68cm" xlink:href=".." xlink:type="simple" chart:class="chart:scatter" chart:style-name="ch1">
        <chart:title svg:x="5.107cm" svg:y="0.309cm" chart:style-name="ch2">
          <text:p>Total Correct Blocks</text:p>
        </chart:title>
        <chart:subtitle svg:x="5.954cm" svg:y="1.261cm" chart:style-name="ch3">
          <text:p>All Categories</text:p>
        </chart:subtitle>
        <chart:legend chart:legend-position="end" svg:x="11.816cm" svg:y="3.792cm" style:legend-expansion="high" chart:style-name="ch4"/>
        <chart:plot-area chart:style-name="ch5" table:cell-range-address="TOTAL_DATA.A2:TOTAL_DATA.B7 TOTAL_DATA.B1:TOTAL_DATA.B1 TOTAL_DATA.M1:TOTAL_DATA.M7" chart:data-source-has-labels="row" svg:x="1.3cm" svg:y="2.29cm" svg:width="9.938cm" svg:height="5.236cm">
          <chartooo:coordinate-region svg:x="1.921cm" svg:y="2.489cm" svg:width="9.13cm" svg:height="4.39cm"/>
          <chart:axis chart:dimension="x" chart:name="primary-x" chart:style-name="ch6">
            <chart:title svg:x="5.537cm" svg:y="7.699cm" chart:style-name="ch7">
              <text:p>tolerance</text:p>
            </chart:title>
          </chart:axis>
          <chart:axis chart:dimension="y" chart:name="primary-y" chart:style-name="ch6">
            <chart:title svg:x="0.451cm" svg:y="5.428cm" chart:style-name="ch8">
              <text:p>blocks</text:p>
            </chart:title>
            <chart:grid chart:style-name="ch9" chart:class="major"/>
          </chart:axis>
          <chart:series chart:style-name="ch10" chart:values-cell-range-address="TOTAL_DATA.B2:TOTAL_DATA.B7" chart:label-cell-address="TOTAL_DATA.B1:TOTAL_DATA.B1" chart:class="chart:scatter">
            <chart:domain table:cell-range-address="TOTAL_DATA.A2:TOTAL_DATA.A7"/>
            <chart:data-point chart:repeated="6"/>
          </chart:series>
          <chart:series chart:style-name="ch11" chart:values-cell-range-address="TOTAL_DATA.M2:TOTAL_DATA.M7" chart:label-cell-address="TOTAL_DATA.M1:TOTAL_DATA.M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TOTAL_DATA.B1:TOTAL_DATA.B1</svg:desc>
                </draw:g>
              </table:table-cell>
              <table:table-cell office:value-type="string">
                <text:p>VIPS_tc</text:p>
                <draw:g>
                  <svg:desc>TOTAL_DATA.M1:TOTAL_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OTAL_DATA.A2:TOTAL_DATA.A7</svg:desc>
                </draw:g>
              </table:table-cell>
              <table:table-cell office:value-type="float" office:value="7.37346681096681">
                <text:p>7.37346681096681</text:p>
                <draw:g>
                  <svg:desc>TOTAL_DATA.B2:TOTAL_DATA.B7</svg:desc>
                </draw:g>
              </table:table-cell>
              <table:table-cell office:value-type="float" office:value="7.43753183091418">
                <text:p>7.43753183091418</text:p>
                <draw:g>
                  <svg:desc>TOTAL_DATA.M2:TOTAL_DATA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2.517316017316">
                <text:p>32.517316017316</text:p>
              </table:table-cell>
              <table:table-cell office:value-type="float" office:value="22.121021135727">
                <text:p>22.12102113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.8604797979798">
                <text:p>39.8604797979798</text:p>
              </table:table-cell>
              <table:table-cell office:value-type="float" office:value="29.4957824038706">
                <text:p>29.4957824038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1.1611652236652">
                <text:p>41.1611652236652</text:p>
              </table:table-cell>
              <table:table-cell office:value-type="float" office:value="31.4124331550802">
                <text:p>31.4124331550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.5782828282828">
                <text:p>40.5782828282828</text:p>
              </table:table-cell>
              <table:table-cell office:value-type="float" office:value="32.1517061370003">
                <text:p>32.151706137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8.4813311688312">
                <text:p>38.4813311688312</text:p>
              </table:table-cell>
              <table:table-cell office:value-type="float" office:value="38.38123885918">
                <text:p>38.381238859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85cm" svg:height="8.766cm" xlink:href=".." xlink:type="simple" chart:class="chart:scatter" chart:style-name="ch1">
        <chart:title svg:x="5.711cm" svg:y="0.311cm" chart:style-name="ch2">
          <text:p>Segmentation Score</text:p>
        </chart:title>
        <chart:subtitle svg:x="6.518cm" svg:y="1.265cm" chart:style-name="ch3">
          <text:p>All Categories</text:p>
        </chart:subtitle>
        <chart:legend chart:legend-position="end" svg:x="12.389cm" svg:y="3.835cm" style:legend-expansion="high" chart:style-name="ch4"/>
        <chart:plot-area chart:style-name="ch5" table:cell-range-address="TOTAL_DATA.A2:TOTAL_DATA.A7 TOTAL_DATA.L1:TOTAL_DATA.L7 TOTAL_DATA.W1:TOTAL_DATA.W7" chart:data-source-has-labels="row" svg:x="1.322cm" svg:y="2.298cm" svg:width="10.445cm" svg:height="5.312cm">
          <chartooo:coordinate-region svg:x="2.049cm" svg:y="2.497cm" svg:width="9.531cm" svg:height="4.466cm"/>
          <chart:axis chart:dimension="x" chart:name="primary-x" chart:style-name="ch6">
            <chart:title svg:x="5.495cm" svg:y="7.785cm" chart:style-name="ch7">
              <text:p>tolerance (px)</text:p>
            </chart:title>
          </chart:axis>
          <chart:axis chart:dimension="y" chart:name="primary-y" chart:style-name="ch6">
            <chart:title svg:x="0.451cm" svg:y="5.474cm" chart:style-name="ch8">
              <text:p>blocks</text:p>
            </chart:title>
            <chart:grid chart:style-name="ch9" chart:class="major"/>
          </chart:axis>
          <chart:series chart:style-name="ch10" chart:values-cell-range-address="TOTAL_DATA.L2:TOTAL_DATA.L7" chart:label-cell-address="TOTAL_DATA.L1:TOTAL_DATA.L1" chart:class="chart:scatter">
            <chart:domain table:cell-range-address="TOTAL_DATA.A2:TOTAL_DATA.A7"/>
            <chart:data-point chart:repeated="6"/>
          </chart:series>
          <chart:series chart:style-name="ch11" chart:values-cell-range-address="TOTAL_DATA.W2:TOTAL_DATA.W7" chart:label-cell-address="TOTAL_DATA.W1:TOTAL_DATA.W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score</text:p>
                <draw:g>
                  <svg:desc>TOTAL_DATA.L1:TOTAL_DATA.L1</svg:desc>
                </draw:g>
              </table:table-cell>
              <table:table-cell office:value-type="string">
                <text:p>VIPS_score</text:p>
                <draw:g>
                  <svg:desc>TOTAL_DATA.W1:TOTAL_DATA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OTAL_DATA.A2:TOTAL_DATA.A7</svg:desc>
                </draw:g>
              </table:table-cell>
              <table:table-cell office:value-type="float" office:value="0.153531068073549">
                <text:p>0.153531068073549</text:p>
                <draw:g>
                  <svg:desc>TOTAL_DATA.L2:TOTAL_DATA.L7</svg:desc>
                </draw:g>
              </table:table-cell>
              <table:table-cell office:value-type="float" office:value="0.104675518344029">
                <text:p>0.104675518344029</text:p>
                <draw:g>
                  <svg:desc>TOTAL_DATA.W2:TOTAL_DATA.W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7506797224671">
                <text:p>0.97506797224671</text:p>
              </table:table-cell>
              <table:table-cell office:value-type="float" office:value="0.365069547739707">
                <text:p>0.365069547739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1614247831312">
                <text:p>2.21614247831312</text:p>
              </table:table-cell>
              <table:table-cell office:value-type="float" office:value="0.571754916198598">
                <text:p>0.571754916198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18125321059297">
                <text:p>2.18125321059297</text:p>
              </table:table-cell>
              <table:table-cell office:value-type="float" office:value="0.596158643220664">
                <text:p>0.596158643220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16801519786734">
                <text:p>2.16801519786734</text:p>
              </table:table-cell>
              <table:table-cell office:value-type="float" office:value="0.636860399772775">
                <text:p>0.636860399772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.08866554614077">
                <text:p>2.08866554614077</text:p>
              </table:table-cell>
              <table:table-cell office:value-type="float" office:value="1.06303700516423">
                <text:p>1.0630370051642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7.11cm" svg:y="1.275cm" chart:style-name="ch3">
          <text:p>SPORTS</text:p>
        </chart:subtitle>
        <chart:legend chart:legend-position="end" svg:x="12.989cm" svg:y="3.703cm" style:legend-expansion="high" chart:style-name="ch4"/>
        <chart:plot-area chart:style-name="ch5" table:cell-range-address="ARTS_DATA.A2:ARTS_DATA.B7 ARTS_DATA.B1:ARTS_DATA.B1 ARTS_DATA.M1:ARTS_DATA.M7 'CORRECT BLOCKS'.A1:'CORRECT BLOCKS'.A1 ARTS_DATA.I2:ARTS_DATA.I7" chart:data-source-has-labels="row" svg:x="0.77cm" svg:y="2.318cm" svg:width="11.579cm" svg:height="6.082cm">
          <chartooo:coordinate-region svg:x="1.206cm" svg:y="2.517cm" svg:width="10.957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TS_DATA.B2:ARTS_DATA.B7" chart:label-cell-address="ARTS_DATA.B1:ARTS_DATA.B1" chart:class="chart:scatter">
            <chart:domain table:cell-range-address="ARTS_DATA.A2:ARTS_DATA.A7"/>
            <chart:data-point chart:repeated="6"/>
          </chart:series>
          <chart:series chart:style-name="ch9" chart:values-cell-range-address="ARTS_DATA.M2:ARTS_DATA.M7" chart:label-cell-address="ARTS_DATA.M1:ARTS_DATA.M1" chart:class="chart:scatter">
            <chart:data-point chart:repeated="6"/>
          </chart:series>
          <chart:series chart:style-name="ch10" chart:values-cell-range-address="ARTS_DATA.I2:ARTS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ARTS_DATA.B1:ARTS_DATA.B1</svg:desc>
                </draw:g>
              </table:table-cell>
              <table:table-cell office:value-type="string">
                <text:p>VIPS_tc</text:p>
                <draw:g>
                  <svg:desc>ARTS_DATA.M1:ARTS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TS_DATA.A2:ARTS_DATA.A7</svg:desc>
                </draw:g>
              </table:table-cell>
              <table:table-cell office:value-type="float" office:value="0.25">
                <text:p>0.25</text:p>
                <draw:g>
                  <svg:desc>ARTS_DATA.B2:ARTS_DATA.B7</svg:desc>
                </draw:g>
              </table:table-cell>
              <table:table-cell office:value-type="float" office:value="0.208333333333333">
                <text:p>0.208333333333333</text:p>
                <draw:g>
                  <svg:desc>ARTS_DATA.M2:ARTS_DATA.M7</svg:desc>
                </draw:g>
              </table:table-cell>
              <table:table-cell office:value-type="float" office:value="5.25">
                <text:p>5.25</text:p>
                <draw:g>
                  <svg:desc>ARTS_DATA.I2:ARTS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1.79166666666667">
                <text:p>1.7916666666666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54166666666667">
                <text:p>1.5416666666666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7.043cm" svg:y="1.275cm" chart:style-name="ch3">
          <text:p>SCIENCE</text:p>
        </chart:subtitle>
        <chart:legend chart:legend-position="end" svg:x="12.989cm" svg:y="3.703cm" style:legend-expansion="high" chart:style-name="ch4"/>
        <chart:plot-area chart:style-name="ch5" table:cell-range-address="SCIENCE_DATA.A2:SCIENCE_DATA.B7 SCIENCE_DATA.B1:SCIENCE_DATA.B1 SCIENCE_DATA.M1:SCIENCE_DATA.M7 'CORRECT BLOCKS'.A1:'CORRECT BLOCKS'.A1 SCIENCE_DATA.I2:SCIENCE_DATA.I7" chart:data-source-has-labels="row" svg:x="0.77cm" svg:y="2.318cm" svg:width="11.579cm" svg:height="6.082cm">
          <chartooo:coordinate-region svg:x="1.206cm" svg:y="2.518cm" svg:width="10.957cm" svg:height="5.235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CIENCE_DATA.B2:SCIENCE_DATA.B7" chart:label-cell-address="SCIENCE_DATA.B1:SCIENCE_DATA.B1" chart:class="chart:scatter">
            <chart:domain table:cell-range-address="SCIENCE_DATA.A2:SCIENCE_DATA.A7"/>
            <chart:data-point chart:repeated="6"/>
          </chart:series>
          <chart:series chart:style-name="ch9" chart:values-cell-range-address="SCIENCE_DATA.M2:SCIENCE_DATA.M7" chart:label-cell-address="SCIENCE_DATA.M1:SCIENCE_DATA.M1" chart:class="chart:scatter">
            <chart:data-point chart:repeated="6"/>
          </chart:series>
          <chart:series chart:style-name="ch10" chart:values-cell-range-address="SCIENCE_DATA.I2:SCIENCE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SCIENCE_DATA.B1:SCIENCE_DATA.B1</svg:desc>
                </draw:g>
              </table:table-cell>
              <table:table-cell office:value-type="string">
                <text:p>VIPS_tc</text:p>
                <draw:g>
                  <svg:desc>SCIENCE_DATA.M1:SCIENCE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CIENCE_DATA.A2:SCIENCE_DATA.A7</svg:desc>
                </draw:g>
              </table:table-cell>
              <table:table-cell office:value-type="float" office:value="0">
                <text:p>0</text:p>
                <draw:g>
                  <svg:desc>SCIENCE_DATA.B2:SCIENCE_DATA.B7</svg:desc>
                </draw:g>
              </table:table-cell>
              <table:table-cell office:value-type="float" office:value="0">
                <text:p>0</text:p>
                <draw:g>
                  <svg:desc>SCIENCE_DATA.M2:SCIENCE_DATA.M7</svg:desc>
                </draw:g>
              </table:table-cell>
              <table:table-cell office:value-type="float" office:value="6">
                <text:p>6</text:p>
                <draw:g>
                  <svg:desc>SCIENCE_DATA.I2:SCIENCE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6.62cm" svg:y="1.275cm" chart:style-name="ch3">
          <text:p>RECREATION</text:p>
        </chart:subtitle>
        <chart:legend chart:legend-position="end" svg:x="12.989cm" svg:y="3.703cm" style:legend-expansion="high" chart:style-name="ch4"/>
        <chart:plot-area chart:style-name="ch5" table:cell-range-address="RECREATION_DATA.A2:RECREATION_DATA.B7 RECREATION_DATA.B1:RECREATION_DATA.B1 RECREATION_DATA.M1:RECREATION_DATA.M7 'CORRECT BLOCKS'.A1:'CORRECT BLOCKS'.A1 RECREATION_DATA.I2:RECREATION_DATA.I7" chart:data-source-has-labels="row" svg:x="0.77cm" svg:y="2.318cm" svg:width="11.579cm" svg:height="6.082cm">
          <chartooo:coordinate-region svg:x="1.391cm" svg:y="2.518cm" svg:width="10.771cm" svg:height="5.235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ECREATION_DATA.B2:RECREATION_DATA.B7" chart:label-cell-address="RECREATION_DATA.B1:RECREATION_DATA.B1" chart:class="chart:scatter">
            <chart:domain table:cell-range-address="RECREATION_DATA.A2:RECREATION_DATA.A7"/>
            <chart:data-point chart:repeated="6"/>
          </chart:series>
          <chart:series chart:style-name="ch9" chart:values-cell-range-address="RECREATION_DATA.M2:RECREATION_DATA.M7" chart:label-cell-address="RECREATION_DATA.M1:RECREATION_DATA.M1" chart:class="chart:scatter">
            <chart:data-point chart:repeated="6"/>
          </chart:series>
          <chart:series chart:style-name="ch10" chart:values-cell-range-address="RECREATION_DATA.I2:RECREATION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RECREATION_DATA.B1:RECREATION_DATA.B1</svg:desc>
                </draw:g>
              </table:table-cell>
              <table:table-cell office:value-type="string">
                <text:p>VIPS_tc</text:p>
                <draw:g>
                  <svg:desc>RECREATION_DATA.M1:RECREATION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REATION_DATA.A2:RECREATION_DATA.A7</svg:desc>
                </draw:g>
              </table:table-cell>
              <table:table-cell office:value-type="float" office:value="0">
                <text:p>0</text:p>
                <draw:g>
                  <svg:desc>RECREATION_DATA.B2:RECREATION_DATA.B7</svg:desc>
                </draw:g>
              </table:table-cell>
              <table:table-cell office:value-type="float" office:value="0.5">
                <text:p>0.5</text:p>
                <draw:g>
                  <svg:desc>RECREATION_DATA.M2:RECREATION_DATA.M7</svg:desc>
                </draw:g>
              </table:table-cell>
              <table:table-cell office:value-type="float" office:value="13">
                <text:p>13</text:p>
                <draw:g>
                  <svg:desc>RECREATION_DATA.I2:RECREATION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7.321cm" svg:y="1.275cm" chart:style-name="ch3">
          <text:p>HOME</text:p>
        </chart:subtitle>
        <chart:legend chart:legend-position="end" svg:x="12.989cm" svg:y="3.703cm" style:legend-expansion="high" chart:style-name="ch4"/>
        <chart:plot-area chart:style-name="ch5" table:cell-range-address="HOME_DATA.A2:HOME_DATA.B7 HOME_DATA.B1:HOME_DATA.B1 HOME_DATA.M1:HOME_DATA.M7 'CORRECT BLOCKS'.A1:'CORRECT BLOCKS'.A1 HOME_DATA.I2:HOME_DATA.I7" chart:data-source-has-labels="row" svg:x="0.77cm" svg:y="2.318cm" svg:width="11.579cm" svg:height="6.082cm">
          <chartooo:coordinate-region svg:x="1.497cm" svg:y="2.517cm" svg:width="10.665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ME_DATA.B2:HOME_DATA.B7" chart:label-cell-address="HOME_DATA.B1:HOME_DATA.B1" chart:class="chart:scatter">
            <chart:domain table:cell-range-address="HOME_DATA.A2:HOME_DATA.A7"/>
            <chart:data-point chart:repeated="6"/>
          </chart:series>
          <chart:series chart:style-name="ch9" chart:values-cell-range-address="HOME_DATA.M2:HOME_DATA.M7" chart:label-cell-address="HOME_DATA.M1:HOME_DATA.M1" chart:class="chart:scatter">
            <chart:data-point chart:repeated="6"/>
          </chart:series>
          <chart:series chart:style-name="ch10" chart:values-cell-range-address="HOME_DATA.I2:HOME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HOME_DATA.B1:HOME_DATA.B1</svg:desc>
                </draw:g>
              </table:table-cell>
              <table:table-cell office:value-type="string">
                <text:p>VIPS_tc</text:p>
                <draw:g>
                  <svg:desc>HOME_DATA.M1:HOME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ME_DATA.A2:HOME_DATA.A7</svg:desc>
                </draw:g>
              </table:table-cell>
              <table:table-cell office:value-type="float" office:value="0.5">
                <text:p>0.5</text:p>
                <draw:g>
                  <svg:desc>HOME_DATA.B2:HOME_DATA.B7</svg:desc>
                </draw:g>
              </table:table-cell>
              <table:table-cell office:value-type="float" office:value="0.25">
                <text:p>0.25</text:p>
                <draw:g>
                  <svg:desc>HOME_DATA.M2:HOME_DATA.M7</svg:desc>
                </draw:g>
              </table:table-cell>
              <table:table-cell office:value-type="float" office:value="3.5">
                <text:p>3.5</text:p>
                <draw:g>
                  <svg:desc>HOME_DATA.I2:HOME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25">
                <text:p>1.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.25">
                <text:p>1.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1.25">
                <text:p>1.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1.25">
                <text:p>1.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1.75">
                <text:p>1.75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6.647cm" svg:y="1.275cm" chart:style-name="ch3">
          <text:p>COMPUTERS</text:p>
        </chart:subtitle>
        <chart:legend chart:legend-position="end" svg:x="12.989cm" svg:y="3.703cm" style:legend-expansion="high" chart:style-name="ch4"/>
        <chart:plot-area chart:style-name="ch5" table:cell-range-address="COMPUTERS_DATA.A2:COMPUTERS_DATA.B7 COMPUTERS_DATA.B1:COMPUTERS_DATA.B1 COMPUTERS_DATA.M1:COMPUTERS_DATA.M7 'CORRECT BLOCKS'.A1:'CORRECT BLOCKS'.A1 COMPUTERS_DATA.I2:COMPUTERS_DATA.I7" chart:data-source-has-labels="row" svg:x="0.77cm" svg:y="2.318cm" svg:width="11.579cm" svg:height="6.082cm">
          <chartooo:coordinate-region svg:x="1.497cm" svg:y="2.517cm" svg:width="10.665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COMPUTERS_DATA.B2:COMPUTERS_DATA.B7" chart:label-cell-address="COMPUTERS_DATA.B1:COMPUTERS_DATA.B1" chart:class="chart:scatter">
            <chart:domain table:cell-range-address="COMPUTERS_DATA.A2:COMPUTERS_DATA.A7"/>
            <chart:data-point chart:repeated="6"/>
          </chart:series>
          <chart:series chart:style-name="ch9" chart:values-cell-range-address="COMPUTERS_DATA.M2:COMPUTERS_DATA.M7" chart:label-cell-address="COMPUTERS_DATA.M1:COMPUTERS_DATA.M1" chart:class="chart:scatter">
            <chart:data-point chart:repeated="6"/>
          </chart:series>
          <chart:series chart:style-name="ch10" chart:values-cell-range-address="COMPUTERS_DATA.I2:COMPUTERS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COMPUTERS_DATA.B1:COMPUTERS_DATA.B1</svg:desc>
                </draw:g>
              </table:table-cell>
              <table:table-cell office:value-type="string">
                <text:p>VIPS_tc</text:p>
                <draw:g>
                  <svg:desc>COMPUTERS_DATA.M1:COMPUTERS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MPUTERS_DATA.A2:COMPUTERS_DATA.A7</svg:desc>
                </draw:g>
              </table:table-cell>
              <table:table-cell office:value-type="float" office:value="0">
                <text:p>0</text:p>
                <draw:g>
                  <svg:desc>COMPUTERS_DATA.B2:COMPUTERS_DATA.B7</svg:desc>
                </draw:g>
              </table:table-cell>
              <table:table-cell office:value-type="float" office:value="1">
                <text:p>1</text:p>
                <draw:g>
                  <svg:desc>COMPUTERS_DATA.M2:COMPUTERS_DATA.M7</svg:desc>
                </draw:g>
              </table:table-cell>
              <table:table-cell office:value-type="float" office:value="0">
                <text:p>0</text:p>
                <draw:g>
                  <svg:desc>COMPUTERS_DATA.I2:COMPUTERS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6.898cm" svg:y="1.275cm" chart:style-name="ch3">
          <text:p>REGIONAL</text:p>
        </chart:subtitle>
        <chart:legend chart:legend-position="end" svg:x="12.989cm" svg:y="3.703cm" style:legend-expansion="high" chart:style-name="ch4"/>
        <chart:plot-area chart:style-name="ch5" table:cell-range-address="REGIONAL_DATA.A2:REGIONAL_DATA.B7 REGIONAL_DATA.B1:REGIONAL_DATA.B1 REGIONAL_DATA.M1:REGIONAL_DATA.M7 'CORRECT BLOCKS'.A1:'CORRECT BLOCKS'.A1 REGIONAL_DATA.I2:REGIONAL_DATA.I7" chart:data-source-has-labels="row" svg:x="0.77cm" svg:y="2.318cm" svg:width="11.579cm" svg:height="6.082cm">
          <chartooo:coordinate-region svg:x="1.497cm" svg:y="2.517cm" svg:width="10.665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EGIONAL_DATA.B2:REGIONAL_DATA.B7" chart:label-cell-address="REGIONAL_DATA.B1:REGIONAL_DATA.B1" chart:class="chart:scatter">
            <chart:domain table:cell-range-address="REGIONAL_DATA.A2:REGIONAL_DATA.A7"/>
            <chart:data-point chart:repeated="6"/>
          </chart:series>
          <chart:series chart:style-name="ch9" chart:values-cell-range-address="REGIONAL_DATA.M2:REGIONAL_DATA.M7" chart:label-cell-address="REGIONAL_DATA.M1:REGIONAL_DATA.M1" chart:class="chart:scatter">
            <chart:data-point chart:repeated="6"/>
          </chart:series>
          <chart:series chart:style-name="ch10" chart:values-cell-range-address="REGIONAL_DATA.I2:REGIONAL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REGIONAL_DATA.B1:REGIONAL_DATA.B1</svg:desc>
                </draw:g>
              </table:table-cell>
              <table:table-cell office:value-type="string">
                <text:p>VIPS_tc</text:p>
                <draw:g>
                  <svg:desc>REGIONAL_DATA.M1:REGIONAL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GIONAL_DATA.A2:REGIONAL_DATA.A7</svg:desc>
                </draw:g>
              </table:table-cell>
              <table:table-cell office:value-type="float" office:value="0">
                <text:p>0</text:p>
                <draw:g>
                  <svg:desc>REGIONAL_DATA.B2:REGIONAL_DATA.B7</svg:desc>
                </draw:g>
              </table:table-cell>
              <table:table-cell office:value-type="float" office:value="0">
                <text:p>0</text:p>
                <draw:g>
                  <svg:desc>REGIONAL_DATA.M2:REGIONAL_DATA.M7</svg:desc>
                </draw:g>
              </table:table-cell>
              <table:table-cell office:value-type="float" office:value="4">
                <text:p>4</text:p>
                <draw:g>
                  <svg:desc>REGIONAL_DATA.I2:REGIONAL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TOTAL CORRECT BLOCKS</text:p>
        </chart:title>
        <chart:subtitle svg:x="7.334cm" svg:y="1.275cm" chart:style-name="ch3">
          <text:p>NEWS</text:p>
        </chart:subtitle>
        <chart:legend chart:legend-position="end" svg:x="12.989cm" svg:y="3.703cm" style:legend-expansion="high" chart:style-name="ch4"/>
        <chart:plot-area chart:style-name="ch5" table:cell-range-address="NEWS_DATA.A2:NEWS_DATA.B7 NEWS_DATA.B1:NEWS_DATA.B1 NEWS_DATA.M1:NEWS_DATA.M7 'CORRECT BLOCKS'.A1:'CORRECT BLOCKS'.A1 NEWS_DATA.I2:NEWS_DATA.I7" chart:data-source-has-labels="row" svg:x="0.77cm" svg:y="2.318cm" svg:width="11.579cm" svg:height="6.082cm">
          <chartooo:coordinate-region svg:x="1.391cm" svg:y="2.517cm" svg:width="10.771cm" svg:height="5.2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NEWS_DATA.B2:NEWS_DATA.B7" chart:label-cell-address="NEWS_DATA.B1:NEWS_DATA.B1" chart:class="chart:scatter">
            <chart:domain table:cell-range-address="NEWS_DATA.A2:NEWS_DATA.A7"/>
            <chart:data-point chart:repeated="6"/>
          </chart:series>
          <chart:series chart:style-name="ch9" chart:values-cell-range-address="NEWS_DATA.M2:NEWS_DATA.M7" chart:label-cell-address="NEWS_DATA.M1:NEWS_DATA.M1" chart:class="chart:scatter">
            <chart:data-point chart:repeated="6"/>
          </chart:series>
          <chart:series chart:style-name="ch10" chart:values-cell-range-address="NEWS_DATA.I2:NEWS_DATA.I7" chart:label-cell-address="'CORRECT BLOCKS'.A1:'CORRECT BLOCKS'.A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OM_tc</text:p>
                <draw:g>
                  <svg:desc>NEWS_DATA.B1:NEWS_DATA.B1</svg:desc>
                </draw:g>
              </table:table-cell>
              <table:table-cell office:value-type="string">
                <text:p>VIPS_tc</text:p>
                <draw:g>
                  <svg:desc>NEWS_DATA.M1:NEWS_DATA.M1</svg:desc>
                </draw:g>
              </table:table-cell>
              <table:table-cell office:value-type="string">
                <text:p>GT_blocks</text:p>
                <draw:g>
                  <svg:desc>'CORRECT BLOCKS'.A1:'CORRECT BLOCK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EWS_DATA.A2:NEWS_DATA.A7</svg:desc>
                </draw:g>
              </table:table-cell>
              <table:table-cell office:value-type="float" office:value="0.636363636363636">
                <text:p>0.636363636363636</text:p>
                <draw:g>
                  <svg:desc>NEWS_DATA.B2:NEWS_DATA.B7</svg:desc>
                </draw:g>
              </table:table-cell>
              <table:table-cell office:value-type="float" office:value="0.727272727272727">
                <text:p>0.727272727272727</text:p>
                <draw:g>
                  <svg:desc>NEWS_DATA.M2:NEWS_DATA.M7</svg:desc>
                </draw:g>
              </table:table-cell>
              <table:table-cell office:value-type="float" office:value="9.72727272727273">
                <text:p>9.72727272727273</text:p>
                <draw:g>
                  <svg:desc>NEWS_DATA.I2:NEWS_DATA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.45454545454545">
                <text:p>2.45454545454545</text:p>
              </table:table-cell>
              <table:table-cell office:value-type="float" office:value="2.04545454545455">
                <text:p>2.04545454545455</text:p>
              </table:table-cell>
              <table:table-cell office:value-type="float" office:value="9.72727272727273">
                <text:p>9.727272727272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